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3" style:family="table">
      <style:table-properties style:width="5.8125in" fo:margin-left="-0.0417in" fo:margin-top="0in" fo:margin-bottom="0in" table:align="left"/>
    </style:style>
    <style:style style:name="Table3.A" style:family="table-column">
      <style:table-column-properties style:column-width="0.8354in"/>
    </style:style>
    <style:style style:name="Table3.B" style:family="table-column">
      <style:table-column-properties style:column-width="4.9771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Table2" style:family="table">
      <style:table-properties style:width="5.8313in" fo:margin-left="-0.0417in" fo:margin-top="0in" fo:margin-bottom="0in" table:align="left"/>
    </style:style>
    <style:style style:name="Table2.A" style:family="table-column">
      <style:table-column-properties style:column-width="0.8354in"/>
    </style:style>
    <style:style style:name="Table2.B" style:family="table-column">
      <style:table-column-properties style:column-width="4.9958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1" style:family="table">
      <style:table-properties style:width="5.75in" fo:margin-left="-0.0417in" fo:margin-top="0in" fo:margin-bottom="0in" table:align="left"/>
    </style:style>
    <style:style style:name="Table1.A" style:family="table-column">
      <style:table-column-properties style:column-width="0.8243in"/>
    </style:style>
    <style:style style:name="Table1.B" style:family="table-column">
      <style:table-column-properties style:column-width="4.9257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3"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Heading_20_1">
      <loext:graphic-properties draw:fill-gradient-name="gradient" draw:fill-hatch-name="hatch"/>
      <style:paragraph-properties fo:margin-top="0in" fo:margin-bottom="0in" style:contextual-spacing="true" fo:break-before="page"/>
      <style:text-properties fo:font-weight="normal" officeooo:paragraph-rsid="0010d860" style:font-weight-asian="normal" style:font-weight-complex="normal"/>
    </style:style>
    <style:style style:name="P6"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7"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fo:font-weight="normal"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15"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43524"/>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35d3d"/>
    </style:style>
    <style:style style:name="P1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3a2b6"/>
    </style:style>
    <style:style style:name="P19" style:family="paragraph" style:parent-style-name="Standard">
      <style:paragraph-properties fo:text-align="end" style:justify-single-word="false">
        <style:tab-stops/>
      </style:paragraph-properties>
    </style:style>
    <style:style style:name="P20" style:family="paragraph" style:parent-style-name="Standard">
      <style:paragraph-properties fo:text-align="start" style:justify-single-word="false">
        <style:tab-stops/>
      </style:paragraph-properties>
    </style:style>
    <style:style style:name="P2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Roboto1" fo:font-size="13pt" officeooo:paragraph-rsid="00135d3d" style:font-size-asian="13pt" style:font-size-complex="13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3"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4" style:family="paragraph" style:parent-style-name="Text_20_body">
      <loext:graphic-properties draw:fill-gradient-name="gradient" draw:fill-hatch-name="hatch"/>
      <style:paragraph-properties fo:margin-top="0in" fo:margin-bottom="0in" style:contextual-spacing="true"/>
      <style:text-properties officeooo:rsid="0011e7d6" officeooo:paragraph-rsid="0011e7d6"/>
    </style:style>
    <style:style style:name="P25" style:family="paragraph" style:parent-style-name="Text_20_body">
      <loext:graphic-properties draw:fill-gradient-name="gradient" draw:fill-hatch-name="hatch"/>
      <style:paragraph-properties fo:margin-top="0in" fo:margin-bottom="0in" style:contextual-spacing="true"/>
      <style:text-properties officeooo:rsid="0012b8e6" officeooo:paragraph-rsid="0012b8e6"/>
    </style:style>
    <style:style style:name="P26" style:family="paragraph" style:parent-style-name="Text_20_body">
      <loext:graphic-properties draw:fill-gradient-name="gradient" draw:fill-hatch-name="hatch"/>
      <style:paragraph-properties fo:margin-top="0in" fo:margin-bottom="0in" style:contextual-spacing="true"/>
      <style:text-properties officeooo:rsid="0015f0df" officeooo:paragraph-rsid="0015f0df"/>
    </style:style>
    <style:style style:name="P27" style:family="paragraph" style:parent-style-name="Title">
      <loext:graphic-properties draw:fill-gradient-name="gradient" draw:fill-hatch-name="hatch"/>
      <style:paragraph-properties fo:margin-top="0in" fo:margin-bottom="0in" style:contextual-spacing="true"/>
      <style:text-properties officeooo:paragraph-rsid="0011e7d6"/>
    </style:style>
    <style:style style:name="P28"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normal" fo:background-color="transparent" style:font-weight-asian="normal" style:font-weight-complex="normal" loext:padding="0in" loext:border="none"/>
    </style:style>
    <style:style style:name="P29" style:family="paragraph" style:parent-style-name="Heading_20_2">
      <loext:graphic-properties draw:fill-gradient-name="gradient" draw:fill-hatch-name="hatch"/>
      <style:paragraph-properties fo:margin-top="0in" fo:margin-bottom="0in" style:contextual-spacing="true"/>
    </style:style>
    <style:style style:name="P30"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31" style:family="paragraph" style:parent-style-name="Heading_20_2">
      <loext:graphic-properties draw:fill-gradient-name="gradient" draw:fill-hatch-name="hatch"/>
      <style:paragraph-properties fo:margin-top="0in" fo:margin-bottom="0.0799in" style:contextual-spacing="true"/>
      <style:text-properties officeooo:paragraph-rsid="0010d860"/>
    </style:style>
    <style:style style:name="P32"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33" style:family="paragraph" style:parent-style-name="Heading_20_2">
      <loext:graphic-properties draw:fill-gradient-name="gradient" draw:fill-hatch-name="hatch"/>
      <style:paragraph-properties fo:margin-top="0in" fo:margin-bottom="0in" style:contextual-spacing="true"/>
      <style:text-properties officeooo:paragraph-rsid="0019c579"/>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fo:font-weight="bold" officeooo:rsid="0011e7d6" fo:background-color="transparent" loext:char-shading-value="0" loext:padding="0in" loext:border="none"/>
    </style:style>
    <style:style style:name="T3" style:family="text">
      <style:text-properties style:font-name="YouTube Sans" fo:background-color="transparent" loext:char-shading-value="0" loext:padding="0in" loext:border="none"/>
    </style:style>
    <style:style style:name="T4" style:family="text">
      <style:text-properties fo:font-variant="normal" fo:text-transform="none" fo:color="#0f0f0f" loext:opacity="100%" style:font-name="Roboto" fo:font-size="10.5pt" fo:letter-spacing="normal" fo:font-style="normal" fo:font-weight="normal"/>
    </style:style>
    <style:style style:name="T5" style:family="text">
      <style:text-properties fo:font-variant="normal" fo:text-transform="none" fo:color="#0f0f0f" loext:opacity="100%" style:font-name="Roboto" fo:font-size="10.5pt" fo:letter-spacing="normal" fo:font-style="normal" fo:font-weight="normal" officeooo:rsid="0023e46a"/>
    </style:style>
    <style:style style:name="T6" style:family="text">
      <style:text-properties fo:font-variant="normal" fo:text-transform="none" fo:color="#0f0f0f" loext:opacity="100%" style:font-name="Roboto" fo:font-size="10.5pt" fo:letter-spacing="normal" fo:font-style="normal" fo:font-weight="normal" officeooo:rsid="0010d860"/>
    </style:style>
    <style:style style:name="T7" style:family="text">
      <style:text-properties fo:font-variant="normal" fo:text-transform="none" fo:color="#0f0f0f" loext:opacity="100%" style:font-name="Roboto" fo:font-size="10.5pt" fo:letter-spacing="normal" fo:font-style="normal" fo:font-weight="normal" officeooo:rsid="0019a978"/>
    </style:style>
    <style:style style:name="T8" style:family="text">
      <style:text-properties fo:font-variant="normal" fo:text-transform="none" fo:color="#0f0f0f" loext:opacity="100%" style:font-name="Roboto" fo:font-size="10.5pt" fo:letter-spacing="normal" fo:font-style="normal" fo:font-weight="normal" officeooo:rsid="0019a978" fo:background-color="transparent" loext:char-shading-value="0" style:font-size-asian="13pt" style:font-size-complex="13pt" loext:padding="0in" loext:border="none"/>
    </style:style>
    <style:style style:name="T9" style:family="text">
      <style:text-properties fo:font-variant="normal" fo:text-transform="none" fo:color="#0f0f0f" loext:opacity="100%" style:font-name="Roboto" fo:font-size="10.5pt" fo:letter-spacing="normal" fo:font-style="normal" fo:font-weight="normal" officeooo:rsid="00135d3d" fo:background-color="transparent" loext:char-shading-value="0" style:font-size-asian="13pt" style:font-size-complex="13pt" loext:padding="0in" loext:border="none"/>
    </style:style>
    <style:style style:name="T10"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11" style:family="text">
      <style:text-properties fo:font-variant="normal" fo:text-transform="none" fo:color="#0f0f0f" loext:opacity="100%" fo:letter-spacing="normal" fo:font-style="normal" fo:font-weight="normal"/>
    </style:style>
    <style:style style:name="T12" style:family="text">
      <style:text-properties fo:font-variant="normal" fo:text-transform="none" fo:color="#0f0f0f" loext:opacity="100%" fo:letter-spacing="normal" fo:font-style="normal" fo:font-weight="normal" officeooo:rsid="0019a978" fo:background-color="transparent" loext:char-shading-value="0" loext:padding="0in" loext:border="none"/>
    </style:style>
    <style:style style:name="T13" style:family="text">
      <style:text-properties fo:font-variant="normal" fo:text-transform="none" fo:color="#0f0f0f" loext:opacity="100%" fo:letter-spacing="normal" fo:font-style="normal" fo:font-weight="normal" officeooo:rsid="00135d3d" fo:background-color="transparent" loext:char-shading-value="0" loext:padding="0in" loext:border="none"/>
    </style:style>
    <style:style style:name="T14" style:family="text">
      <style:text-properties fo:font-variant="normal" fo:text-transform="none" fo:color="#0f0f0f" loext:opacity="100%" fo:letter-spacing="normal" fo:font-style="normal" fo:font-weight="normal" officeooo:rsid="0019c579" fo:background-color="transparent" loext:char-shading-value="0" loext:padding="0in" loext:border="none"/>
    </style:style>
    <style:style style:name="T15" style:family="text">
      <style:text-properties officeooo:rsid="001a63e3"/>
    </style:style>
    <style:style style:name="T16" style:family="text">
      <style:text-properties officeooo:rsid="0010d860"/>
    </style:style>
    <style:style style:name="T17" style:family="text">
      <style:text-properties officeooo:rsid="0011e7d6"/>
    </style:style>
    <style:style style:name="T18" style:family="text">
      <style:text-properties officeooo:rsid="0012b8e6"/>
    </style:style>
    <style:style style:name="T19" style:family="text">
      <style:text-properties officeooo:rsid="00135d3d"/>
    </style:style>
    <style:style style:name="T20" style:family="text">
      <style:text-properties officeooo:rsid="00143524"/>
    </style:style>
    <style:style style:name="T21" style:family="text">
      <style:text-properties fo:language="en" fo:country="PH" officeooo:rsid="00143524"/>
    </style:style>
    <style:style style:name="T22" style:family="text">
      <style:text-properties officeooo:rsid="0019c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ActInf Livestream </text:span><text:span text:style-name="T2">#</text:span><text:span text:style-name="T1">041 ~ “Extended active inference: Constructing predictive cognition beyond skulls”</text:span></text:p>
      <text:p text:style-name="P22"/>
      <text:p text:style-name="P22"/>
      <text:p text:style-name="P21"><text:span text:style-name="T12">Discussion</text:span><text:span text:style-name="T14">s</text:span><text:span text:style-name="T12"> of the </text:span><text:span text:style-name="T13">Dec. 2020</text:span><text:span text:style-name="T12"> paper “</text:span><text:span text:style-name="T11">Extended active inference: Constructing predictive cognition beyond skulls</text:span><text:span text:style-name="T12">” by Axel Constant, Andy Clark, Michael Kirchhoff, </text:span><text:span text:style-name="T13">&amp; </text:span><text:span text:style-name="T12">Karl J. Friston.</text:span></text:p>
      <text:p text:style-name="P9"/>
      <text:p text:style-name="P7"><text:a xlink:type="simple" xlink:href="https://onlinelibrary.wiley.com/doi/10.1111/mila.12330" text:style-name="Internet_20_link" text:visited-style-name="Visited_20_Internet_20_Link"><text:span text:style-name="T3">https://onlinelibrary.wiley.com/doi/10.1111/mila.12330</text:span></text:a></text:p>
      <text:p text:style-name="P28"/>
      <text:p text:style-name="P22"/>
      <text:p text:style-name="P22"/>
      <text:p text:style-name="P1">Presented by Active Inference Institute in 2022</text:p>
      <text:p text:style-name="P8"/>
      <text:h text:style-name="P6" text:outline-level="1"><text:span text:style-name="T15">Session </text:span>0<text:span text:style-name="T17">41</text:span>.0, <text:span text:style-name="T20">April 5</text:span><text:span text:style-name="T15">, 2022</text:span></text:h>
      <text:p text:style-name="P23"><text:a xlink:type="simple" xlink:href="https://www.youtube.com/watch?v=99xQbWozPjc" text:style-name="Internet_20_link" text:visited-style-name="Visited_20_Internet_20_Link"/></text:p>
      <text:p text:style-name="P23"><text:a xlink:type="simple" xlink:href="https://youtu.be/VsOqIxNYpPQ" text:style-name="Internet_20_link" text:visited-style-name="Visited_20_Internet_20_Link">https://youtu.be/VsOqIxNYpPQ</text:a></text:p>
      <text:p text:style-name="P23"/>
      <text:p text:style-name="P16"><text:span text:style-name="T6">This video is a</text:span><text:span text:style-name="T4">n introduction for some of the ideas </text:span><text:span text:style-name="T5">in the paper.</text:span></text:p>
      <text:p text:style-name="P10"/>
      <text:p text:style-name="P16"/>
      <text:p text:style-name="P8"/>
      <text:h text:style-name="P29" text:outline-level="2"><text:span text:style-name="T16">SESSION SPEAKER</text:span>S</text:h>
      <text:p text:style-name="P3">Daniel Ari Friedman, <text:span text:style-name="T21">Dean Tickles</text:span></text:p>
      <text:p text:style-name="P3"/>
      <text:p text:style-name="P3"/>
      <text:h text:style-name="P30" text:outline-level="2">CONTENTS</text:h>
      <table:table table:name="Table3" table:style-name="Table3">
        <table:table-column table:style-name="Table3.A"/>
        <table:table-column table:style-name="Table3.B"/>
        <table:table-row table:style-name="Table3.1">
          <table:table-cell table:style-name="Table3.A1" office:value-type="string">
            <text:p text:style-name="P19">00:29</text:p>
          </table:table-cell>
          <table:table-cell table:style-name="Table3.A1" office:value-type="string">
            <text:p text:style-name="P20">Intro and welcome.</text:p>
          </table:table-cell>
        </table:table-row>
        <table:table-row table:style-name="Table3.1">
          <table:table-cell table:style-name="Table3.A1" office:value-type="string">
            <text:p text:style-name="P19">01:23</text:p>
          </table:table-cell>
          <table:table-cell table:style-name="Table3.A1" office:value-type="string">
            <text:p text:style-name="P20">Constructing predictive cognition beyond skulls.</text:p>
          </table:table-cell>
        </table:table-row>
        <table:table-row table:style-name="Table3.1">
          <table:table-cell table:style-name="Table3.A1" office:value-type="string">
            <text:p text:style-name="P19">03:21</text:p>
          </table:table-cell>
          <table:table-cell table:style-name="Table3.A1" office:value-type="string">
            <text:p text:style-name="P20">The nascent features of offloading.</text:p>
          </table:table-cell>
        </table:table-row>
        <table:table-row table:style-name="Table3.1">
          <table:table-cell table:style-name="Table3.A1" office:value-type="string">
            <text:p text:style-name="P19">04:13</text:p>
          </table:table-cell>
          <table:table-cell table:style-name="Table3.A1" office:value-type="string">
            <text:p text:style-name="P20">The paper’s aims and claims.</text:p>
          </table:table-cell>
        </table:table-row>
        <table:table-row table:style-name="Table3.1">
          <table:table-cell table:style-name="Table3.A1" office:value-type="string">
            <text:p text:style-name="P19">11:30</text:p>
          </table:table-cell>
          <table:table-cell table:style-name="Table3.A1" office:value-type="string">
            <text:p text:style-name="P20">The big question.</text:p>
          </table:table-cell>
        </table:table-row>
        <table:table-row table:style-name="Table3.1">
          <table:table-cell table:style-name="Table3.A1" office:value-type="string">
            <text:p text:style-name="P19">16:21</text:p>
          </table:table-cell>
          <table:table-cell table:style-name="Table3.A1" office:value-type="string">
            <text:p text:style-name="P20">The simplicity active inference lab.</text:p>
          </table:table-cell>
        </table:table-row>
        <table:table-row table:style-name="Table3.1">
          <table:table-cell table:style-name="Table3.A1" office:value-type="string">
            <text:p text:style-name="P19">17:20</text:p>
          </table:table-cell>
          <table:table-cell table:style-name="Table3.A1" office:value-type="string">
            <text:p text:style-name="P20">Cognitive niche summary.</text:p>
          </table:table-cell>
        </table:table-row>
        <table:table-row table:style-name="Table3.1">
          <table:table-cell table:style-name="Table3.A1" office:value-type="string">
            <text:p text:style-name="P19">22:14</text:p>
          </table:table-cell>
          <table:table-cell table:style-name="Table3.A1" office:value-type="string">
            <text:p text:style-name="P20">The concept of active inference.</text:p>
          </table:table-cell>
        </table:table-row>
        <table:table-row table:style-name="Table3.1">
          <table:table-cell table:style-name="Table3.A1" office:value-type="string">
            <text:p text:style-name="P19">34:05</text:p>
          </table:table-cell>
          <table:table-cell table:style-name="Table3.A1" office:value-type="string">
            <text:p text:style-name="P20">A sense of cues in communication.</text:p>
          </table:table-cell>
        </table:table-row>
        <table:table-row table:style-name="Table3.1">
          <table:table-cell table:style-name="Table3.A1" office:value-type="string">
            <text:p text:style-name="P19">35:09</text:p>
          </table:table-cell>
          <table:table-cell table:style-name="Table3.A1" office:value-type="string">
            <text:p text:style-name="P20">The upload download metaphor.</text:p>
          </table:table-cell>
        </table:table-row>
        <table:table-row table:style-name="Table3.1">
          <table:table-cell table:style-name="Table3.A1" office:value-type="string">
            <text:p text:style-name="P19">39:19</text:p>
          </table:table-cell>
          <table:table-cell table:style-name="Table3.A1" office:value-type="string">
            <text:p text:style-name="P20">The generative model.</text:p>
          </table:table-cell>
        </table:table-row>
        <table:table-row table:style-name="Table3.1">
          <table:table-cell table:style-name="Table3.A1" office:value-type="string">
            <text:p text:style-name="P19">49:26</text:p>
          </table:table-cell>
          <table:table-cell table:style-name="Table3.A1" office:value-type="string">
            <text:p text:style-name="P20">The inbetween between.</text:p>
          </table:table-cell>
        </table:table-row>
        <table:table-row table:style-name="Table3.1">
          <table:table-cell table:style-name="Table3.A1" office:value-type="string">
            <text:p text:style-name="P19">50:46</text:p>
          </table:table-cell>
          <table:table-cell table:style-name="Table3.A1" office:value-type="string">
            <text:p text:style-name="P20">Surprise minimization and concentric loops.</text:p>
          </table:table-cell>
        </table:table-row>
        <table:table-row table:style-name="Table3.1">
          <table:table-cell table:style-name="Table3.A1" office:value-type="string">
            <text:p text:style-name="P19">54:08</text:p>
          </table:table-cell>
          <table:table-cell table:style-name="Table3.A1" office:value-type="string">
            <text:p text:style-name="P20">How to talk about the psychological niches.</text:p>
          </table:table-cell>
        </table:table-row>
        <text:soft-page-break/>
        <table:table-row table:style-name="Table3.1">
          <table:table-cell table:style-name="Table3.A1" office:value-type="string">
            <text:p text:style-name="P19">59:44</text:p>
          </table:table-cell>
          <table:table-cell table:style-name="Table3.A1" office:value-type="string">
            <text:p text:style-name="P20">The cognition niche.</text:p>
          </table:table-cell>
        </table:table-row>
        <table:table-row table:style-name="Table3.1">
          <table:table-cell table:style-name="Table3.A1" office:value-type="string">
            <text:p text:style-name="P19">1:06:19</text:p>
          </table:table-cell>
          <table:table-cell table:style-name="Table3.A1" office:value-type="string">
            <text:p text:style-name="P20">Joint self evidencing.</text:p>
          </table:table-cell>
        </table:table-row>
        <table:table-row table:style-name="Table3.1">
          <table:table-cell table:style-name="Table3.A1" office:value-type="string">
            <text:p text:style-name="P19">1:07:58</text:p>
          </table:table-cell>
          <table:table-cell table:style-name="Table3.A1" office:value-type="string">
            <text:p text:style-name="P20">The triangle and the star.</text:p>
          </table:table-cell>
        </table:table-row>
        <table:table-row table:style-name="Table3.1">
          <table:table-cell table:style-name="Table3.A1" office:value-type="string">
            <text:p text:style-name="P19">1:14:37</text:p>
          </table:table-cell>
          <table:table-cell table:style-name="Table3.A1" office:value-type="string">
            <text:p text:style-name="P20">The psychological niche.</text:p>
          </table:table-cell>
        </table:table-row>
        <table:table-row table:style-name="Table3.1">
          <table:table-cell table:style-name="Table3.A1" office:value-type="string">
            <text:p text:style-name="P19">1:17:34</text:p>
          </table:table-cell>
          <table:table-cell table:style-name="Table3.A1" office:value-type="string">
            <text:p text:style-name="P20">The functional niche.</text:p>
          </table:table-cell>
        </table:table-row>
        <table:table-row table:style-name="Table3.1">
          <table:table-cell table:style-name="Table3.A1" office:value-type="string">
            <text:p text:style-name="P19">1:25:32</text:p>
          </table:table-cell>
          <table:table-cell table:style-name="Table3.A1" office:value-type="string">
            <text:p text:style-name="P20">The E-AI parts.</text:p>
          </table:table-cell>
        </table:table-row>
        <table:table-row table:style-name="Table3.1">
          <table:table-cell table:style-name="Table3.A1" office:value-type="string">
            <text:p text:style-name="P19">1:35:26</text:p>
          </table:table-cell>
          <table:table-cell table:style-name="Table3.A1" office:value-type="string">
            <text:p text:style-name="P20">Diachronic cognition.</text:p>
          </table:table-cell>
        </table:table-row>
        <table:table-row table:style-name="Table3.1">
          <table:table-cell table:style-name="Table3.A1" office:value-type="string">
            <text:p text:style-name="P19">1:44:39</text:p>
          </table:table-cell>
          <table:table-cell table:style-name="Table3.A1" office:value-type="string">
            <text:p text:style-name="P20">Physiological vs psychological blankets.</text:p>
          </table:table-cell>
        </table:table-row>
      </table:table>
      <text:p text:style-name="Standard"/>
      <text:h text:style-name="P32" text:outline-level="2">TRANSCRIPT</text:h>
      <text:p text:style-name="P4"/>
      <text:p text:style-name="P4"/>
      <text:p text:style-name="P4">00:29 Daniel:</text:p>
      <text:p text:style-name="P4">Alright. Hello and welcome everyone. It's ActInf Lab Livestream number 41.0 on April 2022. Four squared, two comma 2022. We're discussing the paper "Extended active inference: Constructing predictive cognition beyond skulls."</text:p>
      <text:p text:style-name="P4">So welcome to the ActInf lab, everyone. We're a participatory online lab that is communicating, learning and practicing applied active inference. You can find us at some of the links here. This is recorded in an archived livestream, so please provide us with feedback so we can improve our work. All backgrounds and perspectives are welcome and we'll be following good video etiquette for live streams.</text:p>
      <text:p text:style-name="P4">Head over ActiveInference.org to learn more about what is happening in ActInf Lab. We're here today in Actinf Stream number 410, where we are learning and discussing the paper "Extended active inference: Constructing Predictive Cognition Beyond Skulls by Axel Constant, Andy Clark, Michael Kirchhoff and Karl Friston from December 2020 - so long ago!</text:p>
      <text:p text:style-name="P4">And this video is an interoception for some of the ideas and some of the pieces of the paper. It's not a review or a final word.</text:p>
      <text:p text:style-name="P4">And the dot one is just us getting excited and doing our preparation. So that the dot one and the dot two, the participatory group discussions. We can start to unpack them more. We're going to go over some aims and claims, keywords abstract and the road map of the paper, address the big question and then walk through some of the figures and formalisms. And the coming weeks we'll have a dot one of the two, which of course are open to anyone who wants to join.</text:p>
      <text:p text:style-name="P4">So we'll just begin by saying hello and any thoughts we have. I'm Daniel, I'm a researcher in California.</text:p>
      <text:p text:style-name="P4">02:33 And on the topic of distributed or extended cognitive processes, Dean really appreciated co stigmagically extended in space and time collaborating with you on the slides. I loved your first pass on the slides and it just made me remark on how different it is to be involved in distributed cognitive process versus the kind that can just play out in the quiet room within the skull. And that's like just one example of what this whole paper and extended mind extended cognitive area is about, is actually, among other things, respecting those kinds of processes and thinking about how to frame them.</text:p>
      <text:p text:style-name="P4">So that is obviously something we'll be talking about a lot more. Over to you.</text:p>
      <text:p text:style-name="P4"/>
      <text:p text:style-name="P4">03:23 Dean:</text:p>
      <text:p text:style-name="P4">Hi. My name is Dean. I'm up here in Calgary and I think what I really liked about this paper is their <text:soft-page-break/>ability to sort of say there's some ways that we've been looking at this question of how far does the process go?</text:p>
      <text:p text:style-name="P4">And then there's this paper which introduces a new way of maybe having a conversation around that. They talk about things like uploading, entailing, some of the more nascent features of offloading. And so that to me has the potential of morphing because we've done a lot of morphology lately, from subject matter expertise to prediction matter expertise. If somebody can also hold up an egg and a chicken for examples. So I'm kind of excited about that.</text:p>
      <text:p text:style-name="P4"/>
      <text:p text:style-name="P4">04:13 Daniel:</text:p>
      <text:p text:style-name="P4">Okay, excellent. Into the paper we go. So the paper link is provided here. And as stated, it's from 2020.</text:p>
      <text:p text:style-name="P4">Why don't you summarize what you felt some of the key aims and claims were?</text:p>
      <text:p text:style-name="P4"/>
      <text:p text:style-name="P4">04:34 Dean:</text:p>
      <text:p text:style-name="P4">Well, I'll summarize aims. You can summarize the claims. For me, the aim was to be able to optimize organisms generative models, which a cognitive niche construction implies. But these authors essentially sort of put that out there. They articulate that it reviews generic predictive approaches to niche construction.</text:p>
      <text:p text:style-name="P4">It takes and looks at both the function and the psychological components of what that active generation of a cognitive niche might be. And then they argue for and I think this is the critical bullet, an extended active inference, henceforth EAI, based on our model of cognition niche construction. So there's a model within the modeling universe. This is theirs.</text:p>
      <text:p text:style-name="P4"/>
      <text:p text:style-name="P4">05:28 Daniel:</text:p>
      <text:p text:style-name="P4">Excellent.</text:p>
      <text:p text:style-name="P4">Yes. As we'll explore, they aim towards reconciling some of the functional and grounded and embodied aspects of what is known as the cognitive niche with some of the essentially metaphysical in the sense that they're not as embodied. They're like purely cognitive features of or psychological features of the cognitive niche. So that's kind of where they aim. And yes, they aim for a synthesis reflected in the EAI idea.</text:p>
      <text:p text:style-name="P4">So some of the claims in the paper so these are things where it's like you could ask whether these are valid assertions or assumptions. Cognitive niche construction, which, again, they're thinking of in a functional and psychological sense, is the process whereby organisms create and maintain Costa effect models of their niche as guides for fitness influencing behavior. So it's kind of like extended autopoesis self maintenance, but not just at the level of the epithelia of, like, a cognition boundary.</text:p>
      <text:p text:style-name="P4">06:30 Extended mind theory claims that cognitive processes extend beyond the brain to include predictable states of the world, statistical regularities in the generative process, and how to leverage those processes. Active inference and predictive processing in cognition science assume that organisms embody predictive, which is generative model models of the world optimized by standard cognitive functions like perception, action, learning, so putting different cognition features on common grounding.</text:p>
      <text:p text:style-name="P4">Those are some of the aims of claims of the paper. Let's see how they get there. Here's a few of the keywords that were in the paper. Active inference affordance capacities for action, availabilities for <text:soft-page-break/>action cognitive niche construction, which we'll go into a lot more ecological psychology, which is something that's been around for decades.</text:p>
      <text:p text:style-name="P4">07:31 It's about breaking the psyche out of the skull and that's very related to extended mind and then predictive processing and this sort of anticipatory perspective and the real time signal processing, action loop, all these things that are, like, active by another word or kind of like the latent protoactive threads that are brought together here.</text:p>
      <text:p text:style-name="P4">Anything to add on keywords?</text:p>
      <text:p text:style-name="P4"/>
      <text:p text:style-name="P4">07:58 Dean:</text:p>
      <text:p text:style-name="P4">No?</text:p>
      <text:p text:style-name="P4"/>
      <text:p text:style-name="P4">08:00 Daniel:</text:p>
      <text:p text:style-name="P4">Okay, I'll be the abstract, and then you can feel free to give a thought. Cognitive niche construction is the process whereby organisms create and maintain cause effect models of their niche as guides for fitness influencing behavior. Extended mind theory claims that cognitive processes extend beyond the brain to include predictable states of the world active inference and predictive processing and cognition.</text:p>
      <text:p text:style-name="P4">Science assume that organisms embody predictive I e. Generative model models of the world optimized by standard cognitive functions, e. G perception, action learning. This paper presents an active inference formulation that views cognitive niche construction as a cognitive function aimed at optimizing organism's generative models. We call that process of optimization extended active inference.</text:p>
      <text:p text:style-name="P4"/>
      <text:p text:style-name="P4">08:50 Dean:</text:p>
      <text:p text:style-name="P4">What do I think about that? I think of it from the view of a professional setting as an example of an environment and how that professional setting traditionally is not necessarily seen the agents within it. Like, we sometimes consider the internalities within the epithelial limits, but we very much depend on those things functioning correctly. So this kind of opens up a little tiny portal into how our imaginations might be able to sort of access that.</text:p>
      <text:p text:style-name="P4"/>
      <text:p text:style-name="P4">09:34 Daniel:</text:p>
      <text:p text:style-name="P4">It makes me think about, like the professional setting, the professional niche. Is that something that's just reflected in the skill of the expert or the professional as a person? Or is the setting something that's attributes where it wouldn't be possible to locate or focalize it within the school of any individual, while also recognizing, for example, that a lesion inside of the school of a person in a professional setting would chaos. Kim so we don't need to, like, deny brain functionalism to have an extended yes and approach to cognitive system. So what are we going to find out when we go down that way?</text:p>
      <text:p text:style-name="P4">Well, here's some of the signposts along that way. This is their roadmap. How they get from discussing previous work in the extended mind and cognition niche area towards their concept of extended active inference.</text:p>
      <text:p text:style-name="P4">10:34 The introduction covers some of the core background concepts like cognitive niche, active inference, and the extended mind. They then kind of lay out where they're going to go in section two, <text:soft-page-break/>the functional and psychological niches under active inference, they partition or delineate different ways of thinking about the cognitive niche into a psychological and a functional component and then present a case study.</text:p>
      <text:p text:style-name="P4">There's also figures that we'll walk through and through the presentation of this disambiguation of cognitive niche and case study in connection to the active inference models. They present extended active inference EAI and then discuss several features or aspects of EAI, like the parody principle, which will come back to, of course, functional isomorphisms, epistemic actions and diatronic cognition under EAI. Anything to add on the roadmap?</text:p>
      <text:p text:style-name="P4"/>
      <text:p text:style-name="P4">11:33 Dean:</text:p>
      <text:p text:style-name="P4">No. Let's get the big question here.</text:p>
      <text:p text:style-name="P4"/>
      <text:p text:style-name="P4">11:36 Daniel:</text:p>
      <text:p text:style-name="P4">Go for the big question.</text:p>
      <text:p text:style-name="P4"/>
      <text:p text:style-name="P4">11:39 Dean:</text:p>
      <text:p text:style-name="P4">Okay, I'll just read it off the slide here. The set of questions that fall within our scope relates to the computational function of cognitive extensions and the developmental and intergenerational. So we're going to talk about a little bit of a temporal thing here process whereby this computational function emerges. Given the cognitive niche is sometimes studied as a ecological habitat refers to the set of organisms niche relations that offer organisms relevant affordance.</text:p>
      <text:p text:style-name="P4">And two, the cognition niche is sometimes study as a functional habitat refers to the set of resources that support species specific tasks. That's the behavior angle then this means that one must define the functional habitat on the background of the organism's phenotypic dispositions. This is where Daniel's expertise can step in. For example, books are part of the functional habitats of humans because of humans ability to read. But they're not part of the beaver's functional habitat unless of course the beaver wants to include it as part of their environmental structure which if they're an imaginal beaver, maybe they do.</text:p>
      <text:p text:style-name="P4">12:43 The psychological and functional habitats can be part of the same overall physical habitat. My question then was how then do cognitive extensions exist? We're not answering that today, but we're parking that for future conversation.</text:p>
      <text:p text:style-name="P4"/>
      <text:p text:style-name="P4">13:01 Daniel:</text:p>
      <text:p text:style-name="P4">There's a famous quote in biology nothing makes sense except in the light of evolution and a million other mutations on that. And we've talked about eco evo evo in biology like the importance of thinking holistically about ecology and evolution and development processes that entail different mechanisms and play out over different scales to influence phenotype as studied. And what I see here is ecology which has been dancing with cognition. That's the ecological cognitive area, ecological psychology. Then there's developmental psychology, of course, how does learning happen?</text:p>
      <text:p text:style-name="P4">And then there's evolutionary psychology and any of those field people can take or leave. But it's almost like we're going to dissolve those couplets into just ecoevo and devo pull them away from the cognition, from developmental, ecological and evolutionary cognition and then bring it all back <text:soft-page-break/>together.</text:p>
      <text:p text:style-name="P4">14:07 So no one's denying that humans don't read books or that beavers don't make a damn or anything like that. So what are we really getting at here? It's a different way to recombine and reframe how we think about cognition and biology.</text:p>
      <text:p text:style-name="P4"/>
      <text:p text:style-name="P4">14:24 Dean:</text:p>
      <text:p text:style-name="P4">Can I just add one thing to that because thank you. A decade and even two decades ago, there's a real push of real philosophical density forming around the idea of hands on science. But this questions what can we get our hands on? Because again, if you want to simplify it and just say oh, if we give everybody a chance to touch the beaver kit, that will somehow change their understanding of beaver behavior. What you just described says no.</text:p>
      <text:p text:style-name="P4">What that will give us is an understanding of the dimension that their fur all seems to set up as. Right? So again, we have to be careful that we don't come up with these oh, here's the way to solve all of these really complex issues.</text:p>
      <text:p text:style-name="P4"/>
      <text:p text:style-name="P4">15:15 Daniel:</text:p>
      <text:p text:style-name="P4">The hands on example also image me think about how you could still have a very brain based approach to thinking about hands on condition, some could say. It's been shown that when there's multi sensory engagement that the learner updates their cognitive model more rapidly.</text:p>
      <text:p text:style-name="P4">So multisensory learning or experience driven learning is more engaging for science. It keeps people in the game longer they learn the concepts better. That is still within the individual intra Bull paradigm. But it starts moving into the periphery and the peripersonal space and it's like, where is this extended cognitive process? Aren't the hands always on something or.</text:p>
      <text:p text:style-name="P4"/>
      <text:p text:style-name="P4">16:00 Dean:</text:p>
      <text:p text:style-name="P4">I'm sure there's literally on are they on an abstraction? That's the big question, right? Yeah. It gets really interesting in a hurry. If you want to take a quantum bike ride with Chris Fields, you dot two be able to explain how that works.</text:p>
      <text:p text:style-name="P4"/>
      <text:p text:style-name="P4">16:21 Daniel:</text:p>
      <text:p text:style-name="P4">Another piece I just can't help, but it's from the active textbook.</text:p>
      <text:p text:style-name="P4"/>
      <text:p text:style-name="P4">16:26 Dean:</text:p>
      <text:p text:style-name="P4">I can't help myself.</text:p>
      <text:p text:style-name="P4"/>
      <text:p text:style-name="P4">16:28 Daniel:</text:p>
      <text:p text:style-name="P4">I have a new car. I have to drive it. This is on the first page of the preface to illustrate the Simplicity Active Inference Lab and what we are trying to explain.</text:p>
      <text:p text:style-name="P4">Place your fingertips gently on your leg. Keep them there motionless for a second or two. Now, does your leg feel rough or smooth if you had to move your fingers to events, a feeling of roughness or smoothness, you have discovered a fundamental active inference. To feel is to palpate, to see us, to look, to hear us, to listen. So if you can't with your hands on, with a finger on, if the pants don't have a <text:soft-page-break/>feeling of smoothness or roughness except force as a function of action, what are we handling?</text:p>
      <text:p text:style-name="P4">Grasping, comprehending with cognitive things.</text:p>
      <text:p text:style-name="P4"/>
      <text:p text:style-name="P4">17:16 Dean:</text:p>
      <text:p text:style-name="P4">Right. That whole niche development thing which we're going to get into today.</text:p>
      <text:p text:style-name="P4"/>
      <text:p text:style-name="P4">17:20 Daniel:</text:p>
      <text:p text:style-name="P4">All right. Awesome.</text:p>
      <text:p text:style-name="P4">So, cognitive niche section one, one one. Do you want to give a first summary on any parts you think are important?</text:p>
      <text:p text:style-name="P4"/>
      <text:p text:style-name="P4">17:31 Dean:</text:p>
      <text:p text:style-name="P4">Well, I'm going to just read some of the stuff from the paper itself. I threw a few references in here as well. But in cognition science, a form of instrumental intelligence to be in Devoria, if I hope I'm pronouncing that correctly.</text:p>
      <text:p text:style-name="P4">Free and maintain cause effect models of the world as guides for prejudging. Which courses of action will lead to which results? We've had a few conversations about guides in the new year 2022, so I thought that was interesting. Residues in the environment act as cues and prompts concept development niche as where and when your genes act. Given the epigenetic envelope over selective niche as genetic information inherited, I thought that made a clear differentiation.</text:p>
      <text:p text:style-name="P4">The concept of cognition niche that we're referring to here is a sort of hybrid. Again, I love this. Between concepts of the selective developmental and cognition niches, this paper's questions fall under that.</text:p>
      <text:p text:style-name="P4">18:40 Which conceptual function emerges? Sorry, computational function emerges.</text:p>
      <text:p text:style-name="P4">Bottom line is they say that there are things in the timeline of the environment which are passed along. So how do we explain that? Through a lot of different ways, but active inference in particular. And so that's what this is about. And so, again, I threw a couple of different ways in terms of explaining the cognition load aspect of that.</text:p>
      <text:p text:style-name="P4">Like, why would we download or offload or upload into the environment, and why would the next generation necessarily be able to pick up on that through some sort of pointing or signaling effort?</text:p>
      <text:p text:style-name="P4"/>
      <text:p text:style-name="P4">19:34 Daniel:</text:p>
      <text:p text:style-name="P4">What were you getting at with the cognitive niche for enabling somebody to learn and apply active inference and about how that relates to professional or other settings inside and outside of academia?</text:p>
      <text:p text:style-name="P4"/>
      <text:p text:style-name="P4">19:48 Dean:</text:p>
      <text:p text:style-name="P4">Well, the enabling part is what I was really wondering about. So how is that set up? Is there a set the condition for that? Or are what they described in here as is something variant retained, meaning condition set.</text:p>
      <text:p text:style-name="P4">Right. Because there's always a tendency to want to say, okay, well, things are too complicated, so let's focus on X. Right. And that was essentially what my question was here is, is the interdisciplinary question satisfied by organizing along chapters and subject areas? Because we just don't want to <text:soft-page-break/>overload people.</text:p>
      <text:p text:style-name="P4">Right? I mean, we get why we do it. There's a reason for it, and that's what they're talking about here. There's a reason why there are tracks laid down in the environment that can help guide the next passer through. Right.</text:p>
      <text:p text:style-name="P4">But the bottom line is the constructionism aspect of this, the mechanics part of it, the default or functional enhancement outside of the academic niche.</text:p>
      <text:p text:style-name="P4">20:53 Like, when you get out of school, what do you do? Do you necessarily follow the same patterns that you do in school? How does a bridge to uncertainty as a metaphor change the nature from explanatory to explorational and back? So when we go out into the world and then come back into academia, how does that change our perception of the structures that academia places down to make sure that we agent to certain outcomes relative to the variance that still exists out there in the greater space?</text:p>
      <text:p text:style-name="P4"/>
      <text:p text:style-name="P4">21:30 Daniel:</text:p>
      <text:p text:style-name="P4">Makes me think of a path in a forest, and it's like, within a generation or between generations, are we trying to pass down the path, or are we passing down a healthy forest where way finding can happen? And it's like, Well, I paved the path and I removed all the brambles from it. Where's the forest now? Because in order to make that path stabilized, the functional niche had to actually change. And so that shows how, like, the cognitive and the functional niche start to have interplay over these multiple timescales.</text:p>
      <text:p text:style-name="P4"/>
      <text:p text:style-name="P4">22:14 Dean:</text:p>
      <text:p text:style-name="P4">Yep.</text:p>
      <text:p text:style-name="P4"/>
      <text:p text:style-name="P4">22:14 Daniel:</text:p>
      <text:p text:style-name="P4">All right, great. 1.2. Here's where they introduce the concept of active inference. What parts did you pull out on the left side?</text:p>
      <text:p text:style-name="P4">Like, what text pieces did you find important?</text:p>
      <text:p text:style-name="P4">Before we talk about staudding and prong?</text:p>
      <text:p text:style-name="P4"/>
      <text:p text:style-name="P4">22:35 Dean:</text:p>
      <text:p text:style-name="P4">Yeah, no, I just highlight where I thought it was kind of interesting is if you just read the stuff that's fonted in red, you have to entertain there's a probabilistic relationship. We have to think of this not just over a single time free, but, as you said, over pulse, possible inference, probability and modeling timeframes. What's entailing what when we're talking through the active inference lens, transitions amongst causes. Interesting.</text:p>
      <text:p text:style-name="P4">So processes of processes, the updating piece, right? And so again, the encoding and the prompting thing. All I did Kant to do is in that section of the paper, say, here's an example in the wild where we could identify each one of the aspects that they were talking about in this section of the paper.</text:p>
      <text:p text:style-name="P4"/>
      <text:p text:style-name="P4">23:30 Daniel:</text:p>
      <text:p text:style-name="P4">And you had listed a few functions or a few as here, and then I added a few more. And I think it just <text:soft-page-break/>reflected how there's always a plurality of answers to the why question.</text:p>
      <text:p text:style-name="P4">In biology, we have Tim Bergen's four whys, and we have different timescales and whether the ergodicity of the ultimate cost, all this stuff that we've talked about other times. And then just even within the active perspective, why do these animals do this jumping behavior? And how does active inference help us think about that kind of behavior? Like, it's a signal to itself about its bodily integrity and its coherence in its capacity. It's a signal to other entities like itself, like other conspecifics, for example, an early warning system for a predator.</text:p>
      <text:p text:style-name="P4">It also has been brought up in the literature that this is actually an honest and costly signal to the predator.</text:p>
      <text:p text:style-name="P4">24:34 Like, look at me, jump and play. You think you're going to get me? That's absurd. Go after somebody who's not jumping and playing.</text:p>
      <text:p text:style-name="P4">And then there's so many other ways to think about it. And those are things that you could disambiguate. You might be able to design an experiment or a professional setting to reduce your uncertainty or to engineer and scaffold something. But once you get this deer in the lab, on the trampoline, in the VR headset with the predators approaching from both sides, when that doesn't happen in the wild, what are you actually studying?</text:p>
      <text:p text:style-name="P4"/>
      <text:p text:style-name="P4">25:13 Dean:</text:p>
      <text:p text:style-name="P4">Right.</text:p>
      <text:p text:style-name="P4">I like the last bullet, too, because it could be pronounced as way updating or way up dating anytime. We and I hope people appreciate that it could literally, literally be interpreted both ways. And that's what I think is kind of fascinating about this paper, is that inversion in our minds of what so what does that just put place in the emphasis reinforces two very different concepts.</text:p>
      <text:p text:style-name="P4"/>
      <text:p text:style-name="P4">25:47 Daniel:</text:p>
      <text:p text:style-name="P4">Yes.</text:p>
      <text:p text:style-name="P4">And to close this set of introductory concepts, the cognitive niche, active inference, and we get to the extended mind concept. So what pieces did you find relevant here, and what did you pull out of the text itself and associated citations?</text:p>
      <text:p text:style-name="P4"/>
      <text:p text:style-name="P4">26:11 Dean:</text:p>
      <text:p text:style-name="P4">Well, just for me, it was an affirmation of what I've been thinking about for a long time, that the idea of saying something is contained in your skull and shall no further pass, doesn't get answered just because we can communicate back and forth to one another. There's probably a lot more evidence in the larger environment if you take the time to look for it. And it doesn't always necessarily cause issues in terms of what you can or can't imagine. So those images out there are collective and so do we always come at it from the perspective of we're making connections because there are associations and we get that. But is there an uploading aspect of this that quite literally in the community can look like a museum?</text:p>
      <text:p text:style-name="P4">Right? So these ways of being able to understand what's happening have other ways than what has traditionally been thought of as here's where something ends and something else begins.</text:p>
      <text:p text:style-name="P4"/>
      <text:p text:style-name="P4">27:24 Daniel:</text:p>
      <text:p text:style-name="P4"><text:soft-page-break/>One piece I thought was interesting, this is kind of a classic modern example of extended mind. So they discuss reliable access to external states of the niche, eg. The cell phone that functions as an extended memory for recalling phone numbers. OK, how about when those are your cloud contacts and now that phone is pinging a global communications network. So again, no one is denying that an entity can take an action that triggers computational events and cognitive events to occur around the world and beyond, sending those signals off into wherever.</text:p>
      <text:p text:style-name="P4">So what are we actually discussing? What is extended relative to what, again, reifying the epithelial boundary and saying, well, it's extended relative to the epithelial boundary, but isn't this about updating a priori to think about cognition in a more extended way? So then why do the sort of straw person version of epithelial, individualist, brain centered cognition and then posit extended cognition as a contrast from that?</text:p>
      <text:p text:style-name="P4">28:35 Like, what is the real positivist or positive claim in extended cognition? And there's a lot of interesting citations here back through the decades and people have been talking about the stuff for a very long time.</text:p>
      <text:p text:style-name="P4">So that will be a cool like, thread to draw on.</text:p>
      <text:p text:style-name="P4"/>
      <text:p text:style-name="P4">28:55 Dean:</text:p>
      <text:p text:style-name="P4">What's interesting is I've had conversations with Sweller and Gins back 15 years ago about this whole question of what is cognitive overload? And one of my favorite references is Lucy Sukman's The Human Machine Interface, where her book is essentially set up as a case study around people encountering the photocopy machine and what exactly transpires there as an extended mind because there are people that have sort of built the photocopy machine in the hopes that it becomes intuitive. But as she points out in her reference, well, that's in the eye of the beholder. That's in the person who has to key in their passcode and then try to determine, of course, the person who's actually built a photocopy machine.</text:p>
      <text:p text:style-name="P4">Try to determine how each one of those individuals with each separate passcode necessarily believes that their mind is being extended so that they don't have to, you know, Klaas.</text:p>
      <text:p text:style-name="P4">29:59 Stephan used to do make another copy and make another copy and make another copy, right? So there's a lot in this, and it can't always be reduced down to an assumption around a particular order of steps that will just naturally seem present to the person who now has their hand available. And a screen. From which they can select a number of options but still can't get what inside of their head they want in terms of that version or that format.</text:p>
      <text:p text:style-name="P4">So, anyway, I love the extent of my concept, but now how do we employ it in such a way that it actually is something available as opposed to just theoretical?</text:p>
      <text:p text:style-name="P4"/>
      <text:p text:style-name="P4">30:46 Daniel:</text:p>
      <text:p text:style-name="P4">It makes me think of playing pool or billiards. So in the extended desire to move the ball from one area to another, like, you use a Q and it's like transducing mechanical force, and then that force is transmitted to the ball that you strike, and that has all these outcomes in the board. What is the pool cue for these increasingly abstract processes? We talk about the grip and the embodied performance, the skilled performance of playing pool and all of those aspects.</text:p>
      <text:p text:style-name="P4">And again, how do we talk about epistemic grip? And we're extending not just into the functional <text:soft-page-break/>niche, so like the real phenotypic substrates, but when we start thinking about, as the authors reminded us, of selective developmental and cognitive niche. This is like apples and oranges and kale chips over different timescales. It's not just counting how many pieces of fruit are on the table. These are different nested, interacting and even types of things.</text:p>
      <text:p text:style-name="P4">31:49 So how do we keep all of that on the menu and still do?</text:p>
      <text:p text:style-name="P4"/>
      <text:p text:style-name="P4">31:56 Dean:</text:p>
      <text:p text:style-name="P4">Yeah, and you introduced with the pool cue a field thing, which in Sichuan's inference, she talks about feeling. It's not just the touching of the screen. There's a huge field component to this that's often left to out, but can't be if we're talking about extending our.</text:p>
      <text:p text:style-name="P4"/>
      <text:p text:style-name="P4">32:12 Daniel:</text:p>
      <text:p text:style-name="P4">Minds, it makes you think about putting the chalk on the tip of the cue and that helps the pool tip make grip with the ball better.</text:p>
      <text:p text:style-name="P4">But you wouldn't put the Bleu chalk on, you know, your feet on the ground. Like the way that they grip the ground is different than how the extended cognitive apparatus gets a grip. And that's like where we see a lot of challenges in programming. Somebody with skill and programming goes, well, of course that's not going to work because to get a grip on this process, this program needs the API call to look like this. And then it can get a handle, it can get a web hook, it can make this call so that on the other side of the phone, the right other program calls back.</text:p>
      <text:p text:style-name="P4">But here's the other person still shining their shoe with a Bleu chalk and wondering why the Ballard not going direction.</text:p>
      <text:p text:style-name="P4">Okay, perfect. Here we get to their outline and argument. So what would you say is important about what they wrote here with all of these different cue that we have annotated and added into the text?</text:p>
      <text:p text:style-name="P4"/>
      <text:p text:style-name="P4">33:21 Dean:</text:p>
      <text:p text:style-name="P4">Well, what I appreciate is that in order to be able to introduce the concept of uploading, which we'll get to here, they're basically saying so. And I don't want to put words in the office mouths, but my interpretation of what I read was, this is why it's taking so long, because they're going to cut into a time, a temporal piece to this eventually anyway.</text:p>
      <text:p text:style-name="P4">And rather than read all of the highlighted parts that I dragged out, maybe you want to talk about the things that you think for the .1 and zero two, we might want to spend a little bit more time on. When you're done, I'd like to talk about stuff on the right hand side of the page.</text:p>
      <text:p text:style-name="P4"/>
      <text:p text:style-name="P4">34:05 Daniel:</text:p>
      <text:p text:style-name="P4">Excellent. Just a few pieces that would be cool to unpack would be salience and attention and a sense of cues in communication and how sometimes cues can be transient. Like what I'm about to say next is really important.</text:p>
      <text:p text:style-name="P4">But then other times cues can be acting through time, like stigma g. So epistemic cues as ecological legacies is really powerful, guiding epidemic foraging, the notion of a shared cognition model. But once it becomes one shared cognition model, is it extended anymore? Or by drawing the boundaries around that shared model, is it saying, well, it's not extended within? So I think optimization leveraging <text:soft-page-break/>a share generative models through action and perception.</text:p>
      <text:p text:style-name="P4">Excellent place to pick up as we think about our interoceptive lab and other contexts.</text:p>
      <text:p text:style-name="P4">35:05 Share generative models, cognitive uploading. One place to start there would be like what is being appealed to or invoked with this upload download metaphor? How many KB per seconds are we talking about? What are we getting at?</text:p>
      <text:p text:style-name="P4">Or potentially seeing only one facet of when we use this computationalist notion of up and download, which they do unpack. And also the idea of cognitive extensions that gain independence from the specific individuals having produced them. So it's kind of like if the pool cue doesn't do a different type of thing, but then as people might be interested in more and more autonomous pool cue, allowing them to be further and further from more and more complex pool tables until they're not even looking at the pool table. They're just sending a sequence of messages to something that is outside of the person who designed it.</text:p>
      <text:p text:style-name="P4">36:10 It wouldn't even be called a pool queue, but all of a sudden it's so extended, it's involving all this cyber physical apparatus that it does have this degree of autonomy or independence from the individuals who created them.</text:p>
      <text:p text:style-name="P4">So then where do we put these complex cyber physical systems where it's like it's not Dr. Frankenstein, nor is it Dr. Frankenstein's monster. What is really the cognition apparatus in those situations? What about what you see on the right side?</text:p>
      <text:p text:style-name="P4"/>
      <text:p text:style-name="P4">36:41 Dean:</text:p>
      <text:p text:style-name="P4">Well, before I go to that, I want to just say because I put on that thing, they're professional niches programming and I'm not horn tuning here, but basically that was. The name of the company that I started up and ran for a decade. And essentially the reason why I put it in there is because to the point the optimization leveraging of the share generative model, sharing through action and perception of what we call extended active inference, when that's actually applied and you actually see people doing something with that, it's actually quite fascinating because it's actually very distributed. You don't have a job wall and then people decide whether or not the things that are on offer are things that they want to partake in what it does is it's an inversion of that? It's essentially saying are you an explore by nature?</text:p>
      <text:p text:style-name="P4">37:41 And if you are, are there other explorers out there in the larger community who that relational frame is something that you could share? So again, these are interesting things that this paper now surfaces. So I just kant to talk about that for a second. So my question is should we see that the exploration done in literature is a proxy for functioning in the wild? We take maps with us, but do we continue to stare at the maps while we're in the wild?</text:p>
      <text:p text:style-name="P4">How much focus on the epidemic, resolves what, when, which questions to predict when the bird strike happens, right? These random things, how do we respond to randomness? And then how does the river take care of cognitive attention gain? Because that seems like a weird question to ask, but in the context of this paper that's the question that's being asked. So don't be afraid.</text:p>
      <text:p text:style-name="P4">38:42 Ask it. Don't be scared because the alternative is a lot worse. Right? That's what's fascinating about the sort of creative part of this that active inference I think enables but it's not constructivist, it's creativist. And I'm not saying that there isn't a huge constructivist piece here, but you're leaving off another magnificent part of it if you only focus on the computational and the constructivist.</text:p>
      <text:p text:style-name="P4"/>
      <text:p text:style-name="P4"><text:soft-page-break/>39:16 Daniel:</text:p>
      <text:p text:style-name="P4">Excellent. A lot more to say on that. But let's move forward to action two. We're going to now talk about active inference entailing functional and psychological niches. Okay?</text:p>
      <text:p text:style-name="P4">So here's where we get to equation one and they write a generative model, which is this left term here with a purple line is a probabilistic statement about a set of unobserved hidden variables, i, E, Hypothesized causes. Like you didn't actually see the lightning strike but there's going to be some unobserved cause which is like the actual event of the lightning inclination and observed sensations, ie. Consequences. So that could be like the volume and the visual input of thunder and lightning which represents an organism's predictive or causal model of the world that's that joint generative models. A generative model is usually expressed in terms of a likelihood and a prior term.</text:p>
      <text:p text:style-name="P4">And this is sort of like a fundamental statistical tool slash trick tip that you can take a joint distribution and then kind of Bull out and condition upon one of the variables in that joint distribution.</text:p>
      <text:p text:style-name="P4">40:30 So it's like probability of flipping a coin, rolling a die. It's like flipping a coin cognition on rolling a die multiplied by rolling the die, but not exactly in the likelihood prior case, but it's very much similar.</text:p>
      <text:p text:style-name="P4"/>
      <text:p text:style-name="P4">40:42 Dean:</text:p>
      <text:p text:style-name="P4">So, quick question for you. Can you tell me when you say trick, is it as simple as a flip like effect?</text:p>
      <text:p text:style-name="P4">Is that what you mean by trick?</text:p>
      <text:p text:style-name="P4"/>
      <text:p text:style-name="P4">40:57 Daniel:</text:p>
      <text:p text:style-name="P4">Like a hot trick?</text:p>
      <text:p text:style-name="P4"/>
      <text:p text:style-name="P4">40:59 Dean:</text:p>
      <text:p text:style-name="P4">Wow.</text:p>
      <text:p text:style-name="P4"/>
      <text:p text:style-name="P4">40:59 Daniel:</text:p>
      <text:p text:style-name="P4">Like a pattern of performance that enables you to win statistical games.</text:p>
      <text:p text:style-name="P4"/>
      <text:p text:style-name="P4">41:07 Dean:</text:p>
      <text:p text:style-name="P4">Okay.</text:p>
      <text:p text:style-name="P4"/>
      <text:p text:style-name="P4">41:09 Daniel:</text:p>
      <text:p text:style-name="P4">But of course anyone can describe it however else they want.</text:p>
      <text:p text:style-name="P4">So here they're saying the likelihood corresponds to the probability of sensations given the priors, and then the prior corresponds to the probability of the conditions or causes that generate the sensations. So this is like beliefs about how the world is in the prior and then this is the likelihood of sensations, which is here s conditioned upon those beliefs of the world. And two other places to learn a little bit more would be ActInf Livestream number 34, where we were discussing Axel's paper Free Energy Principle. It's not about what it takes, it's about what took you there. We talked a lot about Bayesian exact bays, variational bays and about free energy minimization.</text:p>
      <text:p text:style-name="P4">And when a priori go right, when do they go wrong? And then here is an example from the active <text:soft-page-break/>textbook from 2022. And on page 18 they show an example with frog and apple.</text:p>
      <text:p text:style-name="P4">42:15 That's the hidden state of the world. What is actually in your hand?</text:p>
      <text:p text:style-name="P4">Is it a frog or an apple? And so initially there's a prior belief, like 90% that it's an apple, and 10% that it's a frog. And then there's this observation of jumping, which could be like visual, it could be active interoceptive, etc. And then that has an associated likelihood model of apples jump 1% of the time, frogs are jumping 81% of the time, and then it's like much more likely that jumping is a frog than an apple. People can see that.</text:p>
      <text:p text:style-name="P4">And then that updates the prior belief into a posterior belief, but it never eradicates the alternative. It's still 10% likely that it's an apple that jumped because initially we thought it was like very likely. So that's just one example from the book. Let's see how we actually use that. Generative models decomposition into likelihood and prior to talk about functional and psychological niche.</text:p>
      <text:p text:style-name="P4">43:20 They're going to use variational inference to invert this likelihood, which is the statistical distribution of sensations given causes of the world. So how you should interpretation a given sensation conditioned upon your beliefs about how things actually are out there to approximate the posterior probability of causes once a sensation has been sampled. So here it's p s conditioned upon ETA. I hope that's the right pronunciation of fancy n. But here we're looking for actually the probability distribution on unobserved causes of the world cognition upon observed sensations.</text:p>
      <text:p text:style-name="P4">So these are like two of the directions of cognition given the prior on what's out there in the world, what is being sensed, and then this is given the sensations, what is out there in the world.</text:p>
      <text:p text:style-name="P4">44:22 So the big picture level, this is like how we're both doing inference on perceiving the lightning and thunder and the actual likelihood of what's happening in that cloud out there despite not being able to directly observe it. So that's the inversion that they're talking about here. And that can be done through different methods. But the variational approach allows this inversion to be done in a tractable and computable way.</text:p>
      <text:p text:style-name="P4">And so here they are going to use the same notation and they're just going to unpack it into equation two. They write the variational density becomes a posterior belief. So that's a priori that's been updated by input about the causes of sensations, given the sensations that were experienced. This inverse mapping from causes to affect corresponds inferring the causes of sensations. So in a way, we repeat ourselves many times with this inversion in both directions at once.</text:p>
      <text:p text:style-name="P4">45:25 And I hope it's just not redundant for those who are familiar nor ambiguous overly for those who are unfamiliar. But this is sort of at the core of it is that there's modeling of both the sensations and the underlying causes and sometimes it goes from one to the other and backwards. And variational inference is like a toolbox or a toolkit that helps deal with both of those directions and compute them in a tractable way.</text:p>
      <text:p text:style-name="P4"/>
      <text:p text:style-name="P4">45:57 Dean:</text:p>
      <text:p text:style-name="P4">And here's the thing, if you think you can analogize this too. I've always walked around on my feet and now I'm going to walk around on my hands.</text:p>
      <text:p text:style-name="P4">That's not what's actually happening here. That's not the type of inversion that's actually going on here. There's something to do with effect and cause that doesn't just necessarily translate to what's up and what's down. You have to take a little bit more dimensionality into that. And so that's why it remains at sort of this mathematical, statistical level as opposed to, oh, if it was just as simple as oh, you're telling <text:soft-page-break/>me now to walk around in my hands and that's going to change my perspective.</text:p>
      <text:p text:style-name="P4">No, that's not what we're saying here.</text:p>
      <text:p text:style-name="P4"/>
      <text:p text:style-name="P4">46:45 Daniel:</text:p>
      <text:p text:style-name="P4">Just to agent kind of one reading of equation too. So this F, it's very much spaced out, but you can think of it as being like F of x, like a function F of the variable x with x as an argument. But you could think about that F being like right here. It's a functional, it's a function of states that are sensations s and mu, the internal states.</text:p>
      <text:p text:style-name="P4">And it's kind of like here that etta is the external. It's like an upside down mu is internal and then etta is external. And so that free energy value for a given combination of sensation and internal, which are to say cognitive states, is the divergence between the truth, the true posterior, which is the actual distinctions of causes given sensations. And this Q distribution, q submu. So it's a Q distribution that we control as a cognitive state that takes only a single argument, which is just etta.</text:p>
      <text:p text:style-name="P4">And then that KL divergence, which is trying to minimize the difference between the Q distribution that we control in the true posterior and subtracting out just how surprising given states should be.</text:p>
      <text:p text:style-name="P4">47:57 We talk about it also other times, but many touches, many coats of paint. So we'll continue on. What does this variational inference approach allow?</text:p>
      <text:p text:style-name="P4">That takes us to equation three. Formally, variational inference converts an inference problem into an optimization problem as articulated by equation three and figure one. So here's our figure two, which was stated as like an inference problem. And then this is going to move to an optimization problem using this argument, which just means I choose the minimum, choose the minimum of that agreement over Q. And then that is going to be applied to this increase mapping.</text:p>
      <text:p text:style-name="P4">They also connect it here to some discussion of Bayesian optimal updating when learning that cause sensation relationship and about how it's field to biological cognition mechanisms like experience dependent plasticity.</text:p>
      <text:p text:style-name="P4">49:07 And then they tie that to several specific mechanisms of cognitive updating, like the milliseconds time scale, the minutes to hours timescale and then the months to years. And then when we think about that forest, that's where we think about the intergenerational selective extended niche. Anything else you'd add on this one?</text:p>
      <text:p text:style-name="P4"/>
      <text:p text:style-name="P4">49:28 Dean:</text:p>
      <text:p text:style-name="P4">This is kind of the inbetween.</text:p>
      <text:p text:style-name="P4">We're going to get to the other side here shortly when we go further in the slides. But if you started thinking that if it was a simple matter of inverting from walking on feet to walking on hands, this is kind of the inbetween between. Okay, so to me it makes perfect sense. It's unsurprising that my skin is on the outside and everything else is sort of the bones and the organs and all the blood is on the inside. But to the environment it has an inside and an outside as well.</text:p>
      <text:p text:style-name="P4">And what is my outside could necessarily be the environment's inside. And this is kind of transitioning us to that idea of, yes, it would be surprising if everything that's now currently inside of me was on the outside, but stop looking at it as inversion in that sort of centric or cellular way. Think of it now in terms of the bigger picture.</text:p>
      <text:p text:style-name="P4">50:29 And that's where I think this slide starts transitioning us to that other perspective.</text:p>
      <text:p text:style-name="P4"><text:soft-page-break/></text:p>
      <text:p text:style-name="P4">50:38 Daniel:</text:p>
      <text:p text:style-name="P4">Awesome. Okay, continuing on in section two to figure one. All right, why don't you give a first past description on what you see in the figure or what you think is important about Dean.</text:p>
      <text:p text:style-name="P4"/>
      <text:p text:style-name="P4">50:55 Dean:</text:p>
      <text:p text:style-name="P4">Well, I'm going to read first before I sort of throw my own comment. In action are selected.</text:p>
      <text:p text:style-name="P4">They bring about expected outcomes while being geared toward minimizing expected surprise or uncertainty about the future that's if you've been reading enough stuff in active inference that you've read that a few times. Hence, in active inference, motor and autonomic function autonomic work hand in hand with a perceptual inference to resolve uncertainty through the active sampling of salient uncertainty reducing sensations back to the feeling piece while allowing for preferred unsurprising outcomes. Free energy is minimized with respect to counterfactuals outcomes. And we've spoken a few times about what is a counterfactual in this context, but now it's very clear that the counterfactual is embedded in a context. It doesn't just free float.</text:p>
      <text:p text:style-name="P4">There are times when it is supposed to now extend into something or is already embedded within something by taking the expectation of free energy under future outcomes given the action being evaluated.</text:p>
      <text:p text:style-name="P4">52:08 Now, both Daniel copy and my copy of the paper didn't do a good job of reproducing the purple and the greenness of these two worlds and there's actually a third world going to be introduced as well. But in order to be able to get to the idea of extending, the first thing that they Kant to do is kind of create this idea of surprise minimization within a tighter loop. There's going to be a concentric loop that they're going to introduce around this shortly. And that's what the all this is just basically setting up, I think, for the next figure.</text:p>
      <text:p text:style-name="P4">But what do you think, Daniel?</text:p>
      <text:p text:style-name="P4"/>
      <text:p text:style-name="P4">52:51 Daniel:</text:p>
      <text:p text:style-name="P4">Yes, just a few pieces to highlight and then just describing it. This is a key piece of active inference that there's a relative comparison of expected futures, not just in the abstract, but always conditioned upon policy affordance. And that helps us determine whether to trim tab or steer the shift to the left or to the right because that's our affordances with our hand on the rudder. Okay, now if you're modeling the hand on the rudder and a hand on the gas and brake, that's another control situation that you might be in.</text:p>
      <text:p text:style-name="P4">But there is no such thing as like the neutral non policy grounded trajectory of the boat. Or one could do that, but it would actually not be actionable. It wouldn't be action oriented because there would be like some maximum likelihood boat trajectory implicitly based upon non action of the captain. And it's like, okay, but I know that we're going to crash if we don't do anything. A biological organism is actually always engaged in that action selection.</text:p>
      <text:p text:style-name="P4">53:54 And so this is both something that's biologically grounding to always condition upon policy affordances, but also is computationally simplifying because we could have uncertainty about both sides of the team A's, but we still need to act. What do you think about that before we continue?</text:p>
      <text:p text:style-name="P4"/>
      <text:p text:style-name="P4"><text:soft-page-break/>54:08 Dean:</text:p>
      <text:p text:style-name="P4">Well, I think that's fantastic because I think the struggle that people have in writing papers is the fact that they're saying they're talking right now because you have to talk about the psychological niches. How do you keep in mind the functional niches they've said you have to do that, but it's hard to do that when your focus is on the cycle. So how do you keep that other thing running in parallel the functional niche while you're supposedly giving your attention energies over to psychological niches but you've dot two do it.</text:p>
      <text:p text:style-name="P4">So how do you train for that? That's a fantastic thing about this paper and what you just kind of explained again about active inference. It's a minimum of two, if you lose one, the whole thing falls apart.</text:p>
      <text:p text:style-name="P4"/>
      <text:p text:style-name="P4">55:03 Daniel:</text:p>
      <text:p text:style-name="P4">Let's run around the rosie as it were. So here, even though the paper was quite literally beyond skulls, we're going to have a brain for the internal states.</text:p>
      <text:p text:style-name="P4">And so just looking at these four pieces, you could also kind of think about a Markov blanket in the middle. But it's not emphasized in this picture. What you see, even without knowing what the variables are, is that these two on the bottom right, the internal states and the action selection have this argument. So those are as per this discussion, it means that it's an optimization problem. So these two, there's this active an act of optimization and selection and choice.</text:p>
      <text:p text:style-name="P4">Here's the external states which it's a stochastic differential equation. So it's doing some dynamics that's a function of omega noise term, but also a function of the current external states as well as the actions. So if external states weren't influenced in some way by action, it would be for not here's the sense states.</text:p>
      <text:p text:style-name="P4">56:08 They're a function of external states and noise. So you don't get to directly in the instant of perception select sense states.</text:p>
      <text:p text:style-name="P4">However, actions like isocating ocular motor choices can be selected that result in changed sensory output. You can walk to a different part of the room where you get a different sensation of temperature, but without special appeals one can't just change their sensory inputs. And so this is like framing here's the particular entity, the blankets and the internal states as partitioned off from the external states. And even within the entity we see that it's not enough just to talk about the set goal directed nodes that makes the internal and the external states conditionally independent from each other. The Markov blanket.</text:p>
      <text:p text:style-name="P4">This is where we kind of get towards the Friston blanket where we're thinking about incoming sensory dependencies and treating those as perception.</text:p>
      <text:p text:style-name="P4">57:12 And then there's this free energy function that is doing perception as divergence, minimization without the ability to directly control those sensations. We also have action as minimizing a divergence and minimizing a bound on surprising. But this is also framed as an optimization that we actually get to choose based on on our affordances. And so this one is kind of like you're selecting the sensory perceptive interpretive lens that is minimizing something.</text:p>
      <text:p text:style-name="P4">It's minimizing surprising and then in a different way choosing from the action prediction affordances. There's also minimization of surprising through action. These two are like choice driven optimization like and then there also is this optimization happening with perception, but it's like slightly different.</text:p>
      <text:p text:style-name="P4"><text:soft-page-break/></text:p>
      <text:p text:style-name="P4">58:07 Dean:</text:p>
      <text:p text:style-name="P4">Can I just add something to that? We end in all of these live streams to go again and again back to the active piece and the inference piece or the action piece and the exteroception piece.</text:p>
      <text:p text:style-name="P4">But what I really liked about this figure was if you actually again do a little little shift in terms of what you want to pay attention to back to the way uploading or way upfinding or whatever, right. You could say the bound as minimized or you could say the bound as optimized. And I think that's really critical as well. We can put all of our attention on the perception and the action or we could look at the bound. What are the two meanings of binding?</text:p>
      <text:p text:style-name="P4">And again, if we're going to look at this imaginatively, what is the Hudson River telling us today? Because that's now the bound as optimized doesn't necessarily have to have a plane land on it and the boundary as minimized.</text:p>
      <text:p text:style-name="P4">59:12 And I'll let you use your imagination of what that means in that context. Right, but again, there's multiple ways that this can be parsed arbitrarily. What we tend to focus on is the action and the inference.</text:p>
      <text:p text:style-name="P4">But we could also look at so how does this bound leave to we just assume it's stationary, it's static, it doesn't change or is it malleable as well? I guess it just depends on what you want to pay attention to.</text:p>
      <text:p text:style-name="P4"/>
      <text:p text:style-name="P4">59:44 Daniel:</text:p>
      <text:p text:style-name="P4">Right.</text:p>
      <text:p text:style-name="P4"/>
      <text:p text:style-name="P4">59:44 Dean:</text:p>
      <text:p text:style-name="P4">So again, this is going to lead to the next figure, which I really love.</text:p>
      <text:p text:style-name="P4"/>
      <text:p text:style-name="P4">59:50 Daniel:</text:p>
      <text:p text:style-name="P4">Yes.</text:p>
      <text:p text:style-name="P4">We'll get to figure two in a second.</text:p>
      <text:p text:style-name="P4"/>
      <text:p text:style-name="P4">59:52 Dean:</text:p>
      <text:p text:style-name="P4">Yeah.</text:p>
      <text:p text:style-name="P4"/>
      <text:p text:style-name="P4">59:54 Daniel:</text:p>
      <text:p text:style-name="P4">They continue in section two. One, discussing the cognition niche. And there's a lot to say.</text:p>
      <text:p text:style-name="P4">People could pause the video and read these quotations or they could read the paper.</text:p>
      <text:p text:style-name="P4">What would be the one or two things that you would highlight from this? And then I'll give a thought.</text:p>
      <text:p text:style-name="P4"/>
      <text:p text:style-name="P4">1:00:18 Dean:</text:p>
      <text:p text:style-name="P4">Well, I took from the paper the thing on the right bottom in red, which I really like. We do not claim that the formal symmetry between brain and niche dynamics and tales of symmetry and control fantastic. They'll let people they don't know what construal is. They can look that up. Rather, we employ the notion of symmetry epistemically as a modeling analog to make sense of niche dynamics as learning dynamics under active inference.</text:p>
      <text:p text:style-name="P4"><text:soft-page-break/>They're just reassuring us that this is through active inference. Okay. The notion of symmetry is merely an assumptions.</text:p>
      <text:p text:style-name="P4">And if you read the paper and you read that statement, you'll go, okay, they're not overfitting anything here. Which I love because it would be really easy to just go completely off and start thinking we've solved every riddle.</text:p>
      <text:p text:style-name="P4">1:01:21 They haven't done that. They've done a brilliant job of just sort of keeping it in its lane.</text:p>
      <text:p text:style-name="P4"/>
      <text:p text:style-name="P4">1:01:27 Daniel:</text:p>
      <text:p text:style-name="P4">Awesome.</text:p>
      <text:p text:style-name="P4">So to pick up on one of their quotes, they write the environment is the generative process that is modeled by the generative models generative process forest generative models wayfinding hiking team entailed by the Phenotype in virtue of the mathematical symmetry imposed by Markov blanket that separates or makes conditionally independent the internal and external states. Hey, whose side are you on? Internal is external. They're just two sides.</text:p>
      <text:p text:style-name="P4"/>
      <text:p text:style-name="P4">1:02:00 Dean:</text:p>
      <text:p text:style-name="P4">No problem with me.</text:p>
      <text:p text:style-name="P4"/>
      <text:p text:style-name="P4">1:02:04 Daniel:</text:p>
      <text:p text:style-name="P4">The environment can also be construed as a generative model of its denizens who now become the processes generating outcomes for the environment. So in figure one we had this sort of like arg men on the internal states but then it's a different qualitative structure for those generative process processes. So this might be appropriate for a world where there is some active entity that's doing strategy and cognition and the rest of the world is like chains of dominoes. Like there are exogenous dynamics that can happen without the cognitive entity pushing them, but it's a mere active inference entity in a sense. This formalism also could extend to other cases but this is just sort of at a first pass and where we're headed and where we're going to go and figure two in the next slide is this asymmetry as an assumptions and saying, well, actually, let's put rich dynamics on both sides of the blanket.</text:p>
      <text:p text:style-name="P4">1:03:06 Let's allow this thinking where one active state of this entity is the sense state of the other entity and vice versa. So that means that niche construction is a form of environmental learning about the organisms hosted by the environment. So it's like the field that's getting the pleasure path burnt into it by footsteps. It's actually in a sense learning where people like to walk that's its parameter updating. And then there's one case where that pleasure path is just like the stacks of domino's.</text:p>
      <text:p text:style-name="P4">And so it's like, yes, it's parameter updating but it's kind of like lowkey not learning versus what if that pleasure path was more and more agent, more and more cognitive? Then there's teaching going both directions. And then we see a few examples like the two guys on the stream. Here's one that you put.</text:p>
      <text:p text:style-name="P4">1:04:06 So it's the person in nature and they're in their VR viewing nature that's.</text:p>
      <text:p text:style-name="P4"/>
      <text:p text:style-name="P4">1:04:13 Dean:</text:p>
      <text:p text:style-name="P4">Like sort of viewing like that's the strange loop part. Right? And the other thing too is if there was some way that you could have put little VRS on every one of those ants, that would have been kind of fascinating as well. And again, it goes back to when we look at slices in time we can nest and we're <text:soft-page-break/>looking at a nest advance, but is that the same thing? So again, it comes back to okay, so I'm just going to say this at this point will probably, I'll probably have a ton of bricks fall down on me.</text:p>
      <text:p text:style-name="P4">But you can look at things as opposite sides of the same coin or you can look at twins. In both cases the question is, is one better than the other? Or is it our ability to see both that is the thing that matters.</text:p>
      <text:p text:style-name="P4"/>
      <text:p text:style-name="P4">1:05:06 Daniel:</text:p>
      <text:p text:style-name="P4">Here's the ant picture. You'll notice that this ant has yellow paint on all three of its body parts and this one has Bleu paint.</text:p>
      <text:p text:style-name="P4">And so it turns out that an experimenter had previously collected these ants and then chilled them on ice and then while they were stopped, painted them carefully and then reintroduce them to their colony several hours later. I did this in Arizona. So now these painted ants and their behavior, they're like tracers in this collective behavioral system. And so who's learning and who's teaching from who, who's training who? There's cognitive entities in a shared niche on both sides of the Markov blanket or whatever kind of blanket, however you draw it.</text:p>
      <text:p text:style-name="P4">And so what does it look like to start to embrace this richness on both sides of the cognitive partition? Let's see what that looks like in figure two. Okay, so on the right side we have Ye old figure one.</text:p>
      <text:p text:style-name="P4">1:06:09 Way back when back when the environment was simple. Weren't those the DAGs?</text:p>
      <text:p text:style-name="P4">And the figure chaos been updated in a few different ways, which I'll describe. But first, what did you see in figure two? Or what would you highlight here?</text:p>
      <text:p text:style-name="P4"/>
      <text:p text:style-name="P4">1:06:26 Dean:</text:p>
      <text:p text:style-name="P4">Okay, well, I'm going to beat the drum about joint self evidencing. So I think it's easy enough to find out what self evidencing is.</text:p>
      <text:p text:style-name="P4">But joint self evidence is a whole different Kant or Cat or whatever. And so when we introduce the niche construction optimizes the boundary surprise. Now the boundary has a different look.</text:p>
      <text:p text:style-name="P4">Why is that different than the first two? Where is the joint? Like literally the joint in this relationship? Because relationship is fluid. How do we secure exactly where the joint is?</text:p>
      <text:p text:style-name="P4">Or is it something that's more in the realm of the twist? Back in the key words, we've got that image of the sort of the Morpheus strip.</text:p>
      <text:p text:style-name="P4">1:07:31 Is that what's actually going on here? As opposed to sort of the more traditional definition of what a joint is?</text:p>
      <text:p text:style-name="P4"/>
      <text:p text:style-name="P4">1:07:40 Daniel:</text:p>
      <text:p text:style-name="P4">Awesome joint.</text:p>
      <text:p text:style-name="P4">It's funny, it means both separate car nature at the joints and all of that. The joint between the two pieces of plywood. And it literally means together they are joint. It's like the past tense of to join. It's a joint in the tensegrity sculpture.</text:p>
      <text:p text:style-name="P4">So that's very interesting. And what is the difference between figure one and figure two? So the triangle and the star? So the idea of perception optimizing surprising. We don't get to directly control sensory states, but we can control our cognitive.</text:p>
      <text:p text:style-name="P4">Modeling of sensory states is bound on survival. A surprising and a bound on survival in brain evolution sense. And then action is also this agreement like process of choosing actions. So that was in <text:soft-page-break/>figure one. Now rather than this external state just being like a function of external states and action states in a noise term now there's actually this argument happening now it's an argument on those same two arguments, it's still being influence by the current state of the external states and the actions.</text:p>
      <text:p text:style-name="P4">1:08:52 But now the other side of the cognition partitioning is also doing action selection. And so then they write this effectively closes a circle of causality in which the niche and phenotypes, I mean, it's really just two different phenotypes. The niche and the entity are trying to learn about each other to minimize their joint free energy or surprise. An inevitable consequence of this is that the niche and its incumbents become mutually predictable in both directions of fit paging the principle of unitarity and the quantum and the entanglement from 40. So that the joint niche phenotype system can be regarded as jointly selfevident, which probably also has a few different ways to read it.</text:p>
      <text:p text:style-name="P4">But we had the star in the triangle as perception and action as in the common game of minimizing surprise for the entity. And now we have square, which is niche construction, optimizing the bound on surprise of the niche of the organisms actions which are sense from the perspective of the niche.</text:p>
      <text:p text:style-name="P4">1:10:00 Like what if instead of us trying to minimize our surprise about CO2 readings in the atmosphere, the other side of that coin is the environment minimizing its surprise about the CO2 that's actually put in.</text:p>
      <text:p text:style-name="P4"/>
      <text:p text:style-name="P4">1:10:16 Dean:</text:p>
      <text:p text:style-name="P4">And that's what about, what about the Siamese twin example? Like is that two sides of the same coin?</text:p>
      <text:p text:style-name="P4">Right? So again, this is the twist aspect of it. This is we're looking at the bound as opposed to what's on either side of that. Again, we have this ability to see both. It's a question of whether we choose to.</text:p>
      <text:p text:style-name="P4">That's what's really great about this paper, actually, because it's actually looking at extending a mind. But in order to be able to do that, it's asking you to. Can you delimit from what you're paying attention to?</text:p>
      <text:p text:style-name="P4"/>
      <text:p text:style-name="P4">1:11:01 Daniel:</text:p>
      <text:p text:style-name="P4">Let's unpack the equations with one more level. Yes. Here we are in equation four. So on the top left we're going from figure one to figure two, but with equation two to equation four. So figure one was here and then we introduced the activity of the niche.</text:p>
      <text:p text:style-name="P4">Equation three was the optimization of internal states to infer causes between us. And now the niche is also going to be doing something similar. So equation four has the same form as equation two, but with internal sensory and external active states switch around, which is like I switched which signpost was pointing to each side of the image and I switched where the food locations were. So it's still like the sign is still correct, but it's all different now.</text:p>
      <text:p text:style-name="P4">1:12:02 This means that the variational density is taken under the external states, not the internal states.</text:p>
      <text:p text:style-name="P4">And surprising is relative to organisms actions. So from the organisms point of view, the variational density is over internal states minimizing surprising about the environment. From the environment point of view, the informational distribution is over. External states. And it is oriented towards reducing surprising relative to the organism's actions.</text:p>
      <text:p text:style-name="P4">But again, environment and organism, it could just be thought of as like site A and site B, like whichever side you're on, there's going to be this asymmetry in the forming. And so that's what equation four does is it pretty much just replicates equation two. But instead of it being about the <text:soft-page-break/>organism doing free energy minimization on sensations and internal states, it's literally the other two pieces of the quadrivium of the fourfold distinction, which is like it's a free energy minimization of the environment on the action of the organism and the current state of the environment.</text:p>
      <text:p text:style-name="P4">1:13:16 And then there's analogous flippings of all the other pieces. So that's basically taking this asymmetry seriously.</text:p>
      <text:p text:style-name="P4">And it shows that this free energy functional structure, it's enough to hold the yes and the no, or to hold both sides together.</text:p>
      <text:p text:style-name="P4"/>
      <text:p text:style-name="P4">1:13:37 Dean:</text:p>
      <text:p text:style-name="P4">It's not a Jedi mind trick to say that my outsides can be inside the insides of something else. Like that is literally not hard to do. But that's not necessarily how I don't walk around everyday identifying myself as the insides of something larger. Right, but that's a fact.</text:p>
      <text:p text:style-name="P4"/>
      <text:p text:style-name="P4">1:14:04 Daniel:</text:p>
      <text:p text:style-name="P4">Yeah. And it's almost like the inside out view on strategy. It ends up through thinking through other minds, being like an outside in strategy. How will other strategic entities, the other chess player, how will they think about my actions? And so it's like stepping outside of the entity, considering how other minds will see the entity's actions as sense states.</text:p>
      <text:p text:style-name="P4"/>
      <text:p text:style-name="P4">1:14:34 Dean:</text:p>
      <text:p text:style-name="P4">Perfect.</text:p>
      <text:p text:style-name="P4"/>
      <text:p text:style-name="P4">1:14:35 Daniel:</text:p>
      <text:p text:style-name="P4">Alright, great. 2.2. The psychological niche. So this is where they're going to be unpacking the cognitive niche concept again in terms of like the functional and the psychological components and any things here before I'll just note whatever I see.</text:p>
      <text:p text:style-name="P4"/>
      <text:p text:style-name="P4">1:14:52 Dean:</text:p>
      <text:p text:style-name="P4">Yeah. And then the thing you've just highlighted, the ecological niche can thus be viewed as a state space of invitations to act. That's the attractor state thing, I think, I don't want to overstep it. I think that's what it's sort of pointing to the peaks and valleys that correspond to the most and least probable and thereby adaptive actions, given the prior and phenotypic preferences of organisms like me having constructed the niche in the first place. And I brought those three images in as examples of why free energy minimize drive niche construction in states they share with these psychological interactions.</text:p>
      <text:p text:style-name="P4">Like why does somebody want to paraglide outside of the launch in Switzerland? Or do the faraday on Mount Northway in Banff or I'm not sure where the agreement park is in the states, but again, could be these not just functional places, but ecological niches. Right.</text:p>
      <text:p text:style-name="P4">1:15:53 As an attention of the mind. That's essentially what this is pointing at.</text:p>
      <text:p text:style-name="P4">Do we necessarily see the walking along that Canada as an extension of the mind? Well, people that are probably enjoying it do, and people that are wedding themselves probably don't.</text:p>
      <text:p text:style-name="P4"/>
      <text:p text:style-name="P4">1:16:14 Daniel:</text:p>
      <text:p text:style-name="P4"><text:soft-page-break/>And all of these cases involve the cognitive niche broadly as having like a functional underlying physical embodied substrate. Like there is a roller coaster here, there is a bridge of some kind. There is the apparatus of the paragliding machinery and it's both functional and it's cognitive. It's an invitation force an experience and an invitation for being in a certain scenario. So that's very rich and I hope we can explore that a little more.</text:p>
      <text:p text:style-name="P4">In the dot one too.</text:p>
      <text:p text:style-name="P4"/>
      <text:p text:style-name="P4">1:16:51 Dean:</text:p>
      <text:p text:style-name="P4">And it's also dense and it's also up and down, which in the previous slide we saw the sorry, I think it's the previous slide where we saw the waves example one of the I'm not sure if it's slide 23 or 24, but anyway, that's the other part of the psychological piece. It's not necessarily stable. You don't know who's gain to walk into these kind of niche constructions and remain stable and who's going to be completely destabilized by what they find themselves. And that surprising piece causes all kinds of feelings, right?</text:p>
      <text:p text:style-name="P4">So, yeah, again, fantastic paper.</text:p>
      <text:p text:style-name="P4"/>
      <text:p text:style-name="P4">1:17:33 Daniel:</text:p>
      <text:p text:style-name="P4">Great. We come now to section two three, the functional niche. So previously we were discussing that ecological niche facet of the cognitive niche and then this is going to the functional niche.</text:p>
      <text:p text:style-name="P4">What does Dancing with the Stars have to do with it? Or what would you add here?</text:p>
      <text:p text:style-name="P4"/>
      <text:p text:style-name="P4">1:17:54 Dean:</text:p>
      <text:p text:style-name="P4">Well, do we gear learning towards belonging to or working with or both? Because I think in different situations that we find ourselves sometimes we're partnered with somebody who a priori experience, sometimes we're stepping on one another's toes and either one of those Ines of situations can bring us minimize our free energy, right? And optimize.</text:p>
      <text:p text:style-name="P4">You step on my toes enough times, I'll probably communication to you that we need to maybe change the pattern of your foot movement. Right. One isn't always done at the exclusion of the other in terms of getting to the place we want to be sooner. There's also the part where dancing and actual galactic scales just fascinates me.</text:p>
      <text:p text:style-name="P4"/>
      <text:p text:style-name="P4">1:18:52 Daniel:</text:p>
      <text:p text:style-name="P4">I'm going to start with a quote in the paper, but it will end in a joke. They give us example of the wax dealing and extended if cognition apparatus of like the whole postal chain, the supply chain logistics of the mailing. And they basically say the point here is that neither of the internal or external sub components of the brain wax system exists in isolation. So it's like the fully distributed term. So what does it look like when instead of just thinking like, well, cognition is about what's happening in the brain, happening in the skull and then there's all these extensions of cognitive niche that get facilitating.</text:p>
      <text:p text:style-name="P4">What happens in the brain is now going to be done through these extended apparatuses. And this is kind of like even going further, which is like yeah, it's a little odd to depict the wax as doing active modeling of the punch, but actually from the Markov partitioning perspective, all these different sub components of the Cognitive Constellation Federation are all sense and acting each other.</text:p>
      <text:p text:style-name="P4"><text:soft-page-break/>1:20:04 They're all doing active on each other. Back to figure two. Look at the brain.</text:p>
      <text:p text:style-name="P4">See how it has a star here. Perception optimizing the balance of so how do we dance with the stars? How do we do group dancing with the stars? How do the brains dance together? That's not the same thing as one active brain, one star in an extended dead universe.</text:p>
      <text:p text:style-name="P4">Dancing with the stars is when cognitive entities are on the other side of the phone. And so it's a very apt meme that you added here.</text:p>
      <text:p text:style-name="P4"/>
      <text:p text:style-name="P4">1:20:46 Dean:</text:p>
      <text:p text:style-name="P4">There's another interesting part to this too, and that is the stage tends to be set up so that the cameras can catch all of the choreography. What happens when the participants impose on the cameras, right? Like, when do they extend the stage out into the audience?</text:p>
      <text:p text:style-name="P4">That hasn't happened yet. But what would that mean then for the property that we know had conventionally have known as dancing with the stars? Now the camera has to move to that active inference that's imposing and it's kind of really fascinating. Again, do you construct it and contain it or what? Elements of this are actually free and independent?</text:p>
      <text:p text:style-name="P4"/>
      <text:p text:style-name="P4">1:21:33 Daniel:</text:p>
      <text:p text:style-name="P4">That makes me think about here's figure one, science communication. Scientists are stars and they're great. Figure two, science communication. Now we're dancing with the stars because the fourth wall has been broken and there's rich cognition activity not just happening on both sides of the communication partition, but actually in a way where it's irreducible and it's a value add from both sides. That's when we'll be doing science communication with the stars.</text:p>
      <text:p text:style-name="P4"/>
      <text:p text:style-name="P4">1:22:08 Dean:</text:p>
      <text:p text:style-name="P4">Yup.</text:p>
      <text:p text:style-name="P4"/>
      <text:p text:style-name="P4">1:22:09 Daniel:</text:p>
      <text:p text:style-name="P4">Okay, two, four. We won't go into it that much, but feel free to make any comment that you like. They give a case study of the common Earthworm lumberkris Terrestris. So here's that wormy guy, and they talk about some of the ideas that were brought up in the previous sections, like counterfactuals in the niche and differentiate efficiency and uploading of cognition functions in the context of the worm.</text:p>
      <text:p text:style-name="P4">Anything you'd add about this or we can continue on just real quickly.</text:p>
      <text:p text:style-name="P4"/>
      <text:p text:style-name="P4">1:22:46 Dean:</text:p>
      <text:p text:style-name="P4">I mean, I'm glad that they're introducing the second not just offloading but uploading. But again, I always get a little sensitive around the idea that expediting is not expedition and we are sort of built to do both. So optimization can sometimes just take a longer path. And so, again, I'm not critiquing what they're saying here.</text:p>
      <text:p text:style-name="P4">I understand in the context of Earthworms, I don't know if there's a magellan Earthworm or if one has been discovered yet. So I don't want to sort of drag this off into the Hinton, the wilderness, but I do know that for us, there is that aspect of our curiosity which we want to make sure that we don't toss away in terms of bringing the example of the case study for cool.</text:p>
      <text:p text:style-name="P4"><text:soft-page-break/></text:p>
      <text:p text:style-name="P4">1:23:40 Daniel:</text:p>
      <text:p text:style-name="P4">Just one note here over multiple generations. So that's both ecological in terms of the stigmajic niche construction of building the tunnel apparatus. And it's evolutionary because there's a selective niche now inside of the ecological niche that selects for Earthworms that are better at, for example, using tunnels and building sometimes, rather than being the builder Earthworm.</text:p>
      <text:p text:style-name="P4">This comes at the cost of being evolutionarily glued to those cognition extensions. Put bluntly, cognitive deceit construction smartens the world of the Earthworm so that its physiology can remain dumb, yet optimal in Leave to from 24 years ago. Clark and so that's interesting to think about and actually relates to a question that Joseph Clark asked in the Chat. They wrote, if we can model the environment as a sum of its states and the state's environment, what does this say about our capacity to create a super intelligence?</text:p>
      <text:p text:style-name="P4">1:24:42 Perhaps in an adapted structure, too, the deep, generative model of mental action with the super intelligence acting as attention over at states like people and frogs.</text:p>
      <text:p text:style-name="P4">So this is kind of like saying, okay, well, just one thought. It's not exactly what is being said. We've talked about how there's this extended active inference that's happening richly in a distributed way across multiple stars. We're doing active INF with the stars. But is that whole system one non extended super intelligence, or what is that extended system?</text:p>
      <text:p text:style-name="P4">And what does that say about our ability to actually construct and work with different intelligences than human?</text:p>
      <text:p text:style-name="P4">Cool? Three extended active inference. So here's where we get to the EAI parts.</text:p>
      <text:p text:style-name="P4">What would you say about this?</text:p>
      <text:p text:style-name="P4"/>
      <text:p text:style-name="P4">1:25:43 Dean:</text:p>
      <text:p text:style-name="P4">Jelle, I have a lot to say, but honestly, I think I Kant to keep it to the .1 and the .2 because I'm not by nature the kind of person who wants to critique. And I'm not critiquing this, but I can think of lots and lots of examples in my personal professional history where, if you don't appreciate, put bluntly, cognitive niche construction smartens the world of the Earthworm so that its physiology can remain dummy yet optimal in peace. That's been ignored in a lot of formal education settings. So if we get there, we'll talk about it, and if we don't, no problem.</text:p>
      <text:p text:style-name="P4"/>
      <text:p text:style-name="P4">1:26:26 Daniel:</text:p>
      <text:p text:style-name="P4">Great.</text:p>
      <text:p text:style-name="P4">They do connect to at least two and two, of course. And these are like extended in space and extended in time through time diacronic as opposed to sin chronic. And so without going too much into the quantum wormhole rabbit hole with space and time being constructs, hashtag livestream 40. Those are at least just two ways we can think about extended cognition. Okay, here's the sections that are in three.</text:p>
      <text:p text:style-name="P4">And it'll be great to talk more about this in dot one and dot two. In these sections, they introduce three functions or aspects of the extended mind. So the first of these features, as they call them, is a Parity principle.</text:p>
      <text:p text:style-name="P4">The Parity principle states that if a part of the world function as a process which weren't done in the head, we would have no hesitation in recognizing it as part of the cognitive process.</text:p>
      <text:p text:style-name="P4"><text:soft-page-break/>1:27:29 Then that part of the world is part of the cognition process. So if you can add two plus two in your head, be right or wrong or whatever, then it shouldn't be qualitatively different to think about two plus two on the calculator. It's all part of this extended cognitive. So Parity just means, like, if it's been rendered under Caesar, then it's equal the Parity principle.</text:p>
      <text:p text:style-name="P4">Yeah, okay.</text:p>
      <text:p text:style-name="P4"/>
      <text:p text:style-name="P4">1:27:57 Dean:</text:p>
      <text:p text:style-name="P4">No, that's right. Yeah.</text:p>
      <text:p text:style-name="P4"/>
      <text:p text:style-name="P4">1:27:59 Daniel:</text:p>
      <text:p text:style-name="P4">The Parity principle entails the second feature of a theory of extended mind, which is the notion of a potential functional isomorphism between some internal and external states. We discuss this a lot in the representations paper and what does active inference tell us about our representations of ourselves and all of that.</text:p>
      <text:p text:style-name="P4">So there's a lot packed into this notion of functional isomorphism. What kind of functional isomorphism? Does the cognitive model have the same structure as a generative process? Or can it be just action oriented and of a totally different kind? But suffice to say, there has to be some functional connection.</text:p>
      <text:p text:style-name="P4">And then the third piece that they introduce is this epistemic action. These are action that ease or optimize cognitive tasks by reducing the memory load required to perform a task. So that's like space complexity, by simplifying the computational processing procedure, time complexity, and by minimizing the probability of errors outcomes success probabilities.</text:p>
      <text:p text:style-name="P4">1:29:03 So it's kind of like space time and then surprise. And that's the cognitive dimension we always hear about.</text:p>
      <text:p text:style-name="P4">What would it be like when you're on the light beam and when you're on the spaceship and when you're going Hinton the black hole in this objectivist frame as if the dimension that mattered were like the objective space and time. But once we swallow that cognition pill or decide to let it course through us in our action, all of a sudden there's the surprise dimension, the element of surprise. And that's where some of these psychological aspects of the cognition niche come into play. And some of these citations are pretty interesting. So as always, reading citations is awesome.</text:p>
      <text:p text:style-name="P4">So referring to the first of those features that they talk about with the Parity principle, it's been suggested that external resources should meet the requirements of glue and trust. So it's not just for first graders anymore.</text:p>
      <text:p text:style-name="P4">1:30:04 Glue and Trust so that the resource is available when needed, like biomery and not subject to constant active scrutiny to ensure it is working as it should. Again, like biometry. Biomemary.</text:p>
      <text:p text:style-name="P4">Sorry. From the point of view of extended active inference, the trust condition is guaranteed by the uploading process whereby the agent learns to engage epistemic cues of the generative process.</text:p>
      <text:p text:style-name="P4">This entails trading off onboard neurocognitive functions for onboard environmental ones. I wasn't actually sure if this was Dean to be offboarded environmental ones or if onboard here is still referring to our ship. It's still onboard our ship, but now the function is also distributed environmentally.</text:p>
      <text:p text:style-name="P4"/>
      <text:p text:style-name="P4">1:30:54 Dean:</text:p>
      <text:p text:style-name="P4"><text:soft-page-break/>But I kind of focused on the trade off. So you made a choice. Now, was it the proper one? You hope that the stability of the thing that you've passed along to remains robust and constant, so that's why it's a trade off. There's an assumption built in.</text:p>
      <text:p text:style-name="P4">I think that's how I read it.</text:p>
      <text:p text:style-name="P4"/>
      <text:p text:style-name="P4">1:31:24 Daniel:</text:p>
      <text:p text:style-name="P4">And they also write, like, for instance, the Earthworm is glued to its inheritance of burrows and moist soil because the constraints of burrows, soils, et cetera, have played on the earthworm's evolution. And then we can imagine how an individual would become glued to their environment in a similar fashion over developmental and also evolutionary active states. Like, if we don't have fossil fuels tomorrow, it's going to be tough. But there would have been a time previously in history before we were glued to them like we are now.</text:p>
      <text:p text:style-name="P4">And so it's like glue and trust. And what does that enable? What does it constrain? And how does that relate to this course? Learning and the parity principle.</text:p>
      <text:p text:style-name="P4">Okay. Epistemic actions, so they write a notebook, for instance, can be viewed as supporting and easing the task of making it to your multiple appointments throughout the week because it can encode relevant information, it can provide structures like a schedule, and it can increase your chances of making it to those appointments on time.</text:p>
      <text:p text:style-name="P4">1:32:29 So it's the same three areas that we discussed earlier, like space, time, and surprise about success.</text:p>
      <text:p text:style-name="P4">These intuitions are formalized by the process of uploading from the point of view of extended active inference. But in addition, by accounting for the relation between all these advantages, also between slash among, between is for two things and among is for more than two things. And then here's a bunch of different kinds of notebooks, and then here's the computational one. Anything to add on this?</text:p>
      <text:p text:style-name="P4"/>
      <text:p text:style-name="P4">1:33:03 Dean:</text:p>
      <text:p text:style-name="P4">Well, traditionally, from a learning standpoint, the epistemic action tend to be placed into a planning paradigm, whereas I see this more as the provisioning.</text:p>
      <text:p text:style-name="P4">This is part of my kit. So I kind of tend to step back and say a journal by itself, or an assumption that journaling writing my ideas out in the traditional sense isn't the same as I'm going to bring a journal along in case being the counterfactual. Right. So, again, I'm in agreement with them. But I know that convention follows that you take one of these things along because you're planning.</text:p>
      <text:p text:style-name="P4">And I'm not discounting planning. I'm just saying when it turns into a plan as opposed to it's one more example of a provisioning exercise.</text:p>
      <text:p text:style-name="P4"/>
      <text:p text:style-name="P4">1:34:07 Daniel:</text:p>
      <text:p text:style-name="P4">Yes, one thought on that would be like the difference between true step by step long term planning, planning as inference, and a sort of nested planning approach where it's like, today, I'm just going to plan to make time to pack my backpack, and then I'll have a plan in the moment when I'm there with my backpack. Like, I want to have the best possible plan, but we're like layers of uncertainty away from what actually might be that situation or the specifics. But I want to have the right affordances then.</text:p>
      <text:p text:style-name="P4"><text:soft-page-break/>And so what are the plans that can be taken right now so that we can plan to plan? Instead of just treating planning as being like before action and being like, we're just going to be in the headquarters and we're going to plan out all the alternatives, it's like, how are we going to plan to plan? And then once you go into the nested planning, well, then how are we going to plan to plan to plan?</text:p>
      <text:p text:style-name="P4">1:35:07 And what should we be doing in the headquarters? Maybe we should be on the road by now.</text:p>
      <text:p text:style-name="P4"/>
      <text:p text:style-name="P4">1:35:12 Dean:</text:p>
      <text:p text:style-name="P4">Yeah, well, it's different versions and I think and as long as you can see them as being different, you're probably ahead of the person who automatically jumps to one conclusion of what this means. So that's all great.</text:p>
      <text:p text:style-name="P4"/>
      <text:p text:style-name="P4">1:35:26 Daniel:</text:p>
      <text:p text:style-name="P4">And then one other term that they talked about is diacronic cognition. So they wrote, the standard example used to exploration diaconic cognition is that of Elizabethan Theatre companies in the work of Tribal 2005 Evelyn Triple distributing cognition in the Globe Theater. And this paper is about how members of theater companies during the 16th century Ad.</text:p>
      <text:p text:style-name="P4">Would manage to perform multiple place per week without being able to rehearse due to time limitations too real. And the ability of the actors to memorize how to perform those plays depended on all kinds of embodied, enacted culture, etcetera. Et cetera, et cetera. Like all the richness was there and is there. And then this is just one quote from Tribble's paper and then love to hear what you think about it.</text:p>
      <text:p text:style-name="P4">So here's from King Lear, which is a Shakespeare play that I love.</text:p>
      <text:p text:style-name="P4">1:36:32 And it's just interesting in this extended cognitive discussion to see the artifact of the text, the written part, that's like the Trace that we see. And that's when Friston speaks of singing from the same hymn sheet. This is kind of like this is the script. Isn't the script like the DNA?</text:p>
      <text:p text:style-name="P4">Isn't it the blueprint? And then this actually reminds us that no, there's actually hundreds of years of discourse and discussion around the enactments and what the Trace means. And so, like Meger argues, what has eluded generations of editors is not likely to have been instantly grasped by the company originally mobilizing the play. Meager argues that Shakespeare was expected, probably, and preferred to be available, planned to plan, to speak to will get in the boat, able to explain and install such designs as this.</text:p>
      <text:p text:style-name="P4">1:37:34 Yeah, Captain Shakespeare was expected to be there.</text:p>
      <text:p text:style-name="P4">And so that's why the Trace isn't instructions.</text:p>
      <text:p text:style-name="P4"/>
      <text:p text:style-name="P4">1:37:44 Dean:</text:p>
      <text:p text:style-name="P4">It's kind of interesting, too, if you think about this, because what does this say about a lot of stuff that goes on the post secondary level now, which you put a loop on it or put a bow on it when you have a conversation with somebody about your poster or your trifold. What has that got to do with a diacronic cognition?</text:p>
      <text:p text:style-name="P4">Interesting, right? Because it's not the same thing. What they're essentially saying here is there's the context of how you would present a poster, but then there's this, which appears, I guess, to the current viewer, not the 1500 years ago as being this thing being taking up a lot more time, but back then, that <text:soft-page-break/>was the default for those people who were time constrained.</text:p>
      <text:p text:style-name="P4">1:38:45 So, again, do we have it? Have we come up with a way of being able to demonstrate cognition today that enables this view?</text:p>
      <text:p text:style-name="P4">I don't know. Again, I'm not criticizing. I'm just saying what if kind of factually this were the way that we were able to now give people an opportunity to say, this was my niche construction as opposed to, I got X number of answers correct on this form of filter.</text:p>
      <text:p text:style-name="P4"/>
      <text:p text:style-name="P4">1:39:26 Daniel:</text:p>
      <text:p text:style-name="P4">Yeah.</text:p>
      <text:p text:style-name="P4">This paper talks about patterns, socio cultural practices mediated by material artifacts populating the stage, and a cross generational apprenticeship system. And what you just said about education, this makes me think about the PhD system and the idea that it could happen without the materiality or the intergenerational mentorship and apprenticeship systems. It just wouldn't be the same cognition system. And I really liked what you said there, like the brain based interactions paradigm. It wants to put the student in the cubicle into a different niche, a different learning environment, and then test them on the recall, on the ability to be that API on the other side of the question response hotline.</text:p>
      <text:p text:style-name="P4">And what else does it look like when we invite each student to create a cognitive niche, which, as we're discussing here, is psychological and it's offloaded, it's uploaded into the environment, which could be digital, and then it's like, I want to know that you've spent the time and attention.</text:p>
      <text:p text:style-name="P4">1:40:39 I want to see your Coda a page with the questions that you wrote. And I want to see some components of your cognitive niche and see where you're developing it and how you're developing it. And public goods like parks. There's people who prune the roses and there's people who mow the grass.</text:p>
      <text:p text:style-name="P4">There's people who make sure the trees are all good to go. And those are all different kinds of niche maintenance practices. And so in our broader cognition niche, how do we navigate.</text:p>
      <text:p text:style-name="P4"/>
      <text:p text:style-name="P4">1:41:18 Dean:</text:p>
      <text:p text:style-name="P4">At a stage right?</text:p>
      <text:p text:style-name="P4"/>
      <text:p text:style-name="P4">1:41:19 Daniel:</text:p>
      <text:p text:style-name="P4">Yeah. Here's their whole concluding remark. The model of cognitive needs construction proposed in this paper offers a formal apparatus for the study of non brain based factors in cognition. So extended cognition as a starting point for modeling, not as a conclusion, not like, well, there's all these things in the niche, and there's the apprenticeship, and then there's the ambiguity.</text:p>
      <text:p text:style-name="P4">And so the conclusion of my paper is it's extended invert that so that starting with the notion of this extended, distributed cognitive process and then apply the sense making to the modeling process in this holistic way. The point stressed in the paper was that cognitive niche construction can be studied as a shared cognitive functioning, enabling organisms to track fractal, often implicitly and at low cost, and fractal cause effect relationships otherwise difficult, if not impossible to track semicolon.</text:p>
      <text:p text:style-name="P4">1:42:34 Notably, relationships where the causal structure is volatile or too complex to be learned by a single entity, by a single nest mate. And so as they close, from the point of view of extended active inference EAI, all cognition functions are in the game of tracking causal regularities and there's no principled reason to restrict this process to the boundaries of skin, skull or even individual agents.</text:p>
      <text:p text:style-name="P4"><text:soft-page-break/></text:p>
      <text:p text:style-name="P4">1:43:02 Dean:</text:p>
      <text:p text:style-name="P4">So then how do we put it all into practice?</text:p>
      <text:p text:style-name="P4"/>
      <text:p text:style-name="P4">1:43:06 Daniel:</text:p>
      <text:p text:style-name="P4">What does applied extended active inference looks like? The four EA cognitive, extended, embedded and culture active applied cognition. And so definitely when we're in 41.1, we can talk about applied, applying and taking initiative.</text:p>
      <text:p text:style-name="P4"/>
      <text:p text:style-name="P4">1:43:31 Dean:</text:p>
      <text:p text:style-name="P4">That's a really critical thing. Like it's hard to do.</text:p>
      <text:p text:style-name="P4">You always hear people in post secondary education say, well, it's what you do with it. There's a bit of a hand wiping aspect, what's what you do with it. But what this is saying is I think it's a little bit more than what I do with it. So how do we set that stage so that it's not quite so daunting to take the initiative?</text:p>
      <text:p text:style-name="P4"/>
      <text:p text:style-name="P4">1:43:59 Daniel:</text:p>
      <text:p text:style-name="P4">What you do with it is the hands on.</text:p>
      <text:p text:style-name="P4">You're the active person. It's what you make of it. It's the energy you put in. You're going to get back what you put into your PhD.</text:p>
      <text:p text:style-name="P4">You're the star of the show. You're the main and only character in this dead extended cognitive world. So what about when we're dancing with the PhDs and nonphds and we're actually applying together in a shared cognitive niche? And that cognitive niche includes other stars who are also like sensing and ActInf lab cognizing about us. So applied thinking through other minds and ways of knowing.</text:p>
      <text:p text:style-name="P4">And then another question that we'll discuss in one Dave, was that there's often a point in these active papers about the different kinds of partitioning and blankets. There's canonical mechanical, there's functional ecological, but there's a lot of different partitionings and different kinds of things coming Hinton play.</text:p>
      <text:p text:style-name="P4">1:45:02 So what is the relation between the anatomical mechanical blankets, so the skin and skull and the functional psychological blankets? This is kind of like brain and mind. So how's that distinction related to nesting of similar or different kinds of blanket states then?</text:p>
      <text:p text:style-name="P4">Oh yeah. Where does the niche in the niches and the niches of each other and the laterally interactions and the nested niches, how does that all come together?</text:p>
      <text:p text:style-name="P4">What are your penultimate thoughts? Dean.</text:p>
      <text:p text:style-name="P4"/>
      <text:p text:style-name="P4">1:45:44 Dean:</text:p>
      <text:p text:style-name="P4">Well, first of all, I really appreciate the paper. I think it's a fantastic paper. I love Inverting because I think we're capable of doing that today's. Point, I think we have this ability to see the difference between process and product or up and down or whatever dynamic and stable and arbitrariness seems to bother the people who want things to be stable, and stability seems to bother those people that want things to be creative. And I think that's a perfect world.</text:p>
      <text:p text:style-name="P4">And so every time I read one of these papers by Axel and the other authors, but in particular the two <text:soft-page-break/>papers recently that we've now given a treatment to, that I think Axel was the primary author, first author, only author on 34.</text:p>
      <text:p text:style-name="P4"/>
      <text:p text:style-name="P4">1:46:32 Daniel:</text:p>
      <text:p text:style-name="P4">Yes.</text:p>
      <text:p text:style-name="P4"/>
      <text:p text:style-name="P4">1:46:33 Dean:</text:p>
      <text:p text:style-name="P4"/>
      <text:p text:style-name="P4">Yeah, he brings things that first might seem counterintuitive compared to the way things traditionally have been viewed. And he makes a very compelling case for why we might want to open a second eye to this. He doesn't throw out the first thing he says, maybe if there's a new entailment that we might want to consider in this partitioning exercise, we all seem to participate in just different levels of degrees of sophistication.</text:p>
      <text:p text:style-name="P4">So again, I'm not a fanboy or putting people up on pedestals, but I certainly respect the way that he's able to share this information and make it more accessible. I think we can make it more accessible if we can find real life on the ground examples. And I think that's what we'll try to do in the 41 one and two.</text:p>
      <text:p text:style-name="P4"/>
      <text:p text:style-name="P4">1:47:30 Daniel:</text:p>
      <text:p text:style-name="P4">Awesome. Agreed.</text:p>
      <text:p text:style-name="P4">Axel gets those cogs spinning. So, as always, Axel, thanks for the collaboration, directly and indirectly. And yes, this should be a great set of discussions in the dot one and dot two. So, Dean, thanks a ton for all the assistance before, during and after here. And to anyone else who's listening now, in the future or whenever, just come get involved and enact with us all.</text:p>
      <text:p text:style-name="P4">The world's a stage, everyone's a critic, we're all stars here, etc.</text:p>
      <text:p text:style-name="P4"/>
      <text:p text:style-name="P4">1:48:06 Dean:</text:p>
      <text:p text:style-name="P4">Thanks, Daniel. Really appreciate it.</text:p>
      <text:p text:style-name="P4"/>
      <text:p text:style-name="P4">1:48:09 Daniel:</text:p>
      <text:p text:style-name="P26">Bye,</text:p>
      <text:p text:style-name="P26"/>
      <text:h text:style-name="P2" text:outline-level="1"><text:span text:style-name="T15">Session </text:span>0<text:span text:style-name="T17">41</text:span>.<text:span text:style-name="T15">1, </text:span><text:span text:style-name="T20">April 6</text:span><text:span text:style-name="T15">, 2022</text:span></text:h>
      <text:p text:style-name="P3"><text:a xlink:type="simple" xlink:href="https://www.youtube.com/watch?v=YKn2njZ_ICg" text:style-name="Internet_20_link" text:visited-style-name="Visited_20_Internet_20_Link"/></text:p>
      <text:p text:style-name="P3"><text:a xlink:type="simple" xlink:href="https://youtu.be/H6rjjPZE5hs" text:style-name="Internet_20_link" text:visited-style-name="Visited_20_Internet_20_Link">https://youtu.be/H6rjjPZE5hs</text:a></text:p>
      <text:p text:style-name="P3"/>
      <text:p text:style-name="P18"><text:span text:style-name="T4">First participatory group discussion on the</text:span> <text:span text:style-name="T10">paper “</text:span><text:span text:style-name="T7">Extended active inference: Constructing predictive cognition beyond skulls </text:span><text:span text:style-name="T10">” by </text:span><text:span text:style-name="T8">Axel Constant, Andy Clark, Michael Kirchhoff, </text:span><text:span text:style-name="T9">&amp; </text:span><text:span text:style-name="T8">Karl J. Friston</text:span><text:span text:style-name="T10">.</text:span></text:p>
      <text:p text:style-name="P11"/>
      <text:p text:style-name="P12"/>
      <text:p text:style-name="P13"/>
      <text:h text:style-name="P31" text:outline-level="2">S<text:span text:style-name="T22">ESSION S</text:span>PEAKERS</text:h>
      <text:p text:style-name="P15">Daniel Friedman, <text:span text:style-name="T19">Dean Tickles, Bleu Knight</text:span></text:p>
      <text:p text:style-name="P13"/>
      <text:p text:style-name="P12"/>
      <text:h text:style-name="P30" text:outline-level="2">CONTENTS</text:h>
      <text:p text:style-name="P4"/>
      <table:table table:name="Table2" table:style-name="Table2">
        <table:table-column table:style-name="Table2.A"/>
        <table:table-column table:style-name="Table2.B"/>
        <table:table-row table:style-name="Table2.1">
          <table:table-cell table:style-name="Table2.A1" office:value-type="string">
            <text:p text:style-name="P19">00:27</text:p>
          </table:table-cell>
          <table:table-cell table:style-name="Table2.A1" office:value-type="string">
            <text:p text:style-name="P20">Live Stream</text:p>
          </table:table-cell>
        </table:table-row>
        <table:table-row table:style-name="Table2.1">
          <table:table-cell table:style-name="Table2.A1" office:value-type="string">
            <text:p text:style-name="P19">01:09</text:p>
          </table:table-cell>
          <table:table-cell table:style-name="Table2.A1" office:value-type="string">
            <text:p text:style-name="P20">Extended Active Inference and Culture</text:p>
          </table:table-cell>
        </table:table-row>
        <table:table-row table:style-name="Table2.1">
          <table:table-cell table:style-name="Table2.A1" office:value-type="string">
            <text:p text:style-name="P19">06:30</text:p>
          </table:table-cell>
          <table:table-cell table:style-name="Table2.A1" office:value-type="string">
            <text:p text:style-name="P20">Cognitive Extension and the Social Network</text:p>
          </table:table-cell>
        </table:table-row>
        <table:table-row table:style-name="Table2.1">
          <table:table-cell table:style-name="Table2.A1" office:value-type="string">
            <text:p text:style-name="P19">13:17</text:p>
          </table:table-cell>
          <table:table-cell table:style-name="Table2.A1" office:value-type="string">
            <text:p text:style-name="P20">Social niches and the cognitive forest</text:p>
          </table:table-cell>
        </table:table-row>
        <table:table-row table:style-name="Table2.1">
          <table:table-cell table:style-name="Table2.A1" office:value-type="string">
            <text:p text:style-name="P19">14:53</text:p>
          </table:table-cell>
          <table:table-cell table:style-name="Table2.A1" office:value-type="string">
            <text:p text:style-name="P20">Cognitive Niches and Extended Inference (<text:span text:style-name="T21">E-A</text:span>I)</text:p>
          </table:table-cell>
        </table:table-row>
        <table:table-row table:style-name="Table2.1">
          <table:table-cell table:style-name="Table2.A1" office:value-type="string">
            <text:p text:style-name="P19">17:02</text:p>
          </table:table-cell>
          <table:table-cell table:style-name="Table2.A1" office:value-type="string">
            <text:p text:style-name="P20">How Does Your Food Get to the Table?</text:p>
          </table:table-cell>
        </table:table-row>
        <table:table-row table:style-name="Table2.1">
          <table:table-cell table:style-name="Table2.A1" office:value-type="string">
            <text:p text:style-name="P19">19:12</text:p>
          </table:table-cell>
          <table:table-cell table:style-name="Table2.A1" office:value-type="string">
            <text:p text:style-name="P20">Applying Extended Inference: Realism or <text:span text:style-name="T21">I</text:span>nstrumentalism?</text:p>
          </table:table-cell>
        </table:table-row>
        <table:table-row table:style-name="Table2.1">
          <table:table-cell table:style-name="Table2.A1" office:value-type="string">
            <text:p text:style-name="P19">27:16</text:p>
          </table:table-cell>
          <table:table-cell table:style-name="Table2.A1" office:value-type="string">
            <text:p text:style-name="P20">Extension of Active Inference</text:p>
          </table:table-cell>
        </table:table-row>
        <table:table-row table:style-name="Table2.1">
          <table:table-cell table:style-name="Table2.A1" office:value-type="string">
            <text:p text:style-name="P19">38:04</text:p>
          </table:table-cell>
          <table:table-cell table:style-name="Table2.A1" office:value-type="string">
            <text:p text:style-name="P20">Cognitive uploading in the Internet</text:p>
          </table:table-cell>
        </table:table-row>
        <table:table-row table:style-name="Table2.1">
          <table:table-cell table:style-name="Table2.A1" office:value-type="string">
            <text:p text:style-name="P19">39:33</text:p>
          </table:table-cell>
          <table:table-cell table:style-name="Table2.A1" office:value-type="string">
            <text:p text:style-name="P20">Cognitive Uploading and Offloading</text:p>
          </table:table-cell>
        </table:table-row>
        <table:table-row table:style-name="Table2.1">
          <table:table-cell table:style-name="Table2.A1" office:value-type="string">
            <text:p text:style-name="P19">43:18</text:p>
          </table:table-cell>
          <table:table-cell table:style-name="Table2.A1" office:value-type="string">
            <text:p text:style-name="P20">Post-cultural alienation</text:p>
          </table:table-cell>
        </table:table-row>
        <table:table-row table:style-name="Table2.1">
          <table:table-cell table:style-name="Table2.A1" office:value-type="string">
            <text:p text:style-name="P19">44:55</text:p>
          </table:table-cell>
          <table:table-cell table:style-name="Table2.A1" office:value-type="string">
            <text:p text:style-name="P20">Cognitive uploading and the separation of academic and professional</text:p>
          </table:table-cell>
        </table:table-row>
        <table:table-row table:style-name="Table2.1">
          <table:table-cell table:style-name="Table2.A1" office:value-type="string">
            <text:p text:style-name="P19">53:56</text:p>
          </table:table-cell>
          <table:table-cell table:style-name="Table2.A1" office:value-type="string">
            <text:p text:style-name="P20">Cognitive Upload and Offload</text:p>
          </table:table-cell>
        </table:table-row>
        <table:table-row table:style-name="Table2.1">
          <table:table-cell table:style-name="Table2.A1" office:value-type="string">
            <text:p text:style-name="P19">1:00:16</text:p>
          </table:table-cell>
          <table:table-cell table:style-name="Table2.A1" office:value-type="string">
            <text:p text:style-name="P20">What is the Cognitive Upload?</text:p>
          </table:table-cell>
        </table:table-row>
        <table:table-row table:style-name="Table2.1">
          <table:table-cell table:style-name="Table2.A1" office:value-type="string">
            <text:p text:style-name="P19">1:07:24</text:p>
          </table:table-cell>
          <table:table-cell table:style-name="Table2.A1" office:value-type="string">
            <text:p text:style-name="P20">Circularity in the Joint Self-Evidencing</text:p>
          </table:table-cell>
        </table:table-row>
        <table:table-row table:style-name="Table2.1">
          <table:table-cell table:style-name="Table2.A1" office:value-type="string">
            <text:p text:style-name="P19">1:15:48</text:p>
          </table:table-cell>
          <table:table-cell table:style-name="Table2.A1" office:value-type="string">
            <text:p text:style-name="P20">Cognitive Uploading vs Offloading</text:p>
          </table:table-cell>
        </table:table-row>
        <table:table-row table:style-name="Table2.1">
          <table:table-cell table:style-name="Table2.A1" office:value-type="string">
            <text:p text:style-name="P19">1:21:40</text:p>
          </table:table-cell>
          <table:table-cell table:style-name="Table2.A1" office:value-type="string">
            <text:p text:style-name="P20">Reminding My Daughter to Get Her Lunch</text:p>
          </table:table-cell>
        </table:table-row>
        <table:table-row table:style-name="Table2.1">
          <table:table-cell table:style-name="Table2.A1" office:value-type="string">
            <text:p text:style-name="P19">1:30:54</text:p>
          </table:table-cell>
          <table:table-cell table:style-name="Table2.A1" office:value-type="string">
            <text:p text:style-name="P20">What Other Situations Are Like the Elizabethan Play?</text:p>
          </table:table-cell>
        </table:table-row>
        <table:table-row table:style-name="Table2.1">
          <table:table-cell table:style-name="Table2.A1" office:value-type="string">
            <text:p text:style-name="P19">1:32:29</text:p>
          </table:table-cell>
          <table:table-cell table:style-name="Table2.A1" office:value-type="string">
            <text:p text:style-name="P20">Cognitive Offloading and Uploading</text:p>
          </table:table-cell>
        </table:table-row>
        <table:table-row table:style-name="Table2.1">
          <table:table-cell table:style-name="Table2.A1" office:value-type="string">
            <text:p text:style-name="P19">1:37:37</text:p>
          </table:table-cell>
          <table:table-cell table:style-name="Table2.A1" office:value-type="string">
            <text:p text:style-name="P20">Aspects of anatomical and mechanical blankets</text:p>
          </table:table-cell>
        </table:table-row>
        <table:table-row table:style-name="Table2.1">
          <table:table-cell table:style-name="Table2.A1" office:value-type="string">
            <text:p text:style-name="P19">1:38:36</text:p>
          </table:table-cell>
          <table:table-cell table:style-name="Table2.A1" office:value-type="string">
            <text:p text:style-name="P20">The nested systems of learning</text:p>
          </table:table-cell>
        </table:table-row>
      </table:table>
      <text:p text:style-name="Standard"/>
      <text:p text:style-name="P3"/>
      <text:p text:style-name="P4"/>
      <text:h text:style-name="P32" text:outline-level="2">TRANSCRIPT</text:h>
      <text:p text:style-name="P4"/>
      <text:p text:style-name="P4">00:27 Daniel:</text:p>
      <text:p text:style-name="P4">All Right. Hello everyone. Thanks for joining ActInf Lab Livestream number 41 Dot One. It's April 6, 2022. Welcome to the ActInf Lab.</text:p>
      <text:p text:style-name="P4">We're a participatory online lab that is communicating, learning and practicing applied active inference. This is a recorded and an archived Livestream so please provide us with feedback so we can improve <text:soft-page-break/>on our work. All backgrounds and perspectives are welcome here and we'll be following good video etiquette for Livestream. If you want to learn more about any active lab activities, head over to activeinferenceorg and you can learn more there. Alright, today in stream number 41.1, we are continuing to learn and discuss the paper extended Active Inference constructing Predictive Cognition Beyond Skull by Constant Clark, Kirchhoff and Friston from 20 Went.</text:p>
      <text:p text:style-name="P4">And today in the Dot One, we're going to have some introductions, revisit the roadmap and some of the big questions of the paper and then we can have an open discussion around the figures, formalism anything else that people think is relevant.</text:p>
      <text:p text:style-name="P4">01:44 And for those who are watching live, feel free to add any questions or comments in the live chat. So we can start just by saying hello, hearing perhaps Blues first thoughts on the paper. And from Dean and I, we can revisit what we've been thinking about potentially since the dot zero, which I'll save for soon. So I'm Daniel, I'm a researcher in California and I'll pass it to Dean.</text:p>
      <text:p text:style-name="P4"/>
      <text:p text:style-name="P4">02:16 Dean:</text:p>
      <text:p text:style-name="P4">Thanks Daniel. I'm Dean. I'm up here in Calgary. I'm a little basically today because I'm fighting off a bit of a cold. What I've been thinking about since we did the zero is the sort of the idea around how cognition is maybe cultural and I'll just leave it at that because maybe we can have a bit of a conversation about that today.</text:p>
      <text:p text:style-name="P4">I'll pass it to Bleu.</text:p>
      <text:p text:style-name="P4"/>
      <text:p text:style-name="P4">02:40 Bleu:</text:p>
      <text:p text:style-name="P4">Hi. I'm Bleu. I'm an independent research consultant in New Mexico so I'll give some first thoughts on the paper. One thing that really stuck out to me was the idea of glue and truth. So that gave a whole new level.</text:p>
      <text:p text:style-name="P4">So in order for you to have extended cognition, you have to believe in it and you have to be glued to it. Like you have to have access to it whenever you need it and you have to believe that it's valid, Right? So that's the glue and truth idea that they unpacked in the paper and it gave a whole new meaning of being glued to your phone. To me, I was like, Oh, this is why we're always glued to our phone. There's glue and there's truth.</text:p>
      <text:p text:style-name="P4">Right? So that was kind of interesting. And then definitely to touch on what Dean was saying. I think that the cognition embedding and culture is a super interesting aspect.</text:p>
      <text:p text:style-name="P4">03:45 And in the very last section of the paper they were talking about the ability to give theater play without being able to rehearse just based on cultural cues and knowing the context and just being so wellversed and how to queue off of each other or this kind of thing.</text:p>
      <text:p text:style-name="P4">And it reminded me of maybe like, a jazz improv. Like, we know what's acceptable, or, like, when you're playing, when you have, like, a jamband and you're playing all the time, like, you kind of just know where to pick off. Or danny and I Axel constant leaving stigma to traces. There's, like, this extended cognition that I see happen. Like, we'll both be doing the same thing at the same time.</text:p>
      <text:p text:style-name="P4">I was just doing that. It's hard to eliminate redundancy in those kinds of circumstances. So there is, like, the shared culture and how central even because culture, yes, we have culture as a human society, but, like, within the Elizabethan theater companies, there's their own culture, Right, of I don't know how many people were in the theater company.</text:p>
      <text:p text:style-name="P4"><text:soft-page-break/>04:46 20. So, like, there's that and being able to queue off of each other.</text:p>
      <text:p text:style-name="P4">And the active inference lab, which is growing every day, reach out if you haven't yet signed up paper.</text:p>
      <text:p text:style-name="P4">Active inference lab. We have our community, and we have some people we interact with on a very regular basis and then others less so. And so we're kind of able to queue off of each other in that kind of way. And so how does this go out to, like, your religious culture, your state culture, like, your country culture, let alone society at large? So this idea of cultural cognition, I think, is very salient and also, like, really speak to the IQ test or not IQ test, but even, like, childhood development and learning.</text:p>
      <text:p text:style-name="P4">Like in some cultures, when you give a child some pieces and do a demonstration for them of how to stack blocks together or how to make a lego thing.</text:p>
      <text:p text:style-name="P4">05:48 In some cultures, especially in the west, you see, like, a child who assembles the blocks, like, maybe starts off how the demonstration happened, but then does some new innovative stuff. Like, we see a child like that. Oh, that's so, like, creative, and what an ingenious way to use these tools in a novel way. But in some cultures, that child must be an idiot.</text:p>
      <text:p text:style-name="P4">Why isn't he just replicating, like, what the adults shoes him how to do? And that's a legit, like, cultural phenomenon that speaks to intelligence and yeah, okay, sorry I rambled him out. So you've got my thoughts.</text:p>
      <text:p text:style-name="P4"/>
      <text:p text:style-name="P4">06:23 Daniel:</text:p>
      <text:p text:style-name="P4">Awesome. Well, at least we know there's be a lot to jump into.</text:p>
      <text:p text:style-name="P4">Let's return to the big question. So for more background, of course people can read the paper or check out the zero, but let's just pick up with the big question and then the roadmap, and then we'll kind of jump into the more restructure slides as we framed it here. The question of this paper about extended cognition is about how cognition is extended. And the way that the authors approach that is, this perspective of the cognitive niche which they develop from the perspectives that are focused on here in this paper with this dialectic of the cognitive niche consisting of a psychological habit from ecological psychology one can think of, as well as a functional habit, like a neurobehavioral habit. And they also have a selective ecological evolutionary perspective on the cognitive niche that Axel Constant and others have developed in other work.</text:p>
      <text:p text:style-name="P4">07:33 But in this paper, they were focused mostly on the psychological and the functional and the time scale of the behavioral ecology rather than evolutionary ecology. But this is all kind of in the background, so they focus on the psychological and functional dimensions of the cognitive niche and use that to sort of navigate and triangulate cognitive extension. So any other ways to think about it? Or just what did other people think of were just like a big question that would maybe mention active inference or not. But what is the kind of question that leads somebody to want to read this paper and understand what they're conveying?</text:p>
      <text:p text:style-name="P4"/>
      <text:p text:style-name="P4">08:16 Dean:</text:p>
      <text:p text:style-name="P4">Yeah, I think one of the interesting things here is that if you encounter something that you don't believe is an extension or a continuation of the prior culture, so you're walking into a new habitat. We'll just call it that. What does that then imply in terms of your ability to cognitive as a newbie cognitively extend into that situation? I think that's what this paper is really interesting in terms of discussing, because not so long ago, there were a couple of researchers, write Blavian. Wagner, who talked about <text:soft-page-break/>experiential learning and how you could be on the periphery of a culture, and you would slowly move your way closer and closer to whatever the core of that culture is.</text:p>
      <text:p text:style-name="P4">This doesn't speak to the cultural aspects of cognitive extension in that way. So my question is, when you walk into a new culture or something that you don't feel that you're necessarily familiar with, how does your cognitive extension get taken up in that new culture?</text:p>
      <text:p text:style-name="P4">09:28 Yes. As opposed to the participants in the culture. Right. There's two components to this. It's how the people will treat you, for example, but it's how the culture treats you as well.</text:p>
      <text:p text:style-name="P4">So there's two part to that, and I think that's really interesting. They haven't broken it out in this paper per se, but they certainly lead to that kind of question because of the research and the argument that they've been able to put forward.</text:p>
      <text:p text:style-name="P4"/>
      <text:p text:style-name="P4">09:52 Daniel:</text:p>
      <text:p text:style-name="P4">Nice. Three researchers walk into a new habit. Is it a psychological habit?</text:p>
      <text:p text:style-name="P4">Is it a functional habit? And then that makes me think about, like, the culture of a music festival or something. When you're at the periphery, there's people who are just joining, like you are, or people who are leaving, or people who want a little bit of a space away from the main action, but using that sort of inner and other culture idea. Very interesting. Yep.</text:p>
      <text:p text:style-name="P4"/>
      <text:p text:style-name="P4">10:21 Bleu:</text:p>
      <text:p text:style-name="P4">Glue so the idea of being, like a newcomer is pretty interesting in this context because there has to be some kind of reciprocity that like you are expecting the niche to be a certain way or maybe you learn the ways of the niche. You don't really have an expectation or you know, like how your old niche was and you carry that forward with some prediction. But as the niche is updating you, you are also updating the niche. And so as the culture is updating you singular you, you are also updating the culture and it goes around and around like that. Or I wonder what degree we all update our culture.</text:p>
      <text:p text:style-name="P4">Like what is the single characteristic? Maybe it's like a big five personality trait or maybe it's some kind of enneagram type or maybe there's a single dominating thing that makes you have a strong influence on the culture around you.</text:p>
      <text:p text:style-name="P4">11:27 Or is it just like the rate at which you transmit information or the number of people that you transmit information to? I mean, we all know that those nodes that are hot spots in social networks are like they're the influential nodes that have the billions of connecting. So is it just the number of connections that you have, the level of information that you transmit or the quantity of information that you transmit?</text:p>
      <text:p text:style-name="P4">Or is there something like some personality trait that actually gives you the ability to update your culture more influential than others?</text:p>
      <text:p text:style-name="P4"/>
      <text:p text:style-name="P4">12:02 Dean:</text:p>
      <text:p text:style-name="P4">One last quick point. I want to kind of build on Blue's point there. So part of this I'm using terminology that's not part of the paper, but I think we could look at culturation as a form of domesticate, Right? And so I'm not sure when a person walks into a new culture whether they're perceived as sort of nondomesticated and then we're going to get them caught up or brought up to speed in terms of what the culture is. And I agree with you Glue, it is a circular thing.</text:p>
      <text:p text:style-name="P4"><text:soft-page-break/>I just wonder whether there's a certain amount of fitness that's brought in when somebody new is sort of thrown into the bigger cultural pot and whether there's an effort to try to bring them to be more influential on the one than the one being influential on the many. I'm always curious about those things and I don't think that this is going to get answered Right now.</text:p>
      <text:p text:style-name="P4">13:03 But I think that's an important point to sort of remember, especially when we get into the flipping part here, which I can see Dan has already got the graph up.</text:p>
      <text:p text:style-name="P4"/>
      <text:p text:style-name="P4">13:12 Daniel:</text:p>
      <text:p text:style-name="P4">So let's go there, we will come there. It just made me think about when the niche is not other people so going on a walk through the forest and the niche is going to be like other trees or just the path itself.</text:p>
      <text:p text:style-name="P4">This kind of figure two representation where there's an active process by which not just as the entity doing action selection with respect to the niche, but the niche is basically being identified and it is taking some sort of active process by which it is doing an inference on the entity. And in the forest it's like, whoa, are the trees alive? Is this Lord of the Rings? But if this is another group of people and this is your social niche and your psychological and functional habitat is other people, then it is like quite literal, this could be two people in conversation or this could be one versus multiple. And so in the social and cognitive and cultural niche it is like less of a leap to talk about how there's cognitive processes on both sides, but then that helps us recognize that actually it is a continuum.</text:p>
      <text:p text:style-name="P4">14:24 It's like, okay, so if we can very clearly see how in the conversation there's this optimization happening on both sides, then what does that look like? Whole we're in the forest. Okay, cool. So some of those big questions have been raised and then let's just revise the roadmap and see where they went on their little forest journey and then we'll jump back into the slides and go from there. So they introduced the cognitive niche, active inference and extended mind concepts and then discussed the argument that they're going to lead us down and the way in which active inference plays into it.</text:p>
      <text:p text:style-name="P4">As we mentioned just recently, they're focusing on the functional and psychological aspects of the cognitive niche, leaving for later that evolutionary perspective. And they're using active inference as an integrative framework and set of formalisms to help address that.</text:p>
      <text:p text:style-name="P4">15:26 They go through cognitive, psychological and functional niches, provide a case study with Earthworm and have several figures that we spent a lot of time in the Zero looking at where in figure one there was somewhat of an active entity in a niche that could have its own dynamics. But then figure two introduced the idea that the niche is also doing something like what the entity is doing but with asymmetry so same but different. And then after that discussion, they take the full turn towards extended active inference, e AI.</text:p>
      <text:p text:style-name="P4">And they recognize, well, if the niche or whatever is on the other side of the entity and the way that we're modeling it is doing something cognitive, is that a way in which we can recognize boundaries and interfaces as well as distributed or extended cognitive processes? They approach that from a few different angles, like extension through space, spatial extension as well as extension through time, temporal extension related to diacronic cognition through time.</text:p>
      <text:p text:style-name="P4">16:37 And then they also discussed a few pieces related to, for example, epistemic actions and the relevance of how distributed cognitive systems use epistemic actions, for example, knowing where to look to find some piece of information in the niche. That's kind of how they went through this paper. Any comments on the roadmap or we can now turn to the blank slides.</text:p>
      <text:p text:style-name="P4"><text:soft-page-break/></text:p>
      <text:p text:style-name="P4">17:02 Bleu:</text:p>
      <text:p text:style-name="P4">Don't forget about the Spiced food because that was also part of the case study.</text:p>
      <text:p text:style-name="P4"/>
      <text:p text:style-name="P4">17:08 Daniel:</text:p>
      <text:p text:style-name="P4">What about it?</text:p>
      <text:p text:style-name="P4"/>
      <text:p text:style-name="P4">17:12 Bleu:</text:p>
      <text:p text:style-name="P4">There was the Earthworm case, but then there was also the case of spicing food as a cultural practice and how like potentially even the act of cooking food or how we prepare food overall, like some parts of food are poisonous or you're going to eat blowfish. That's a very precise, very mentor, mentee transmitted practice. But I mean, more than that, just also like the spices that we use can sometimes be like, you know, poisonous agents and they're slightly toxic to us, but not in small amounts. But they also help to get rid of any parasites that might be residing in the meat that we're nesting. They use that as a case study.</text:p>
      <text:p text:style-name="P4">Also not just the earthworm with the kidney.</text:p>
      <text:p text:style-name="P4"/>
      <text:p text:style-name="P4">17:57 Daniel:</text:p>
      <text:p text:style-name="P4">This is a book that we've been reading at home recently, much Depends on Dinner. It's kind of in the culinary writing genre. Not something we talk about too much directly here, but it's a very interesting approach that really does some deep driver's on what we could see from our at in lab vantage. Point of, like, extended and culture cognitive processes and thinking about how food gets to the table in all of the ways that it gets to the table.</text:p>
      <text:p text:style-name="P4">How do people get to the table, how do we show up and how does that differ through time? So it's kind of a cool book.</text:p>
      <text:p text:style-name="P4"/>
      <text:p text:style-name="P4">18:34 Bleu:</text:p>
      <text:p text:style-name="P4">Similarly, like The Omnivores Dilemma, which I just read, was also like, how does your food get to the table? Where does it come from? And yeah, there's a whole set of practices and not only that, but actually, I mean, you go back to thinking about survival and thinking like a state, thinking about thinking like a state.</text:p>
      <text:p text:style-name="P4">There's a whole set of practices that actually construct our society based on the way that we get food, which is really pretty remarkable.</text:p>
      <text:p text:style-name="P4"/>
      <text:p text:style-name="P4">19:02 Daniel:</text:p>
      <text:p text:style-name="P4">It's a distributed realism with bringing resources and nutrients to and from. And so it is very related. Okay, so here's a few of the options. People can take a quick little vote or state their preference.</text:p>
      <text:p text:style-name="P4">We can talk about walking into new cognitive niches, talk a little bit about glue and truth in the context of extended cognitive processes and culture, about applying extended active inference and how that is modeled in its deployment, as well as maybe from an experiential perspective. What does it feel like to be applying active inference in the extended way? We have the question from Dave about thinking about partitions, and there's a few other ways we could go any preferences from these.</text:p>
      <text:p text:style-name="P4"><text:soft-page-break/></text:p>
      <text:p text:style-name="P4">20:04 Bleu:</text:p>
      <text:p text:style-name="P4">So when we talk about applying active inference, are we talking about this from a realist or instrumentalist perspective? I just need to know determines my vote?</text:p>
      <text:p text:style-name="P4"/>
      <text:p text:style-name="P4">20:17 Daniel:</text:p>
      <text:p text:style-name="P4">I think you've already said enough. What would it mean? Why does it matter about realism and instrumentalism if we're talking about applying extended active inference, what are those as you're seeing it now?</text:p>
      <text:p text:style-name="P4">And what would the realism flavor or instrumentalist flavor look like?</text:p>
      <text:p text:style-name="P4"/>
      <text:p text:style-name="P4">20:39 Bleu:</text:p>
      <text:p text:style-name="P4">Well, are we talking about actually what is it like to apply active inference in an extended way? It takes on a very realist flavor when we're thinking about extending active inference beyond our own skull, or are we modeling what are we actually doing here? Are we modeling collective cognition, collective predictive processing as extended active inference? Or what are we actually doing here?</text:p>
      <text:p text:style-name="P4">I would like to know what you guys think.</text:p>
      <text:p text:style-name="P4"/>
      <text:p text:style-name="P4">21:10 Daniel:</text:p>
      <text:p text:style-name="P4">Yes, Dean?</text:p>
      <text:p text:style-name="P4"/>
      <text:p text:style-name="P4">21:14 Dean:</text:p>
      <text:p text:style-name="P4">My curiosity around this is always to do with things that have actually happened. But I still think there's a sort of a tool or instrumentalist part around it too. When I first joined this community, I don't know that I could have gotten become part of whatever the community is evolving into without having both a kind of a realism perspective and an instrumentalism perspective. So I'm always kind of curious when people want to break it out into those two things. I'm a minimum of two things guy.</text:p>
      <text:p text:style-name="P4">I think both of them both of them exist, and I don't think we can actually do anything without having both of them. So let's say we drop one or the other Bleu what happens in terms of our ability to sort of get a real grip on or optimize or do any of the things that we want to do in terms of becoming acculturated? Like, if we drop one of the two and just put all of our resource in the other domain, do we do that naturally or do we do that in those domesticated situations?</text:p>
      <text:p text:style-name="P4">22:21 Right? If we're doing it in the wild, if we're rule having to go out there and orange, don't we use both?</text:p>
      <text:p text:style-name="P4">That's my question.</text:p>
      <text:p text:style-name="P4"/>
      <text:p text:style-name="P4">22:30 Bleu:</text:p>
      <text:p text:style-name="P4">So I will respond to that. I do think we use both. I drop the instrumentalist perspective all the time. Like, I drop it when I think about extending my cognition into my niche environment and I think about extending my cognition into my group of active inference people or whatever.</text:p>
      <text:p text:style-name="P4">I drop the instruments perspective frequently in language, in thought. Like, I think about, Oh, what is it like to actively infer XYZ? But I never close, Right of the instrumentalist perspective as the real way <text:soft-page-break/>things are, Right? Does that make sense? Perspective is the real way things are.</text:p>
      <text:p text:style-name="P4">Like, this is a tool. I talk about it as if it's not. I think about it as if it's not. But essentially, in my generative model, from the realist perspective in my model, when I talk about my model, I am modeling my model, and I'm doing it with the instrumentalist of active inference.</text:p>
      <text:p text:style-name="P4"/>
      <text:p text:style-name="P4">23:34 Dean:</text:p>
      <text:p text:style-name="P4">Yeah, well, again, that's where I find this really interesting.</text:p>
      <text:p text:style-name="P4">If we're going to extend extend, it's hard enough to talk about building a niche or constructing a niche without tools or without realism. But if you're going to do that as an extended cognition exercise, now it's even more complicated, even more complex. How do you drop one of the two and continue to feel like you're accomplishing something. I don't want to get into debate well, I don't think we're getting into debates about it's, one or the other, but I think when you're trying to figure things out to just say, okay, I'm automatically going to blind one eye just because I want the other eye to grow bigger. The other eye doesn't grow bigger.</text:p>
      <text:p text:style-name="P4">So why are you doing that to yourself? That's what I always ask.</text:p>
      <text:p text:style-name="P4"/>
      <text:p text:style-name="P4">24:27 Daniel:</text:p>
      <text:p text:style-name="P4">So we can think about applying extended active inference and as Bleu initially asked, are we approaching this in what ways from a realism and in what ways from an instrumentalism perspective? So the realist question just we're at the DMV getting our driver's license renewed and they ask us to COVID one of our eyes because they actually do want to understand that one of the eyes has a certain visual capacity. So we're closing the instrumentalism eye.</text:p>
      <text:p text:style-name="P4">And it's like to the extent that we can even talk about the real cognitive systems actually really do have functional dependencies that extend beyond any actual boundary in the world or that we state. So however many philosophical caveats you need to add about realism, this I has no problem seeing that the functional components of cognition are distributed. So that is realism or really extended active inference.</text:p>
      <text:p text:style-name="P4">25:30 So re a I, the instrumentalism I is how we going to utilize active in a way that is useful. And so here with this I, we can see that no matter what, we're going to have to model along with compromises like accuracy minus complexity, the ways in which our models of the cognitive systems, they actually do require in the model the as if influence of influences beyond their neural system.</text:p>
      <text:p text:style-name="P4">So whether those influences beyond the actual boundaries are real or whether those influences beyond the statistical boundaries are statistically real, we can oscillate and look at something because we're the one who's generating those visual and integrating those perspectives into like a single coherent generative model. And one last thought is a lot of times somebody will think, well, what is a bug see?</text:p>
      <text:p text:style-name="P4">26:34 What is an insect see? And it has like a thousand different views of the world, but of course we have two eyes and see just one vision of the world. So there's reason to think that no matter how many facets of the insect eye there are, they're still having just a single coherent visual generative model.</text:p>
      <text:p text:style-name="P4">So maybe there's even other perspectives, but that won't mean that we are not having a singular underlying coherent generative experience, okay, that bridge being crossed or burnt, depending on what you think. What are some situations where we would be applying extended active inference and also to distinguish that question from just like where would we want to be extending active inference? Where <text:soft-page-break/>would specifically extended perspectives on active inference be really important as opposed to just on extended and maybe it would be helpful there to look at figure one and two, just to remind yourself of those differences.</text:p>
      <text:p text:style-name="P4">27:41 So think about the examples. Yes, blueprints, go for it.</text:p>
      <text:p text:style-name="P4"/>
      <text:p text:style-name="P4">27:47 Bleu:</text:p>
      <text:p text:style-name="P4">So in the spirit of active inference being a scale free framework, I think about extended active inference as very critical to this skill free way that we think about active inference just because as a ecological system were layers and layers and layers and layers and layers deep. So, like, I this like whatever my ego perceives as me Bleu, I am an embodied image of extended active inference. So I don't see it happening anywhere. I don't see it extended active inference not happening anywhere. Like, I see what happens in my skull, a function of what's happening in my cells and my tissues and my organs, Etc.</text:p>
      <text:p text:style-name="P4">Because all of those subunits of Bleu are doing this extended active inference with one another. But if we want to look specifically at a group function, which may be necessary or maybe not, I mean, to go beyond our school, are we looking at like how organizations function, which maybe Dean wants to talk about more, or how states function or how institutions function at large?</text:p>
      <text:p text:style-name="P4">29:07 So do we have to get actually beyond the physical body to go beyond our skull? Or can we go within our physical body to talk about extension active inference beyond skulls?</text:p>
      <text:p text:style-name="P4"/>
      <text:p text:style-name="P4">29:18 Daniel:</text:p>
      <text:p text:style-name="P4">Yes, so we can think about like backweight point, which is that nested systems of which we often talk about can actually be thought of as extended active inference systems.</text:p>
      <text:p text:style-name="P4">So we've talked about like, ant nest mates in the ant colony. And so there's the sense in which the lateral interactions from one nest mates point of view because those lateral interactions are with other nest mates. There's cognition on both sides of the interaction. So it is like an extended active inference process. And then also there's the extended active inference with the physical substrate and the stigma G and the building of the nest architecture and the phenomena deposition.</text:p>
      <text:p text:style-name="P4">And that kind of physical substrate is more on the mere active inference rather than adaptive active inference end of the spectrum. And the physical substrate reminds us more of figure one, where you have an active cognitive entity that's doing some sort of free energy minimizing process that's helping it select policy.</text:p>
      <text:p text:style-name="P4">30:28 That's the argument. And then it's feeding into the dynamics of the external niche, which can be complex. And they have their own endogenous change dynamics, which is seen by the fact that, like, the rate of change on the external states is a function of something involving the current state of those world states plus a noise term.</text:p>
      <text:p text:style-name="P4">So this can be a complex, recursive nonlinear function, but that could still be a mere active entity because it's not actually engaged in a policy selection, rather just a complex dynamics unfolding. And then in contrast, in figure two, we see that the external states are still taking similar argument etta and A. So the current states at that time and actions feeding into it, that's what's influencing external states. And we see those arguments are still here, actions feeding in from the entity and the current state of the external states, except what it's doing is no longer just the rate of change is a function of plus noise, but an active policy selection, more like the kind that the entity is involved in.</text:p>
      <text:p text:style-name="P4"><text:soft-page-break/>31:41 So maybe figure two is reminding us more of, like, two nest mates interacting with each other.</text:p>
      <text:p text:style-name="P4">And figure one is more like a nest mates interacting with a physical stigmajic niche.</text:p>
      <text:p text:style-name="P4">And so that way it opens up all of the discussions we've had about multiscale active and nested systems and thinking about them as extended active inference. Dean yeah.</text:p>
      <text:p text:style-name="P4"/>
      <text:p text:style-name="P4">32:08 Dean:</text:p>
      <text:p text:style-name="P4">In the paper I'll just read one sentence from the paper. It says here the concept of the cognitive niche that we refer to here is a sort of hybrid between the concepts of the selective developmental and cognitive niches. It's Right near the beginning, then.</text:p>
      <text:p text:style-name="P4">Yeah, Right there. Yeah, you got it. So in the context of what we're in those two figures there, when we're talking hybrid, what are we really talking about? We're talking about the comparison of, say, the electric components of the engine and the internal combustion engine that are both in one car. Would that be a good analogy in terms of being able to figure out what part of this vessel, what part of this is the electric motor and what part of this is the internal combustion motor?</text:p>
      <text:p text:style-name="P4">Would that be a good metaphor for what we're talking about?</text:p>
      <text:p text:style-name="P4"/>
      <text:p text:style-name="P4">33:12 Daniel:</text:p>
      <text:p text:style-name="P4">What's the car?</text:p>
      <text:p text:style-name="P4"/>
      <text:p text:style-name="P4">33:16 Dean:</text:p>
      <text:p text:style-name="P4">Right. Well, is that the culture piece? I'm not sure.</text:p>
      <text:p text:style-name="P4">Yeah. I don't know what a cognitive niche is here. I don't know if I want to entail culture with a cognitive niche because this is what this paper is about or whether I want to entail cognitive niche with culture, which is something that we've talked about in a whole bunch of papers. Right. So that's a good question.</text:p>
      <text:p text:style-name="P4">I don't know.</text:p>
      <text:p text:style-name="P4"/>
      <text:p text:style-name="P4">33:43 Daniel:</text:p>
      <text:p text:style-name="P4">It reminds me of your earlier statements about how, like, if a pizza is something with toppings on top, and then if you put it upside down, is it still a pizza? So is car the total functional phenomena involving vehicular transport? Or at what point does that also require, like, gravity and erode and all these other pieces that are part of the extended process by which cars come to be? Like, is the factory that made the car part of the car?</text:p>
      <text:p text:style-name="P4">It would be interesting if they just blinked into existence. But because things are part of process ontologies, how can we connect this question of extended function to the process and object ontology single? Okay, cool. Bleu I see some stigma happening.</text:p>
      <text:p text:style-name="P4">34:45 Okay, so to kind of close this little read on applying extended active inference, though, of course we welcome a thousand more. Specific contributions and we hope to continue building these actual models and examples and interactive dashboards and everything out. There are multiple ways to think about what is extended and probably even for consensus on the same perspective on the world as it really is, or even on the same choice of models. There would still be a lot of degrees of freedom in how we actually apply extended active inference. But one tantalizing cue there from Bleu was like, <text:soft-page-break/>connecting it to the scale free scale friendly components and potentially connecting what we've been talking about with active inference in nested multiscale systems to this perspective on thinking about their niche as consisting of other mere figure one or adaptive figure two active entities.</text:p>
      <text:p text:style-name="P4">35:54 What do we see with the termites?</text:p>
      <text:p text:style-name="P4"/>
      <text:p text:style-name="P4">35:58 Bleu:</text:p>
      <text:p text:style-name="P4">So I just was thinking about like the literal pushing off into the niche in kind of like this scale free scale friendly way. I saw the last author of these papers give a talk at the Mathematics of Collective Intelligence Workshop and it was so cool, like, really literally like the termite mounds. And I'm sure that the ant nests do the same thing, Daniel, but I think that they're not very studyable because as soon as you go in to start to try to figure them out, like, they fall apart. That's true.</text:p>
      <text:p text:style-name="P4">So we kind of get a better.</text:p>
      <text:p text:style-name="P4"/>
      <text:p text:style-name="P4">36:36 Daniel:</text:p>
      <text:p text:style-name="P4">Well, many termites build undergrad and in logs, so it can be hard to assess above around. Termite architecture is, of course, amazing and more ant architecture is happening underground, which makes it really hard to study unless you have like a high relation landmine sweeping device.</text:p>
      <text:p text:style-name="P4"/>
      <text:p text:style-name="P4">36:57 Bleu:</text:p>
      <text:p text:style-name="P4">Landmine sweeping device? Are there like, images? I mean, yeah, I don't see how to do it really without destroying it because they're like made of sand. Right? I mean, I remember when we were kids, there was like the frame, the two glass panes, and you would get some ant and throw them in there and watch them like dig tunnels.</text:p>
      <text:p text:style-name="P4">But other than this very artificial environment, like the deer on the trampoline, other than this very artificial environment, in what way do we know about the ant architecture? But my point was actually just that the termites really like, you can predict the behavior of the termites based on, like, the velocity of the wind and how hot or cool or like, they build all these different structures. And you can predict, like and they not only build these different structures, but they will actually deconstruct their mound and then reconstruct it, like, based on whatever is shifting in the environment. And so this latest paper is cool. It gets into like, the math behind how termite mountains are constructed, like under what, you know, wind velocity and so forth.</text:p>
      <text:p text:style-name="P4">38:04 But I just thought that that was a really neat example of literally putting the offloading into I mean, we literally do that as humans. And so we're pretty familiar with like, the smartphone and the different ways in which we do cognitive uploading. But this idea of cognitive uploading, which I've always used, cognitive offloading, cognitive uploading into the niche, can kind of tell others, even future others, what was happening to you in your life. It's like you're writing your own little history book as we are cognitively uploading these videos into YouTube. This will be here after we're gone.</text:p>
      <text:p text:style-name="P4">But the termites do this too, in a very cool physical way.</text:p>
      <text:p text:style-name="P4"/>
      <text:p text:style-name="P4">38:50 Daniel:</text:p>
      <text:p text:style-name="P4">Tucker has corrected me in chat. It's not a land mine sweeping device, it's an ant mind sweeping device. So. Thank you, Tucker. Cool.</text:p>
      <text:p text:style-name="P4"><text:soft-page-break/>Yes. I think extended active inference systems to study could include starting with colonylike systems or various other systems.</text:p>
      <text:p text:style-name="P4">What would be another good place to now jump in as we sort of walk back to the midden pile, walk back to the trash sheet of ideas, and then figure out where to repurpose and go back in? Maybe you meant yes, Dean.</text:p>
      <text:p text:style-name="P4"/>
      <text:p text:style-name="P4">39:33 Dean:</text:p>
      <text:p text:style-name="P4">I just have a question for both of you, because when I think of offloading and they give the example, and I think I put the image up there of the brain on top of the phone, if we upload and we're talking about intergenerational stuff, are we uploading into culture? And is that the primary difference between offloading something so I don't have to remember it, and uploading something so that rules are introduced that you will sort of be swept up by if you join this culture? I'm asking because I'm not really sure.</text:p>
      <text:p text:style-name="P4">I was trying to figure that out myself. Is there an arbitrariness to this, or is it really kind of clear what the line is in terms of they tried to explain it. They said it's akin to cognitive uploading, but it's different. So where did you guys come away on that question? What's different about it?</text:p>
      <text:p text:style-name="P4"/>
      <text:p text:style-name="P4">40:31 Daniel:</text:p>
      <text:p text:style-name="P4">Yes, great question. Thank you, Dean. Let's look at what they wrote and then let's see where we can take it. So they wrote, cognitive uploading is akin to cognitive offloading in the original theory of the extended kind. However, in contrast to the traditional notion of offloading, the notion of uploading refers to the creation of novel cognitive functions that are taken on board by the cognitive niche per se.</text:p>
      <text:p text:style-name="P4">Instead of being merely managed by the cognitive niche, functions offloaded when individual agents restructure their world so as to minimize internal processing costs and or increase reliability. So offloading, like you could offload your heavy, heavy backpack and just drop it on the floor. So offloading has more of a sense, at least hopefully, this is a line with, as they're describing it, of like it is allowing the shelves in the world to you're offloading what you're carrying into places in the world.</text:p>
      <text:p text:style-name="P4">41:33 And so the cognitive onus and the imperative for epistemic action is still resting in the entity of interest. So cognitive offloading could be consistent with a world video that's like solopsystic.</text:p>
      <text:p text:style-name="P4">Like there's just this one cognitive entity and they're like offloading. They're off gassing, it's their exhaust thermal waste. They're offloading cognition to the niche. Cognitive uploading takes on more of a sense that there's actually something active on the other side. Because if you're going to upload a file to a Cloud folder, there has to be another server that's actually recognizing your packets as you're uploading that file.</text:p>
      <text:p text:style-name="P4">So uploading is more consistent with the framing that they have, for example, in figure two, surprise, surprise. Whereas the cognitive offloading could be consistent with figure one. Like I'm trying to have this cognitive function of this symphony of bells being played and so I'm going to set up these dominoes and these delays in the niche and where to put the sheet music and where to put the postit notes offloading the cognitive requirements, making it extended, making it distributed.</text:p>
      <text:p text:style-name="P4">42:50 In figure two, it goes even a step further. And that's what they're trying to highlight the distinction with, with their usage of the world uploading.</text:p>
      <text:p text:style-name="P4">Because there's actually something that's cognitive that's accepting the download or the upload from the <text:soft-page-break/>entity is the download from the server, so to speak. So sorry if that's repetitive, but I think it's a subtle and important point.</text:p>
      <text:p text:style-name="P4"/>
      <text:p text:style-name="P4">43:15 Dean:</text:p>
      <text:p text:style-name="P4">Dean yeah, I think it's a super important point too. So then for me, the question is so let's say that I have an academic culture that I could upload to and I also have a professional culture that I could upload to. Let's say they're two different things, Right?</text:p>
      <text:p text:style-name="P4">So I'm a part time student and I'm also working fulltime at my job every day. Is there some way of being able to find myself or find examples of myself not being downloaded on per se by each one of those different cultures, but me uploading into both of those and retaining my sort of hybridized sense of the world? So from a psychological and a functional need perspective, what does that entail for me as the person who's now kind of doing this oscillation back and forth between these two niche constructions Right now? Again, they don't go to that length here, but I think it's important based on what you just said, Daniel, for us to remember it isn't just a single culture examination here.</text:p>
      <text:p text:style-name="P4">44:24 The whole point is, is that there are multiple niche constructions happening all the time and it's just a matter of whether or not we recognize the differences, Right?</text:p>
      <text:p text:style-name="P4">So again, I'm not sure that they answer that here, but I think we're getting closer to being able to find that answer because of what they're bringing to our attention.</text:p>
      <text:p text:style-name="P4"/>
      <text:p text:style-name="P4">44:52 Daniel:</text:p>
      <text:p text:style-name="P4">Spin up some slides for you, Dean.</text:p>
      <text:p text:style-name="P4"/>
      <text:p text:style-name="P4">44:55 Bleu:</text:p>
      <text:p text:style-name="P4">So just on that point when I really was thinking about cognitive uploading, it's like putting something into the niche for others to use and reuse and maybe interact with or like remix. And what you're saying about like this hybridization between academic and professional really makes me think about complex systems and like the Santa Fe Institute where Daniel and I met and the kind of siloed academic experience that maybe people are still having, unfortunately, but that people have had. So if you are in mechanical engineering versus biology versus economics, like, you have very different knowledge acquisition ends, like a very different culture and a very different way of interacting with your peers.</text:p>
      <text:p text:style-name="P4">45:57 And there's this kind of like siloed culture even within an academic culture.</text:p>
      <text:p text:style-name="P4">So like, even subsections of academia tend to be siloed. And when you bring people into a complex systems kind of environment, there's this amazing ability for new ideas to generate, Right? It's like this crossfertilization or crosspollination. People call it different things. But when people come together with academic expertise, some shared ability to read, write and do some mathematics.</text:p>
      <text:p text:style-name="P4">So when people come together and intermix their own siloed knowledge, which is deep, like, it tends to be very, very deep. Like if you've got PhD or bachelor's degree or master's degree in your field, like, you know a whole lot about that field and probably not a lot about the other field. So when you come together in a complex system kind of way, it enables people with this deep, deep knowledge and understanding of their own thing to then interact. And it's exciting and it builds new things. Like, I think exponentially.</text:p>
      <text:p text:style-name="P4">46:59 If I get together with a bunch of other data scientists or a bunch of other bio people or <text:soft-page-break/>neuropeople, I don't have that same kind of excited, brainstorming jittery idea. Gosh, like, that was so professional. But generally I think that that happens in this crossfertilization or cross pollination way. And when I think about cognitive uploading, I think about like, you push it in so that other people can interact with it, so that other people so that it can do the crossfertilization thing. And maybe that's just kind of my naive interpretation of what they were saying in the paper, but that's kind of what I got.</text:p>
      <text:p text:style-name="P4">And then Daniel made the slides so perfect. That's enough.</text:p>
      <text:p text:style-name="P4"/>
      <text:p text:style-name="P4">47:46 Daniel:</text:p>
      <text:p text:style-name="P4">I totally agree. One slides worth in Cairo's time. Totally agreed though.</text:p>
      <text:p text:style-name="P4">Like uploading as opposed to or as distinguished from offloading. Offloading. You just need to trust that the shelf isn't going to break and someone's not going to steal your backpack while you're gone. But cognitive uploading, like, you got to trust that field is being stored and that that is going to be able to be executed potentially even outside of your awareness or control. So when we're in, like, an interdisciplinary context or just sharing, like, cognition in a team or getting it done as a team, the uploading brings in this whole element of, like, trust and culture and glue that others are going to be able to do things that you don't want to do, that you can't do, that you wouldn't see of doing.</text:p>
      <text:p text:style-name="P4">All these different ways in which their active cognitive model is different and importantly aligned and importantly, contrasting and complementary. It's all of those things.</text:p>
      <text:p text:style-name="P4">48:47 So here's a few visualizations of borders or interfaces between entities and each other or entities in the niche. So on the left side, it's like the overlap between two systems, whether we think about them as like that block in the city, it's part of Little Italy and downtown. So there could be like a block.</text:p>
      <text:p text:style-name="P4">There's a border region, but it is both included in the two sets. Or it can be a little bit more blurry or fuzzy around what those orange and Bleu sets are. But still there's like a region that is overlapping and claimed by both. There's another case where the border of the interface is something that is like overlapping to both, but also a distinct region, perhaps like a cell membrane. Or in the full generations case, it becomes its own separate region.</text:p>
      <text:p text:style-name="P4">49:47 And that entail now this recursive boundary setting, because now there's Wall Street, there's the street in front of the wall. And so this just made me wonder, when we were talking about academic and professional, what kind of synthesis or what kind of integration are we looking for? Which one of these setups is predisposed towards effective extended active inference? Or is this something that we determine about how it really is in the world? Hashtag realism?</text:p>
      <text:p text:style-name="P4">Is this a model selection choice from an instrumentalist point of view?</text:p>
      <text:p text:style-name="P4"/>
      <text:p text:style-name="P4">50:32 Dean:</text:p>
      <text:p text:style-name="P4">Can I just speak to that for a second? I think this is interesting because in this example and also in the paper where they talk about desire lines, we do have a tendency to sort of see these things be at the border or the artifact of the number of humans or animals that walked to the watering whole. And the result on that and they speak to that clearly in the paper that so sometimes that is not acting in the environment, is not acting in a surprising way. That's the result of what ends up happening when a whole bunch of people follow the same path or use the same stones to break the nuts because that's the capuchin monkey example. Or use the same spices, Right in a particular thing.</text:p>
      <text:p text:style-name="P4">One of the things that we kind of just touched on briefly in the dot zero was so what if you took all of <text:soft-page-break/>those examples that you had a boundary and you used green as one of the things to sort of show it in the rectangular shape?</text:p>
      <text:p text:style-name="P4">51:32 What if you were able to twist that and do with it what we have when we, for example, use.</text:p>
      <text:p text:style-name="P4"/>
      <text:p text:style-name="P4">51:41 Daniel:</text:p>
      <text:p text:style-name="P4">The.</text:p>
      <text:p text:style-name="P4"/>
      <text:p text:style-name="P4">51:41 Dean:</text:p>
      <text:p text:style-name="P4">Mobius strip in the keywords? Do you have a representation of that here? And why would that matter? Because I think that actually really does matter and I think it's something that we tend to overlook.</text:p>
      <text:p text:style-name="P4">So if we're talking about I mean, if we're talking about transdisciplinary and rule point, I think this fits really, really well. But if you wanted to talk about people walking into a situation who are creating a new cognitive niche. They don't come from a place of knowing. They basically come from a place of not knowing. And they're going to build that new boundary or that new border, and they're not going to be restricted to the oval shape.</text:p>
      <text:p text:style-name="P4">They might be able to put a single twist on it and come up with, like I said, the example that we put up as a representation being our keywords. Or maybe they'll do a mandelbroty and two cranks of the system and they'll come up with the two loops that are orthogonal to one another.</text:p>
      <text:p text:style-name="P4">52:46 Right? And what does that mean in terms of a representation around uploading as opposed to offloading? And I think that that's exactly as you're building it out here.</text:p>
      <text:p text:style-name="P4">This is where it actually gets interesting because I think that's where, again, if we always see ourselves as where does my cognition end and begin? We will get one out. We'll kick a certain number of representations, all conforming to that pre desire to keep it, the cognition, contained and framed and stabilized. Now, if we look at this from the environment position and the argument, flip or conversation of that, can we just limit the inversions to the two sides on either side of the Markov blanket, or could we actually look at the Markov blanket twisting and reforming itself? Because I mean, it opens up the space for that possibility.</text:p>
      <text:p text:style-name="P4">Now, whether we choose to give any attention over to that or make ourselves available to that, it gets really interesting in a hurry.</text:p>
      <text:p text:style-name="P4"/>
      <text:p text:style-name="P4">53:56 Bleu:</text:p>
      <text:p text:style-name="P4">I think it is really interesting. And where we put the boundary maybe depends on what we feel that we are uploading or offloading. Like by us uploading these video series into the niche environment of the internet, other people are able to cognitively offload. They're offloading their need to delve into deep been and unpack this paper. They've offloaded it to us and they're just watching the YouTube video.</text:p>
      <text:p text:style-name="P4">Not everybody sorry if you're really actually reading the paper and really into it and just want to hear someone else reflect. But in many ways we provide a summary that in today's information, late in age, it's really possibly to just read all the papers, even in your own field when there's five papers related today. So I don't blame you for doing some cognitive offloading there, but by us uploading that enables someone else to offload, is that always the case?</text:p>
      <text:p text:style-name="P4">54:58 Is there like this interplay with upload and offload? Like, I think about Google Maps, like, that is the biggest cognitive offload that I've seen in technological advancements in my lifetime.</text:p>
      <text:p text:style-name="P4"><text:soft-page-break/>I no longer remember how to get anywhere. Like maybe if I drive there 15 times, maybe then, or maybe if I know some place next to it. But as far as driving to a new place, a place I've never been, a new housing development, for example. I have a friend that moves in, and I've never been there before. I'm at their house 15 times before.</text:p>
      <text:p text:style-name="P4">I remember how to get back and forth, and I Google that myself the whole way, every time. It's massive cognitive offloading, but only because Google was so kind to upload the information, only due to uploading can I then offload. And then does that also work culturally, like in terms of I think about institutional or hierarchical organizations or even thinking like a state, I have someone who will make shoes for me. I don't need to know how to make shoes.</text:p>
      <text:p text:style-name="P4">55:58 I just need to know how to access shoes.</text:p>
      <text:p text:style-name="P4">I don't know how to make shoes, but because someone else is uploading, that information technology, their product to our culture cognitively, but it's like the output of their cognition actually, I get it. Maybe they could actually teach someone else how to make shoes if they have to. But my point is that there's like this interchange because you upload it to someone else, download it, and then they can offload because of their ability to download. Sorry if that was rambling.</text:p>
      <text:p text:style-name="P4"/>
      <text:p text:style-name="P4">56:30 Dean:</text:p>
      <text:p text:style-name="P4">No, I think that's perfect.</text:p>
      <text:p text:style-name="P4">And my question then is, from a learning standpoint, are we more adept at accepting other people's information? Because that expedites. We can follow and use that first example Right here for Google, it's great for them. They went and figured out how to become the go to source for uploading. But what are we doing in terms of giving people a sense of their agency over uploading as opposed to simply just following and being consumed by the Google?</text:p>
      <text:p text:style-name="P4">If we're going to invert this, we need to ask that question around what we're giving people in terms of agency and knowing the difference between the tradeoffs that happens with offloading, as you described, you're not building any desire lines. Your GPS is doing it for you now.</text:p>
      <text:p text:style-name="P4">57:30 You feel completely dependent upon that thing. And you don't have to be able to make shoes to be able to understand the difference between what you might need in one set of circumstances on your feet and what you might need in another circumstances set of circumstances on your feet. But are we drifting to that place that says, I don't even know what shoes to put on today, I better go and find out from Google?</text:p>
      <text:p text:style-name="P4"/>
      <text:p text:style-name="P4">57:56 Daniel:</text:p>
      <text:p text:style-name="P4">Yes. Very interesting. Keeping with the uploading off, uploading, desire mates and Google. Thanks YouTube, by the way, for the affordance. What if each person were only seeing locally which paths were attractive to them, which search results were appealing to them, but then there was an eye in the sky that could see the statistical distributions of everyone else in their uploading and offloading that would actually make that a tremendous resource for the eye in the sky.</text:p>
      <text:p text:style-name="P4">And so that's a little bit of the asymmetry, but the challenge and opportunity. Also, the caption of figure one does explicitly mention like, action, perception, and learning. So that's very interesting. And it does raise the question of what is the difference between perception and learning, which is discussed a ton in active and in the textbook, what the similarities and difference are like with perception being over <text:soft-page-break/>faster time scales, but being fundamentally similar to learning, but learning being about cognitive parameters and usually updating over slower time scale.</text:p>
      <text:p text:style-name="P4">59:08 And then what does learning look like in a cognitive offload world?</text:p>
      <text:p text:style-name="P4">In a no offload world, then in the cognitive offload world and then in the cognitive upload world. So just to kind of maybe just give one example, the no offload world is the test where you can't bring any notes in. In that case, it's like what you know about organic chemistry is in your skull. One could go a little bit broader than that, but you can't take in your notes the cognitive offloading, which is going to beg the question of like epistemic action, is you're allowed to bring in your own notes or even the textbook. So it's a dead artifact in the niche.</text:p>
      <text:p text:style-name="P4">It's a mirror active entity. It's an epistemic resource in, as we would call an informational entity in the niche. And it can be referenced. And you might only have to learn where to look, learn where you put your backpack, learn which chapter to look to when you want to resolve a certain kind of uncertainty.</text:p>
      <text:p text:style-name="P4">1:00:11 So it's an affordance you didn't have in the no offload case to have the textbook or the notes.</text:p>
      <text:p text:style-name="P4">What's the cognitive upload? Is it phone a friend? Is it go in with the chemicals and have a lab kit? Like, what does it look like to go one step beyond yes, you can take your notes into that organic chemistry test. What is the upload?</text:p>
      <text:p text:style-name="P4">What do you think?</text:p>
      <text:p text:style-name="P4"/>
      <text:p text:style-name="P4">1:00:33 Dean:</text:p>
      <text:p text:style-name="P4">Dean I think the upload is when you are taking the information that you've received here and finding yourself migrating in a completely different culture. And somebody in that completely different culture says, I want you to solve this problem for me before I can hire you. Can you do this thing first? Show me that you can do this thing or resolve this issue for me.</text:p>
      <text:p text:style-name="P4">So it's taking information from one context and finding yourself in a completely different context, not from the person who's decided, this is the amount of material that we've covered in these past 13 weeks. And now I'm going to select out the points that I want you to, as you said, load into your bucket and carry into the testing situation. I want you actually now to take what you've learned and I want you to be able to go out back into the wild now, where you're going to have to be able to solve something as a result of you loading up your quiver or your 13 weeks worth of information, Right?</text:p>
      <text:p text:style-name="P4">1:01:42 That's literally finding yourself now working with a new culture. And that new culture taking on all the properties that they're talking about in this paper.</text:p>
      <text:p text:style-name="P4"/>
      <text:p text:style-name="P4">1:01:55 Daniel:</text:p>
      <text:p text:style-name="P4">Another angle on that. Oh yes, glue please.</text:p>
      <text:p text:style-name="P4"/>
      <text:p text:style-name="P4">1:01:58 Bleu:</text:p>
      <text:p text:style-name="P4">So my take on that would be to say you have all of the material that you learned, you have all the books, you have all the notes, you then go teach it to someone else and they go in and take the test for you. So that would be uploading.</text:p>
      <text:p text:style-name="P4"/>
      <text:p text:style-name="P4">1:02:14 Daniel:</text:p>
      <text:p text:style-name="P4">Awesome.</text:p>
      <text:p text:style-name="P4"><text:soft-page-break/></text:p>
      <text:p text:style-name="P4">1:02:15 Bleu:</text:p>
      <text:p text:style-name="P4">Is that what you were going to say?</text:p>
      <text:p text:style-name="P4"/>
      <text:p text:style-name="P4">1:02:16 Daniel:</text:p>
      <text:p text:style-name="P4">Awesome.</text:p>
      <text:p text:style-name="P4"/>
      <text:p text:style-name="P4">1:02:17 Bleu:</text:p>
      <text:p text:style-name="P4">So we do too much.</text:p>
      <text:p text:style-name="P4"/>
      <text:p text:style-name="P4">1:02:20 Daniel:</text:p>
      <text:p text:style-name="P4">I was thinking of a driver's exam. It's the difference between the no notes driver's exam, taking the test at the DMV.</text:p>
      <text:p text:style-name="P4">Can people tell that I just renewed my license? And then there's the having the notes and then there's the actual driving. And so that is where the functions are no longer hypothetical and in a testing scenario, but they're enacted. And that means that it's different to say you should do this when you're parallel parking and it is going to be 15ft versus the actual enacting of it. And that cognitive function really or instrumentally is happening in this extended way with the visual components of the car and the perception of the car.</text:p>
      <text:p text:style-name="P4">So that is one angle is towards the practice bunch and then Bleu awesome point with taking it towards the teaching which is like if you had to send a proxy and what if we all had to train a proxy test take. It would take like well, you know, it when you can teach it to another level because that would entail in many, many aspects of making sure that you can upload it in a way where then they could offload or not.</text:p>
      <text:p text:style-name="P4">1:03:35 And then of course the Infinite regresses. What if they had to go train somebody else and then you would have reinvented academic from scratch.</text:p>
      <text:p text:style-name="P4"/>
      <text:p text:style-name="P4">1:03:43 Dean:</text:p>
      <text:p text:style-name="P4">Dean yeah, I find that what you guys are describing, I find that kind of as an intermediary step.</text:p>
      <text:p text:style-name="P4">If you can teach it to somebody else, you know it and I think it does a good job of blending sort of the procedural knowledge and the declarative part if you can teach it to somebody else. But I think if you're talking about Uploading, I think you actually need to find yourself in a completely different cultural setting as opposed to the offloading aspect of it. So I think you actually have to move outside of the teaching realm. I find that if you can teach it to somebody else as a nice sort of middle around between where you would eventually have to go if you're going to niche construct in the wild as opposed to the setting which is somewhat contained and framed, which is teaching Right learning in that setting. So I'm not saying you guys aren't moving in that direction.</text:p>
      <text:p text:style-name="P4">1:04:43 I just think that the ultimate end game of uploading is different than the one that's offloading, which there's way more offloading in the teaching realm than we probably care to acknowledge or for the.</text:p>
      <text:p text:style-name="P4"/>
      <text:p text:style-name="P4">1:04:59 Daniel:</text:p>
      <text:p text:style-name="P4"><text:soft-page-break/>Plot embedding offloading is more like instructionalism. You're offloading the recipe and then interactionism requires the other interact ant to be a cognitive entity. And so that's more like a figure two. It's more like cognitive uploading.</text:p>
      <text:p text:style-name="P4">And the more interactionism is at play, the more figure two like we're in a space of the more it is like a question that Dave has just asked in the chat, which is isn't the result of offloading a new goal seeking, selfmaintaining auto poetic thing all caps and talk? That's kind of Aristotelian? a little bit, I believe. Yes. And that's a little bit like our progression here.</text:p>
      <text:p text:style-name="P4">Here was two things and their interface. And then it got more and more shared or delineated or less until at some level of interfacing and interactionism and extended cognition from a functional or psychological perspective, which is what they explore in this paper, or from an ecological and an evolutionary perspective like constant et all explorer elsewhere, it does become a new kind of thing.</text:p>
      <text:p text:style-name="P4">1:06:10 The Eukaryotic cell is a thing and it's a thing that involves these nested and interfacing systems. And then I took the colors that we had here and overlapping them from this abstract space into this kind of space that we've seen with the figure one and two representations. And isn't that interesting that the blanket states are the interface, the border states and so as we discussed, the dynamics even in the mere active case could be very chaotic or very difficult for the entity to predict.</text:p>
      <text:p text:style-name="P4">So mere active wouldn't be seen as meaning that it's like simple or it doesn't have rich dynamics. How do we know which of these settings were in or how do we make the best of these settings.</text:p>
      <text:p text:style-name="P4"/>
      <text:p text:style-name="P4">1:07:12 Dean:</text:p>
      <text:p text:style-name="P4">Want there? Daniel, can you find the slide in the 41 deck where we talked about the joint?</text:p>
      <text:p text:style-name="P4">Yes. There we go. The joint selfevidencing. I guess what I'm saying is that joint self evidencing on one level of instructionalism or the joint self evidencing in terms of the interaction piece. I think that you can decide how complicated you want that joint to be.</text:p>
      <text:p text:style-name="P4">But I think that's what this is essentially saying is can we get ourselves to a place of this closer like the closing of the circle of causality part, Right? That sort of circularity piece of this. When do we realize that it's circular? Is it when we're at the instructionalist level or when we're at the interactionist level?</text:p>
      <text:p text:style-name="P4"/>
      <text:p text:style-name="P4">1:08:12 Daniel:</text:p>
      <text:p text:style-name="P4">Like do you have a thought or if there's a little bit more slide play that could happen?</text:p>
      <text:p text:style-name="P4">I think to resolve Dean's question.</text:p>
      <text:p text:style-name="P4"/>
      <text:p text:style-name="P4">1:08:19 Bleu:</text:p>
      <text:p text:style-name="P4">Go ahead and give it over to Dean. I'm just thinking, let's say that we.</text:p>
      <text:p text:style-name="P4"/>
      <text:p text:style-name="P4">1:08:24 Daniel:</text:p>
      <text:p text:style-name="P4">Were in a forest of F two so we're no longer thinking about just nest mates interacting but now we're thinking about like each one of these orange. Our system of interest is going to be the orange.</text:p>
      <text:p text:style-name="P4">Guys. We got F two A, F two B and F. Two C and they're like different evolutionary replicators of a similar kind. There are different organisms. The Bleu could be the same physical niche.</text:p>
      <text:p text:style-name="P4">It could be each other in an adaptive niche. They could each be in their own battles but their fitness is being relatively compared in terms of their success. Now what does it mean when on that side that we <text:soft-page-break/>were just on on figure two when they mentioned this closes the circle of causality in which the Nietzsche phenotypes are trying to learn about each other to minimize their joint free energy or surprise, okay, so what does that mean?</text:p>
      <text:p text:style-name="P4">1:09:28 That the causality has been close so one worldview would be, well, let's just look at how the three orange entities are connected and think about how they're in competition. And so that might be a totally valid and important way to look at it.</text:p>
      <text:p text:style-name="P4">But this is kind of like there's various statements, I'm sure various phrasings where I won't even try. But what is the good in doing so well in the orange F two? a free energy minimization such that this whole system is actually maladaptive. So that would be like this entity being greedy in this new kind of interaction or thing. And so the orange AB or C that's going to persist the best or have the highest fitness is going to be involved in the best free energy minimization of this whole system where there's sense of action coming.</text:p>
      <text:p text:style-name="P4">1:10:30 Both ways. Because just to short term do a free energy minimization here at the cost of Maladaptive actions coming in the future. Back from the niche is not a sustainable strategy. And so that's like where they tuck the little bit. The last thread gets tucker back into the ecology and evolution and the selective niche which is the one that actually provide at least an adaptive starting point for the cognitive, functional and psychological habitats that they're discussing.</text:p>
      <text:p text:style-name="P4">What do you think?</text:p>
      <text:p text:style-name="P4"/>
      <text:p text:style-name="P4">1:11:13 Dean:</text:p>
      <text:p text:style-name="P4">So again, here's the thing. If we're talking about just the perception piece and we've got three versions of perception, is that what you're trying to bring out here?</text:p>
      <text:p text:style-name="P4"/>
      <text:p text:style-name="P4">1:11:26 Daniel:</text:p>
      <text:p text:style-name="P4">Three similar kinds of entities that are involved in fitness but we're focusing in.</text:p>
      <text:p text:style-name="P4"/>
      <text:p text:style-name="P4">1:11:36 Dean:</text:p>
      <text:p text:style-name="P4">On the perception aspect of that, are you not? Or are we looking at the cultural piece of this?</text:p>
      <text:p text:style-name="P4">When three perceivers are proximal to one another in an environmental cluster or in a cognitive niche, how do those perceptions align with one another? And what's the time from rather, what's the diacronic of this? I just want to make sure I'm clear about what you're trying to show here.</text:p>
      <text:p text:style-name="P4"/>
      <text:p text:style-name="P4">1:12:06 Daniel:</text:p>
      <text:p text:style-name="P4">There's probably multiple ways to think about it or show it. Let's try to make it one little bit clearer.</text:p>
      <text:p text:style-name="P4">Here is going to be the glue niche and now we're going to have those cognitive entities sharing a niche. So here's going to be a bunch of brains that are going to be sharing the same Bleu niche. How does this aspect what you're discussing, they're all being interfaced with a common niche. And so in what way can we say that they're involved in joint action perception loops?</text:p>
      <text:p text:style-name="P4"/>
      <text:p text:style-name="P4">1:12:45 Dean:</text:p>
      <text:p text:style-name="P4">Well, that's where I'm curious because I think what this does is it shows that there is something called an extended and extended aspect of this active inference frame.</text:p>
      <text:p text:style-name="P4"><text:soft-page-break/>But I don't know how each one of those perceivers realizes what the others are perceivers as well. I think the environment or the niche itself know collectively what that is. But I don't know that each one of those individual representations of the brain necessarily does know. And I think this is where it trips up a lot of people because Oh, I don't believe in extended cognition because Daniel, you can't possibly know what Dean's thinking and Dean can't possibly know what Blue's thinking. But eventually as we work out together through communicating through some sort of signaling processes, eventually we kind of land on it, on some sort of generally agreed to sense.</text:p>
      <text:p text:style-name="P4">1:13:54 There's a collective sense around this as well. And so do we say, well, that collective sense isn't cognition. We don't know what it is, but it's not cognition. But of course it's all based on cognition but we're not going to call it cognition because we can't possibly know everything that's going on in that other perceivers constant way of looking at Bleu at this Bleu rectangle Right, so sorry. Bleu, Right.</text:p>
      <text:p text:style-name="P4">Bleu rectangle Right. So again, thinking through other minds.</text:p>
      <text:p text:style-name="P4"/>
      <text:p text:style-name="P4">1:14:33 Daniel:</text:p>
      <text:p text:style-name="P4">I.</text:p>
      <text:p text:style-name="P4"/>
      <text:p text:style-name="P4">1:14:33 Dean:</text:p>
      <text:p text:style-name="P4">Don'T know how we quantify it but also recognize that it does exist. And if we get too concerned that if we can't measure it, it's not a thing, then we'll just pretend like it's not there. But it's there not. All things are necessarily measurable.</text:p>
      <text:p text:style-name="P4">The way that we can hook up the cap and make sure that it's picking up everything in whatever the heck of the one is that is the cap as opposed to the fMRI? I don't know.</text:p>
      <text:p text:style-name="P4"/>
      <text:p text:style-name="P4">1:15:12 Daniel:</text:p>
      <text:p text:style-name="P4">EEG.</text:p>
      <text:p text:style-name="P4"/>
      <text:p text:style-name="P4">1:15:13 Dean:</text:p>
      <text:p text:style-name="P4">Thank you sir.</text:p>
      <text:p text:style-name="P4"/>
      <text:p text:style-name="P4">1:15:15 Daniel:</text:p>
      <text:p text:style-name="P4">Yes, I just looked up like opposite of extended and so there's like retracted, reduced, shrunk, narrowed, shortened.</text:p>
      <text:p text:style-name="P4">It's interesting how extended cognition feels like a reach yet defending the other position is almost too narrow Bleu.</text:p>
      <text:p text:style-name="P4"/>
      <text:p text:style-name="P4">1:15:48 Bleu:</text:p>
      <text:p text:style-name="P4">So I just was going back and reading the author's definition of uploading versus offloading and they said in contrast to the traditional notion of offloading, the notion of uploading refers to the creation of novel cognitive functions that are taken on board by the cognitive niche per se. Instead of being merely managed by the cognitive niche, a function is offloaded when individual agents restructure the world so it's to minimize internal processing costs and or increase reliability. For example by posting the I was sticky note as a reminded for example, a function is uploaded when social and technological change <text:soft-page-break/>means it is now taken of are of by the niche rather than the individual. For example, most agents store phone numbers in smartphones instead of by memory.</text:p>
      <text:p text:style-name="P4">So the whole number storage function has been assimilated into the niche. The niche into which the function has been uploaded can then be passed on to future generations for them to leverage, share and fitness that function.</text:p>
      <text:p text:style-name="P4">1:16:53 And so I wonder if the difference between offloading and uploading is a transgenerational difference. So I do offloading with my yellow sticky note or like my notes in my little pad, but I do offloading when I create a publication from those notes and publish it into something that's been archived that the future generations can access.</text:p>
      <text:p text:style-name="P4"/>
      <text:p text:style-name="P4">1:17:21 Daniel:</text:p>
      <text:p text:style-name="P4">That's awesome.</text:p>
      <text:p text:style-name="P4">Here's a thought on that, connecting it to the epistemic actions. So offloading, just like they describe it says a yellow stick note on the front door to remind them to pick up milk next time they are out. It doesn't say this means pick up milk. They've offloaded their cognitive backpack, but only they know their recovery seed. Only they know the password to speak, friend and enter into that extended cognitive function.</text:p>
      <text:p text:style-name="P4">Whereas if it were cognitively uploaded, I made an app that reminds people to get their milk when they're low. That is actually something that because of its intrinsic and more integrated actual cognitive function, like the ability to assess information like the level of milk in the fridge and then take an action like remind the person or not it's a bonafide cognitive entity.</text:p>
      <text:p text:style-name="P4">1:18:22 It's more like figure two more like uploading than it is like figure one offloading. And then that app can be leveraged and shared and intergenerational in a way where it would be extremely difficult. And only through implicit learning and seeing it many times would somebody be like, ah yes, we put the yellow postit note when we want to remind ourselves later.</text:p>
      <text:p text:style-name="P4">So, interesting example and it's very true what they say about future generations.</text:p>
      <text:p text:style-name="P4"/>
      <text:p text:style-name="P4">1:18:52 Dean:</text:p>
      <text:p text:style-name="P4">Dean yeah, and I think when we get into that diacronic piece, we're not just offloading remember to get milk. What we're doing is when we're uploading, we're talking about rules, especially if we're talking about culture. It's the old that's not the way we do things around here kind of thing. So I think there are differences between offloading and uploading.</text:p>
      <text:p text:style-name="P4">And I do believe that rules, because rules are always kind of flexible, there always a limit around where when we talk about scale friendliness, there's an effective limit around how a rule will be able to function at scale. So there is going to be a certain amount of arbitrariness when we get up to that rules place. And as we pass rules down from one generations to the next, I'm sure both of you can think of the times when your parents told you this is the rule and you both looked at them and went, what the why is that the rule?</text:p>
      <text:p text:style-name="P4">1:19:59 Okay, so now when we're talking about rules and we're talking about uploaded things, I think there has to be a certain amount of participation in that rule setting. It's not always the case, but I think in Border for it to be adopted and actually to be a part of the cognitive niche.</text:p>
      <text:p text:style-name="P4">We're not just talking about content here, we're talking about consequences here as well. And so I think <text:soft-page-break/>that's where this gets really, really interesting in terms of building or constructing that psychological and functional niche, but also appreciating that it's kind of rulesbased and it's joint self evidencing, as opposed to, well, Daniel believes in gypsy, Right? So everybody's got to follow Daniel's rule. But that's not kind of how it Works. When you bring a bunch of people together and you're trying to come up with some sense of where are the cognitive limits here?</text:p>
      <text:p text:style-name="P4">That arbitrariness aspect of it is actually a part of the game.</text:p>
      <text:p text:style-name="P4"/>
      <text:p text:style-name="P4">1:20:59 Daniel:</text:p>
      <text:p text:style-name="P4">That is awesome. It connect the intergenerational niche inheritance to the interactionism and to that idea of having to teach somebody else to take your organic chemistry test is the point of rule following in the short term from the age of zero to six years old to minimize the perceived number of times that a rule is violated? Or is it to minimize the amount of times that your grandchildren violate that rule? Or for example and so the further one looks into the future, the more interactionist it looks and the more autonomy potentially provided to the recipients.</text:p>
      <text:p text:style-name="P4">And that might also connect back to Mike leaving the discussion on training and learning because the trainer and the trying, that may be a functional Dyad, but it may not be able to result in the trainee being able to be training somebody else, whereas somebody who has learned has a generative Model update.</text:p>
      <text:p text:style-name="P4">1:22:01 And so they may be able to teach and then also to connect to Dean's. It was academic and professional settings, Right? And we talked about like, the hybrid models and about, okay, so we had walking into new niches, then we had the professional, okay, here is us, and now we're engaging. We can think of this in, of course, multiple ways.</text:p>
      <text:p text:style-name="P4">So one of this would be diacronic. So the diacronic interpretation would be grandparent, parent, child.</text:p>
      <text:p text:style-name="P4">The diachronic but extended spatial interpretation would be this could all be happening at the same time. Here's the academic context. Academic niche, me in the academic niche, professional niche, other professional in the niche.</text:p>
      <text:p text:style-name="P4">1:23:04 So we have through space and through time, just like they explored some of those dimensions in the paper. What do you think about that.</text:p>
      <text:p text:style-name="P4"/>
      <text:p text:style-name="P4">1:23:15 Dean:</text:p>
      <text:p text:style-name="P4">As a representation? I think it's like this extended active inference. It grows, Right? It blossoms. So I'm liking where it's going.</text:p>
      <text:p text:style-name="P4"/>
      <text:p text:style-name="P4">1:23:30 Bleu:</text:p>
      <text:p text:style-name="P4">So it just made me think about, like so I had brought up the temporal, maybe to be uploading versus offloading, there's some kind of temporal persistence, but also, like, what if to be uploading, it has to be accessible even at the same time? Because we don't really know if our YouTube video is going to be around in ten years or watched by anyone else except us, or we don't really know. But we do know that it's watched by like Tucker was watching it, I guess, and Dave. And so there are some people watching it. So if uploading just means beyond personal use, would that be fair?</text:p>
      <text:p text:style-name="P4">Is that uploading versus offloading? I don't know. But then if I remind my daughter, it just makes me think of, like, but what about this? But what about this? So if I remind my daughter, like, hey, don't <text:soft-page-break/>forget your lunch, or, hey, you need to study for your spelling test, if I remind her or if I create a reminder for her, is that uploading or offloading?</text:p>
      <text:p text:style-name="P4"/>
      <text:p text:style-name="P4">1:24:39 Daniel:</text:p>
      <text:p text:style-name="P4">Here's your lunch. Here's a postit to remind of lunch. How will you remind yourself of your lunch?</text:p>
      <text:p text:style-name="P4">There's probably one that we could add above. Here is your lunch. Here's the food in your mouth. Here's the airplane flying in the food in your mouth.</text:p>
      <text:p text:style-name="P4"/>
      <text:p text:style-name="P4">1:25:13 Bleu:</text:p>
      <text:p text:style-name="P4">Well, before here's your lunch, I need to remember to remind my daughter to get her lunch. So there's like, how am I going to remember to remind my daughter to get her lunch? There's that whole second tier of that.</text:p>
      <text:p text:style-name="P4"/>
      <text:p text:style-name="P4">1:25:28 Daniel:</text:p>
      <text:p text:style-name="P4">Yes. And this is kind of like a continuum on the well, this is a preparatory preamble, but then it's like a continuum again from the more instructionalist to the more interactionist, and it probably gets more allegorical, and it gets more flexible, it gets more empowering. But if you say and you mean it, I'm going to let you decide how to remind yourself of how to get your lunch. But also, if you forget your lunch, it's going to be really bad. Then that creates a cognitive tension.</text:p>
      <text:p text:style-name="P4">And so that's kind of like where it's okay to experiment and fail and interaction to improvise. One must make some notes they didn't instead and then continue to roll with it as their new state and just continue on. Like in improv versus if it was just about playing the see music as written, then every time a mistake is made, one could just push the rails back in.</text:p>
      <text:p text:style-name="P4"/>
      <text:p text:style-name="P4">1:26:42 Bleu:</text:p>
      <text:p text:style-name="P4">So I think what you're saying is I need to let my daughter go hungry when she forgets her lunch. Because Right now, if she forgets her lunch, it's really bad for me because I have to drive, like, an extra hour to go home and get the lunch. Or it's either way, it's an hour out of my day. I've got to stop at the grocery store and assemble the lunch. It's not just lunch.</text:p>
      <text:p text:style-name="P4">It's like lunch plus, like, six different snacks that she eats throughout the day. So she has to bring all the food with her every day. So it's really bad for me if she forgets. So because I end up taking care of it for her, I should just let her state, and then I will have uploaded that task.</text:p>
      <text:p text:style-name="P4"/>
      <text:p text:style-name="P4">1:27:17 Daniel:</text:p>
      <text:p text:style-name="P4">Cool.</text:p>
      <text:p text:style-name="P4"/>
      <text:p text:style-name="P4">1:27:18 Dean:</text:p>
      <text:p text:style-name="P4">Without getting between mother and daughter, can I just say one quick thing here. I think again, if we're just trying to figure out what the extended cognition if there's evidence for extended cognition, it's probably in the rule and the consequence so it's to your point, glue. If there's a consequence here, who has to take that consequence on the older person who maybe whose prospective memory didn't work out that day and didn't provide all the reminders, or the younger person who now has the effect of <text:soft-page-break/>not having something to eat? But I think the point here in terms of can we the argument because they call it an argument, this paper is an argument.</text:p>
      <text:p text:style-name="P4">The argument for extended cognition would be one where if we upload, we're probably going to be uploading rules, and the consequences of those rules are implied versus the uploading of content and material that tends to overwhelm us and that we use devices then to act as a way of being able to store.</text:p>
      <text:p text:style-name="P4">1:28:31 Because our own memorial capacities are somewhat limited. When I compare my memorial capacity to you and Daniel, I can't hold a candle to that, Right? So I should be the one using all of the instruments for that. But what I do is I have my own way of sort of compensating for that by developing my own rules sooner and with a more consequential nature to that, Right?</text:p>
      <text:p text:style-name="P4">So that's one of the things we could possibly be teaching six to eight year olds. Not just here are the rules, but what can you do in terms of helping me who has probably got less capacity as I get older for remembering all the content? So there's consequences for me now and there are consequences for you. We both suffer a certain consequence in this new environmental niche that we're constructing now. Maybe the eight year old doesn't give a rats back about that.</text:p>
      <text:p text:style-name="P4">She's just hungry now. But Oh, well, Right.</text:p>
      <text:p text:style-name="P4">1:29:32 I mean, there's going to be some learning one way or another and it could be through guilt or it can be through some kind of a conversation where you actually do introduced the rules and the consequences. I don't know.</text:p>
      <text:p text:style-name="P4"/>
      <text:p text:style-name="P4">1:29:48 Daniel:</text:p>
      <text:p text:style-name="P4">In comparison to memorizing the RGB values of an image like the pixel colors, none of us have memories that hold a candle to even the smallest JPEG. So render onto the JPEG that which is Jpegable and then what will that leave humans to do? And we hear about cognitive overload, cognitive security, of course. What does that actually mean for designing informational niches, cognitive niches from the psychological, functional, ecological selective perspectives that are not overwhelming or that are accessible or that are resilient or that do stabilize function. There's so many awesome questions that this brings us totally towards Daniel.</text:p>
      <text:p text:style-name="P4"/>
      <text:p text:style-name="P4">1:30:40 Dean:</text:p>
      <text:p text:style-name="P4">I'm sorry, but I'm going to have to bunch out now because I've just kind of used up all my energy. Anyway, close this. I hope you guys can close this thing off for me and I look forward to that point too. So thanks.</text:p>
      <text:p text:style-name="P4"/>
      <text:p text:style-name="P4">1:30:53 Daniel:</text:p>
      <text:p text:style-name="P4">Thank you, Dean.</text:p>
      <text:p text:style-name="P4">Peace. Alright, cool Bleu.</text:p>
      <text:p text:style-name="P4">Let's think for a few more minutes what could be fun for Dot Two and just how we can go from some of the rhetoric and perspective they shared towards all of these extremely relevant scenarios that we've been discussing.</text:p>
      <text:p text:style-name="P4"/>
      <text:p text:style-name="P4">1:31:25 Bleu:</text:p>
      <text:p text:style-name="P4">So for me, I think I'd like to touch back on to what other situations are like the Elizabethan play. People <text:soft-page-break/>like the Elizabethan cast, the theater company. That's what it is. Sorry, so what other situations are like this Elizabethan theater company in that the culture is so strong and so vital to participation that you can just wing it, you can know a lot of things just by queuing off of others. So I had mentioned Jazz.</text:p>
      <text:p text:style-name="P4">I don't know what else. I'd like to look at that a little bit more because that was the example that they gave this diacronic cognition. So it would be cool to look at that a little more deeply.</text:p>
      <text:p text:style-name="P4"/>
      <text:p text:style-name="P4">1:32:22 Daniel:</text:p>
      <text:p text:style-name="P4">Yes. Especially in like the kind of online context.</text:p>
      <text:p text:style-name="P4">Yes, agreed about that. You brought up music and jazz and about culture. What is culture of different kinds? And where does that fit into this ability of people to have joint action? In what ways or in what senses?</text:p>
      <text:p text:style-name="P4">Is culture about shared ways of thinking, orthodoxy, heterodoxy? In what ways is culture about joint action orthopraxis and heteropractsis?</text:p>
      <text:p text:style-name="P4"/>
      <text:p text:style-name="P4">1:33:05 Bleu:</text:p>
      <text:p text:style-name="P4">So I was thinking also about action and like action offloading because just like in terms of a scale system, sure, cells do their own actions, like they eat food and they secrete nutrients and they communicate with each other and whatever. But in terms of a nested system, the cells don't have to go find water. The water just comes to them. Right? Like whereas a human, it's like one of the most vital things that we could ever do is find water.</text:p>
      <text:p text:style-name="P4">Like clean drinking water, super necessary for life. So we have to do that. I mean, we've offloaded that into our culture with running water, but not every human. But I just think about we're acting on behalf of organ systems, cell systems, organelles, Etc. So I think about action offloading.</text:p>
      <text:p text:style-name="P4">So what does that look like?</text:p>
      <text:p text:style-name="P4"/>
      <text:p text:style-name="P4">1:34:01 Daniel:</text:p>
      <text:p text:style-name="P4">Yes.</text:p>
      <text:p text:style-name="P4"/>
      <text:p text:style-name="P4">1:34:02 Bleu:</text:p>
      <text:p text:style-name="P4">And how taking to cognitive offloading or uploading is that.</text:p>
      <text:p text:style-name="P4"/>
      <text:p text:style-name="P4">1:34:08 Daniel:</text:p>
      <text:p text:style-name="P4">Yes. In what ways is the cognitive offloading and uploading that of perception? In what ways is it offloading action? Like if you write a script that then does some daily task that could be seen as like offloading a repetitive action. And that's something that we're only unlocking with computers.</text:p>
      <text:p text:style-name="P4">But it's kind of like and it's even referenced in the idea of a daemon in computers. It's like the magician's familiar. It's this little trainable or learning entity that is able to carry things out according to the will of the magician in a semiautonomous way.</text:p>
      <text:p text:style-name="P4"/>
      <text:p text:style-name="P4">1:35:04 Bleu:</text:p>
      <text:p text:style-name="P4">It's not just computers though. We've automated some tasks for us through the years, through the ways even just with running water.</text:p>
      <text:p text:style-name="P4"><text:soft-page-break/>That's an automated task that used to be a big portion of your daily life as a human. Like going to find water, washing machines discussed. We've all the things. I mean we've been automating life for forever. So now it's just becoming more sophisticated.</text:p>
      <text:p text:style-name="P4">Now perhaps we're automating our cognitive life like with get three. I think that that's like a different.</text:p>
      <text:p text:style-name="P4"/>
      <text:p text:style-name="P4">1:35:34 Daniel:</text:p>
      <text:p text:style-name="P4">Kind of yes, it's approaching automation at the semantic and linguistic level. Whereas previously it could be like at the task, the physical task performance level could be off resource or uploaded. In a sense this is like rapidly rising in its cognitive complexity.</text:p>
      <text:p text:style-name="P4">Like a typewriter is a mere active entity. It's part of extended cognition type type. But unless it gets jammed, one is not going to be too surprised by how it performs. And that's like the famous Turing quote from back in the day and someone said how can it have intelligence or if it can't give a surprising answer? And then attorney said something like, computers surprised me every day.</text:p>
      <text:p text:style-name="P4">So is that going to be your measure, how surprised you are?</text:p>
      <text:p text:style-name="P4"/>
      <text:p text:style-name="P4">1:36:37 Bleu:</text:p>
      <text:p text:style-name="P4">What do you want to look at though?</text:p>
      <text:p text:style-name="P4"/>
      <text:p text:style-name="P4">1:36:40 Daniel:</text:p>
      <text:p text:style-name="P4">I want to look at the partition question that Dave raised and also the earlier question from Dave when he wrote about the result of cognitive offloading. It was more about cognitive uploading. He clarified in the chat.</text:p>
      <text:p text:style-name="P4"/>
      <text:p text:style-name="P4">1:36:57 Bleu:</text:p>
      <text:p text:style-name="P4">I was thinking about the partition too. Like when I was talking about I meant to say partition in there because is it a temporal partition going from this generation to the next or is it like a cognitive or like an organismal partition between like me and you or me and my daughter or this group? In that group the partition is the fuzziness of the partition, always makes it interesting. What else?</text:p>
      <text:p text:style-name="P4"/>
      <text:p text:style-name="P4">1:37:20 Daniel:</text:p>
      <text:p text:style-name="P4">That's it.</text:p>
      <text:p text:style-name="P4">Let's read his question. So in some papers other than this one. So here's the niche of papers citing each other. We're in an adjacent regime of an attention, but it's relevant. The point comes up and this comes up indeed in discussion, anatomical or mechanical blankets.</text:p>
      <text:p text:style-name="P4">So at the cellular level this would be like the lipid bilayer cell membrane. At the organismal level this would be like the epithelial. So anatomical gross or micro mechanical blankets sometimes coincide with functional psychological blankets and sometimes not. So two brain regions that are separated but have an interface. It might be the case that their function could be ascribed with a certain partition that reflected the partitioning topologically of the anatomical components or it could totally not be that way.</text:p>
      <text:p text:style-name="P4">1:38:23 So sometimes anatomical mechanical blankets coincide with functional psychological blankets and sometimes not insert all the asterisks that we've ever had about realism and instrumentalism. But just we're going to plunge ahead. What is the relation among that distinction between the two kinds of <text:soft-page-break/>blanketing? This one more of a embodied, enacted realist flavor and this one more of a functionalist flavor.</text:p>
      <text:p text:style-name="P4">So what is the relation among A, B and C here? So what is a relation of relation of relations? As per usual, we're relating A, B and C where a is the relationship between these kinds of blankets, B is the hierarchical and hierarchical nesting of blankets and C is the relations between or among niches and the particles that upload functionality to those niches.</text:p>
      <text:p text:style-name="P4">1:39:45 What do you think Bleu about when they say that the answer is in the question? Like the way that the question is asked contains the seeds of an answer. What do you think about that?</text:p>
      <text:p text:style-name="P4"/>
      <text:p text:style-name="P4">1:40:02 Bleu:</text:p>
      <text:p text:style-name="P4">Are you talking about how I would cognitive offload information as an undergraduate just because I could tell by the way that the question was asked? Yeah, like I think I did that. I looked for the answer in the question quite often as long as it's a multiple choice question that was pretty simple or if it wasn't, there was often somewhere else in the test in a different question. So yeah, I did that. But I think here there's definitely some answering here happening.</text:p>
      <text:p text:style-name="P4">What is that? I hate those words. I hate those words as I use like the similar like referential what is the name of the part of speech that it is this, that those words, words that are experiential.</text:p>
      <text:p text:style-name="P4"/>
      <text:p text:style-name="P4">1:40:59 Daniel:</text:p>
      <text:p text:style-name="P4">It's an article.</text:p>
      <text:p text:style-name="P4"/>
      <text:p text:style-name="P4">1:41:00 Bleu:</text:p>
      <text:p text:style-name="P4">It's an article because the pronoun is like heshia so it's the articles.</text:p>
      <text:p text:style-name="P4">So the articles really bother me. I think that that distinction, the distinction between anatomical and mechanical blankets or the functional psychological blankets yes, already now I.</text:p>
      <text:p text:style-name="P4"/>
      <text:p text:style-name="P4">1:41:16 Daniel:</text:p>
      <text:p text:style-name="P4">Believe it's the distinction between anatomical, mechanical and functional psychological.</text:p>
      <text:p text:style-name="P4"/>
      <text:p text:style-name="P4">1:41:24 Bleu:</text:p>
      <text:p text:style-name="P4">Those so it should be a plural article. That's what was storing me anyway, the nesting of blankets is always something like I am down to talk about but here I don't know does the distinction need to be drawn? If you're talking about nesting of blankets, how can you make distinctions between different types of blankets? I don't know, maybe that's just me.</text:p>
      <text:p text:style-name="P4">What do you think?</text:p>
      <text:p text:style-name="P4"/>
      <text:p text:style-name="P4">1:41:56 Daniel:</text:p>
      <text:p text:style-name="P4">We explored some aspects of it when you mentioned the multiscale approach where we can think of nesting as the bigger nested system, whether it hosts only one active entity within it or multiple laterally interacting entities, the bigger nesting sorry. Putting a aside for now, the bigger nested system can be seen of as the niche for the subunit or subunits inside of it. So for sure this B and C can be connected because the nested system, its niche, its environment, what its actions are going into and <text:soft-page-break/>what it is getting sense information from is the niche and that is like the larger nested system. Now, how do nested systems using that as a shorthand for both B and C connect to this structural and functional perspective on systems, our nested systems when we talk about nested systems in what ways can be guess and is it a structural nesting?</text:p>
      <text:p text:style-name="P4">1:43:23 Like the word is inside the sentence, inside the paragraph or in what ways is it a functional nesting where the functional nesting of concepts doesn't necessarily have to follow from the nesting of like, sentences on the page? I think that's a very challenging but important question. And then also when you mentioned like the undergrad example and we've been talking a lot about test taking Right here, it made me think about how in undergrad or potentially even earlier, yes, it was possible to kind of reverse engineer. And so the answer is in the seeds of the question is kind of like a game to play where you're just trying to minimize your score on some test but then you get rugged in grad school where it is still true that the question that you're asking to future to the system contains the seeds of the answer.</text:p>
      <text:p text:style-name="P4">1:44:25 Like, you're only going to get the data for your experiment of the kind that you measure on the number that you actually measure it from with the cognition that you set them up to be in.</text:p>
      <text:p text:style-name="P4">But if one tries to phack nature or if one tries to do that sort of undergrad, I'm going to maximize. I mean, these two group must be different, Right? So I'm going to try to measure them with a thumb on the scale so that they come out to be different. That becomes tantamount to basically non rigorous, non reproducible Science. So it just shows, I think, also to Dean's continued themes of like, in the lab, in the classroom and then out.</text:p>
      <text:p text:style-name="P4">So the highest test score is not necessarily the highest performer on that out in the wild, that's towards the application side, nor necessarily the best teacher, as we've been discussing.</text:p>
      <text:p text:style-name="P4">1:45:29 And so it's sort of like there's like learning and development and sometimes it feeds back on itself with teaching and other times it just plunges ahead with application to all these different phenomena of learning, teaching and applying. Do those all use the same partitioning? Are they featuring or highlighting their regime of attention on different parts of the partitioning?</text:p>
      <text:p text:style-name="P4"/>
      <text:p text:style-name="P4">1:46:00 Bleu:</text:p>
      <text:p text:style-name="P4">So that's like where I can't ever close my instrumentalist eye. It is in the partition point because the partition is just wherever you put it.</text:p>
      <text:p text:style-name="P4"/>
      <text:p text:style-name="P4">1:46:17 Daniel:</text:p>
      <text:p text:style-name="P4">Yes, it's how you see it, model it, unless one specifically wants to make claims about realism. I see.</text:p>
      <text:p text:style-name="P4"/>
      <text:p text:style-name="P4">1:46:31 Bleu:</text:p>
      <text:p text:style-name="P4">Right. But even if you want, when I investigate realist claims, if I look for a partition, like, what partitions need from the rest of the world, it's like my skin, Right? So like, my skin is the boundary.</text:p>
      <text:p text:style-name="P4">It's the Markov blanket that holds me in and the world out. But like, I'm losing pieces of my skin every day. It gets cut open. And so then is my partition broken or like, am I somehow not the same person? I don't know.</text:p>
      <text:p text:style-name="P4">So for me, finding this boundary that's like solid and never changes doesn't sit Right. So that's why I always have to remind myself it's an instrument. So. I can never, ever lose my instrumentalist <text:soft-page-break/>perspective and get into full realism. When I think about the blanket, it's non separate.</text:p>
      <text:p text:style-name="P4">This goes back to the quantum Chris Fields.</text:p>
      <text:p text:style-name="P4"/>
      <text:p text:style-name="P4">1:47:23 Daniel:</text:p>
      <text:p text:style-name="P4">We're on separable on time. So I think in dot two, let's just write a few notes down and then close out. So I think in dot two we can look over some formalisms and see how the equation is connected.</text:p>
      <text:p text:style-name="P4">We can think about what we discussed. About the fastest time scale is perception, action, learning, teaching, applying, et cetera. How do these different modes of engagements with extended active inference systems differ?</text:p>
      <text:p text:style-name="P4"/>
      <text:p text:style-name="P4">1:48:09 Bleu:</text:p>
      <text:p text:style-name="P4">Or what about finding, discovering?</text:p>
      <text:p text:style-name="P4">So, like when you're not taught, when you don't know the path and you find the stack of rocks.</text:p>
      <text:p text:style-name="P4"/>
      <text:p text:style-name="P4">1:48:26 Daniel:</text:p>
      <text:p text:style-name="P4">How do we go from a very ending in ing to an appropriate or useful active model? How do we go from negotiating, trusting, discomforting, communicating to communicating to the Right graphical structure of a generative model that we can use in our standard active routines? As patiently reminded, we all are by Karl on those points.</text:p>
      <text:p text:style-name="P4"/>
      <text:p text:style-name="P4">1:49:06 Bleu:</text:p>
      <text:p text:style-name="P4">Very cool.</text:p>
      <text:p text:style-name="P4"/>
      <text:p text:style-name="P4">1:49:08 Daniel:</text:p>
      <text:p text:style-name="P4">Okay, fun times. Thanks a lot, Dean, for joining. Yeah, Dean.</text:p>
      <text:p text:style-name="P4"/>
      <text:p text:style-name="P4">1:49:13 Bleu:</text:p>
      <text:p text:style-name="P4">Those you feel better?</text:p>
      <text:p text:style-name="P4"/>
      <text:p text:style-name="P4">1:49:14 Daniel:</text:p>
      <text:p text:style-name="P4">Yes, absolutely. And glue. Thanks a ton. It was fun discussion. Thanks everybody.</text:p>
      <text:p text:style-name="P4">Who's in the live chat? Dave and Tucker and Stephen. And everybody is welcome to join us next week for 41.2 on 13th and in the papers beyond. So thank you all. See you later.</text:p>
      <text:p text:style-name="P4"/>
      <text:p text:style-name="P4">1:49:38 Bleu:</text:p>
      <text:p text:style-name="P4">Peace.</text:p>
      <text:p text:style-name="P4"/>
      <text:p text:style-name="P4">1:49:39 Daniel:</text:p>
      <text:p text:style-name="P24">Bye!</text:p>
      <text:p text:style-name="P24"/>
      <text:h text:style-name="P5" text:outline-level="1"><text:span text:style-name="T15">Session </text:span>0<text:span text:style-name="T19">41</text:span>.<text:span text:style-name="T16">2</text:span><text:span text:style-name="T15">, </text:span><text:span text:style-name="T19">April 13</text:span><text:span text:style-name="T15">, 2022</text:span></text:h>
      <text:p text:style-name="P3"><text:a xlink:type="simple" xlink:href="https://www.youtube.com/watch?v=YKn2njZ_ICg" text:style-name="Internet_20_link" text:visited-style-name="Visited_20_Internet_20_Link"/></text:p>
      <text:p text:style-name="P3"><text:a xlink:type="simple" xlink:href="https://www.youtube.com/watch?v=RB2axUYnE8I" text:style-name="Internet_20_link" text:visited-style-name="Visited_20_Internet_20_Link">https://www.youtube.com/watch?v=RB2axUYnE8I</text:a></text:p>
      <text:p text:style-name="P3"/>
      <text:p text:style-name="P23"/>
      <text:p text:style-name="P17"><text:span text:style-name="T6">Second</text:span><text:span text:style-name="T4"> participatory group discussion on the</text:span> <text:span text:style-name="T7">paper “Extended active inference: Constructing predictive cognition beyond skulls,”</text:span></text:p>
      <text:p text:style-name="P11"/>
      <text:p text:style-name="P12"/>
      <text:p text:style-name="P13"/>
      <text:h text:style-name="P33" text:outline-level="2">S<text:span text:style-name="T22">ESSION </text:span>SPEAKERS</text:h>
      <text:p text:style-name="P14">Daniel Friedman, <text:span text:style-name="T19">Dean Tickles, Bleu Knight</text:span></text:p>
      <text:p text:style-name="P13"/>
      <text:p text:style-name="P12"/>
      <text:h text:style-name="P30" text:outline-level="2">CONTENTS</text:h>
      <table:table table:name="Table1" table:style-name="Table1">
        <table:table-column table:style-name="Table1.A"/>
        <table:table-column table:style-name="Table1.B"/>
        <table:table-row table:style-name="Table1.1">
          <table:table-cell table:style-name="Table1.A1" office:value-type="string">
            <text:p text:style-name="P19">00:26</text:p>
          </table:table-cell>
          <table:table-cell table:style-name="Table1.A1" office:value-type="string">
            <text:p text:style-name="P20">Active Inference</text:p>
          </table:table-cell>
        </table:table-row>
        <table:table-row table:style-name="Table1.1">
          <table:table-cell table:style-name="Table1.A1" office:value-type="string">
            <text:p text:style-name="P19">02:17</text:p>
          </table:table-cell>
          <table:table-cell table:style-name="Table1.A1" office:value-type="string">
            <text:p text:style-name="P20">In the Elevator With Trust and Glue</text:p>
          </table:table-cell>
        </table:table-row>
        <table:table-row table:style-name="Table1.1">
          <table:table-cell table:style-name="Table1.A1" office:value-type="string">
            <text:p text:style-name="P19">03:37</text:p>
          </table:table-cell>
          <table:table-cell table:style-name="Table1.A1" office:value-type="string">
            <text:p text:style-name="P20">In the realm of extended active inference</text:p>
          </table:table-cell>
        </table:table-row>
        <table:table-row table:style-name="Table1.1">
          <table:table-cell table:style-name="Table1.A1" office:value-type="string">
            <text:p text:style-name="P19">09:40</text:p>
          </table:table-cell>
          <table:table-cell table:style-name="Table1.A1" office:value-type="string">
            <text:p text:style-name="P20">Inference and the composability of its models</text:p>
          </table:table-cell>
        </table:table-row>
        <table:table-row table:style-name="Table1.1">
          <table:table-cell table:style-name="Table1.A1" office:value-type="string">
            <text:p text:style-name="P19">17:35</text:p>
          </table:table-cell>
          <table:table-cell table:style-name="Table1.A1" office:value-type="string">
            <text:p text:style-name="P20">Trust and extended control, human machine interactions</text:p>
          </table:table-cell>
        </table:table-row>
        <table:table-row table:style-name="Table1.1">
          <table:table-cell table:style-name="Table1.A1" office:value-type="string">
            <text:p text:style-name="P19">20:55</text:p>
          </table:table-cell>
          <table:table-cell table:style-name="Table1.A1" office:value-type="string">
            <text:p text:style-name="P20">Exploring the Entrepreneurial Process of Navigation</text:p>
          </table:table-cell>
        </table:table-row>
        <table:table-row table:style-name="Table1.1">
          <table:table-cell table:style-name="Table1.A1" office:value-type="string">
            <text:p text:style-name="P19">23:19</text:p>
          </table:table-cell>
          <table:table-cell table:style-name="Table1.A1" office:value-type="string">
            <text:p text:style-name="P20">The rise and fall of technological empowerment</text:p>
          </table:table-cell>
        </table:table-row>
        <table:table-row table:style-name="Table1.1">
          <table:table-cell table:style-name="Table1.A1" office:value-type="string">
            <text:p text:style-name="P19">28:56</text:p>
          </table:table-cell>
          <table:table-cell table:style-name="Table1.A1" office:value-type="string">
            <text:p text:style-name="P20">Imagine Taking Your Horse to Winery</text:p>
          </table:table-cell>
        </table:table-row>
        <table:table-row table:style-name="Table1.1">
          <table:table-cell table:style-name="Table1.A1" office:value-type="string">
            <text:p text:style-name="P19">38:04</text:p>
          </table:table-cell>
          <table:table-cell table:style-name="Table1.A1" office:value-type="string">
            <text:p text:style-name="P20">Trust and Control in Digital Technology</text:p>
          </table:table-cell>
        </table:table-row>
        <table:table-row table:style-name="Table1.1">
          <table:table-cell table:style-name="Table1.A1" office:value-type="string">
            <text:p text:style-name="P19">46:09</text:p>
          </table:table-cell>
          <table:table-cell table:style-name="Table1.A1" office:value-type="string">
            <text:p text:style-name="P20">Cognitive partitioning of technology</text:p>
          </table:table-cell>
        </table:table-row>
        <table:table-row table:style-name="Table1.1">
          <table:table-cell table:style-name="Table1.A1" office:value-type="string">
            <text:p text:style-name="P19">49:05</text:p>
          </table:table-cell>
          <table:table-cell table:style-name="Table1.A1" office:value-type="string">
            <text:p text:style-name="P20">In the Elevator With Optimization</text:p>
          </table:table-cell>
        </table:table-row>
        <table:table-row table:style-name="Table1.1">
          <table:table-cell table:style-name="Table1.A1" office:value-type="string">
            <text:p text:style-name="P19">54:18</text:p>
          </table:table-cell>
          <table:table-cell table:style-name="Table1.A1" office:value-type="string">
            <text:p text:style-name="P20">Cognitive assemblies and the three-one-four</text:p>
          </table:table-cell>
        </table:table-row>
        <table:table-row table:style-name="Table1.1">
          <table:table-cell table:style-name="Table1.A1" office:value-type="string">
            <text:p text:style-name="P19">59:03</text:p>
          </table:table-cell>
          <table:table-cell table:style-name="Table1.A1" office:value-type="string">
            <text:p text:style-name="P20">Extended Active Inference and Active Cognition</text:p>
          </table:table-cell>
        </table:table-row>
        <table:table-row table:style-name="Table1.1">
          <table:table-cell table:style-name="Table1.A1" office:value-type="string">
            <text:p text:style-name="P19">1:09:04</text:p>
          </table:table-cell>
          <table:table-cell table:style-name="Table1.A1" office:value-type="string">
            <text:p text:style-name="P20">Extended Active Cognition: The Environment and its</text:p>
          </table:table-cell>
        </table:table-row>
        <table:table-row table:style-name="Table1.1">
          <table:table-cell table:style-name="Table1.A1" office:value-type="string">
            <text:p text:style-name="P19">1:21:46</text:p>
          </table:table-cell>
          <table:table-cell table:style-name="Table1.A1" office:value-type="string">
            <text:p text:style-name="P20">Active Inference in Multiscale Development</text:p>
          </table:table-cell>
        </table:table-row>
        <table:table-row table:style-name="Table1.1">
          <table:table-cell table:style-name="Table1.A1" office:value-type="string">
            <text:p text:style-name="P19">1:26:19</text:p>
          </table:table-cell>
          <table:table-cell table:style-name="Table1.A1" office:value-type="string">
            <text:p text:style-name="P20">Want to Apply Active Inference?</text:p>
          </table:table-cell>
        </table:table-row>
        <table:table-row table:style-name="Table1.1">
          <table:table-cell table:style-name="Table1.A1" office:value-type="string">
            <text:p text:style-name="P19">1:31:50</text:p>
          </table:table-cell>
          <table:table-cell table:style-name="Table1.A1" office:value-type="string">
            <text:p text:style-name="P20">Time series and the Stochastic distribution</text:p>
          </table:table-cell>
        </table:table-row>
        <table:table-row table:style-name="Table1.1">
          <table:table-cell table:style-name="Table1.A1" office:value-type="string">
            <text:p text:style-name="P19">1:34:34</text:p>
          </table:table-cell>
          <table:table-cell table:style-name="Table1.A1" office:value-type="string">
            <text:p text:style-name="P20">Proportional Perception and the Future</text:p>
          </table:table-cell>
        </table:table-row>
        <table:table-row table:style-name="Table1.1">
          <table:table-cell table:style-name="Table1.A1" office:value-type="string">
            <text:p text:style-name="P19">1:38:01</text:p>
          </table:table-cell>
          <table:table-cell table:style-name="Table1.A1" office:value-type="string">
            <text:p text:style-name="P20">Dean and Daniel:</text:p>
          </table:table-cell>
        </table:table-row>
        <table:table-row table:style-name="Table1.1">
          <table:table-cell table:style-name="Table1.A1" office:value-type="string">
            <text:p text:style-name="P19">1:50:25</text:p>
          </table:table-cell>
          <table:table-cell table:style-name="Table1.A1" office:value-type="string">
            <text:p text:style-name="P20">Gambling and the epistemology of game</text:p>
          </table:table-cell>
        </table:table-row>
      </table:table>
      <text:p text:style-name="Standard"/>
      <text:p text:style-name="P3"/>
      <text:p text:style-name="P4"/>
      <text:h text:style-name="P32" text:outline-level="2">TRANSCRIPT</text:h>
      <text:p text:style-name="P4">00:26 Daniel:</text:p>
      <text:p text:style-name="P4">All right.</text:p>
      <text:p text:style-name="P4">Hello everyone. Welcome to Actions Lab Livestream number 41 two. It's April 13, the 2022, so welcome to the Active Inflab. We're a participatory online lab that is communicating, learning and practicing applied active inference.</text:p>
      <text:p text:style-name="P4">You can find us at the links on this slide. This is recorded and an archived Livestream, so please provide us with feedback so that we can be improving on our work. All backgrounds and perspectives <text:soft-page-break/>are welcome and we'll be following good video etiquette for live stream. And Dean and Bleu, thanks a ton for joining. Check ActiveInference.org to learn more about what the Octave lab is up to and how you can anticipate. </text:p>
      <text:p text:style-name="P4">Today in number 41 Dot Two we are going to have our third discussion on the paper "Extended Active Inference: Constructing Predictive Cognition beyond Skulls" by Axel Constant, Andy Clark, Michael Kirchhoff, and Karl Friston. We had a Dot Zero video where we took a first pass, a first coat of paint on this paper, overviewed some of their distinctions and their backgrounds and some context.</text:p>
      <text:p text:style-name="P4">01:39 And then we had a fun Dot One last week with all of us here. And we went down a few different paths. And all I can say is with trust and glue of all of us here and those who are watching live who are welcome to write questions in the live chat I think will get somewhere pretty cool in the next 2 hours but can't even know what shape it will be then. So we can just start by saying hello and then we can pick up where we've left off or we can go in any other direction.</text:p>
      <text:p text:style-name="P4">So I'm Daniel, I'm a researcher in California and I think the part that I'm looking most forward to exploring today is that trust and glue and how do we trust and glue appropriately or adaptively? And I'll pass to Dean.</text:p>
      <text:p text:style-name="P4"/>
      <text:p text:style-name="P4">02:37 Dean:</text:p>
      <text:p text:style-name="P4">Thanks, Daniel. I'm Dean. I'm in British Columbia at the moment.</text:p>
      <text:p text:style-name="P4">I really like where you and Bleu were going with this once I signed off last week. And I was particularly interested in the idea of the answer and the question because I thought that was an interesting way of maybe looking at is there an extended active inference component to that? So maybe you'll pick that thread up again today. I'll pass it to Bleu.</text:p>
      <text:p text:style-name="P4"/>
      <text:p text:style-name="P4">03:10 Bleu:</text:p>
      <text:p text:style-name="P4">I am Bleu, I'm a researcher in New Mexico and yeah, trust in glue.</text:p>
      <text:p text:style-name="P4">Or what kind of improvisational context do we use this extended active inference? Like where is this kind of thing necessarily functional? Where do we see it? Like what kinds of environments maybe highlight extended active inference? That's be interesting for me to explore.</text:p>
      <text:p text:style-name="P4"/>
      <text:p text:style-name="P4">03:37 Daniel:</text:p>
      <text:p text:style-name="P4">Awesome. So we have a few different aspects we can talk and return to some formalisms about how are the equations connected internally, how are the formalisms connected to one another, how are the extended active inference formalisms framed in this paper connected to earlier or now that some time has passed since the publication later formalisms active inference lab. How are they connected to the ideas that we've been discussing? We have questions and answers or answers and questions. What does that look like in the context of extended active inference, perception, action, learning, teaching, applying, finding, discovering a lot of ing verbs.</text:p>
      <text:p text:style-name="P4">And that is finding or somehow intertwined with this question, which is always in the backdrop or the pre drop or stage right or something like that, with what takes us from a regime of attention or regime of intention towards active inference itself and some specific model.</text:p>
      <text:p text:style-name="P4">05:01 So where to go? I think the most structured of the options here is to reminded ourselves of the formalisms and the figures and then maybe we can come back to any of these as we see. Does that <text:soft-page-break/>sound good? Okay.</text:p>
      <text:p text:style-name="P4">Okay, there equation one is a fairly typical restatement of base there, so we won't dwell too much on that. But it is relating to the decomposition of a joint model of both observations and inferred latent causes. And the total model contains both of those, yet it's able to be decomposed in some amenable ways.</text:p>
      <text:p text:style-name="P4">Equation two, using variational inference, one can invert the likelihood in equation one, the probability of the hidden states conditioned on observation to approximate the posterior probability of causes once a sensation has been sampled.</text:p>
      <text:p text:style-name="P4">06:20 So is this a twist, Dean, or what kind of inversion are we talking about here when we go from thinking about the likelihood, which is like the probability of there being a lightning strike conditioned upon what we actually observed and that is now flipping to what are the causes given the sensation?</text:p>
      <text:p text:style-name="P4"/>
      <text:p text:style-name="P4">06:46 Daniel:</text:p>
      <text:p text:style-name="P4">Well, here's a question for both of you. Is there such a thing as a group sensation? I mean, if we think of it, I mean, it's seldom that we would consider ourselves as a proportion of a larger volume of energy. But when we find ourselves in these context and in these cultures, so what happens when we invert that idea of I'm one pie in a whole collection of pies at a pie shop to I'm some proportion of a larger energy set? And then what are the implications of that in terms of the kind of evidence that I can or cannot gather?</text:p>
      <text:p text:style-name="P4">So that's my question for both of you because you guys probably can answer that better than I can.</text:p>
      <text:p text:style-name="P4"/>
      <text:p text:style-name="P4">07:42 Bleu:</text:p>
      <text:p text:style-name="P4">So I think we definitely experience group sensation. I think about the countries that are being bombed right now and I think about like, the countries that when a tsunami hits, like there is definitely a group felt sense of like, terror. That's like a group sensation. But also even on like a positive note, like, I think about like huge connect and it's like a bunch of people really having fun and that's kind of another group sensation.</text:p>
      <text:p text:style-name="P4">Those kinds of group things or even like large meditation streams is like another good example of like a group sensation. And it does kind of get gamified or it feels like the sensation is like going through a megaphone when you know you're experiencing it with 5000 people or something like that. So in my experience.</text:p>
      <text:p text:style-name="P4"/>
      <text:p text:style-name="P4">08:37 Daniel:</text:p>
      <text:p text:style-name="P4">Does that change the formalism? I think we can identify it. But does that change the math or the way that we measure that based on the source of effective sensing within one agent versus that collective measure?</text:p>
      <text:p text:style-name="P4"/>
      <text:p text:style-name="P4">08:56 Bleu:</text:p>
      <text:p text:style-name="P4">I think it just changes where we put the blanket.</text:p>
      <text:p text:style-name="P4"/>
      <text:p text:style-name="P4">09:01 Daniel:</text:p>
      <text:p text:style-name="P4">It doesn't change the math though.</text:p>
      <text:p text:style-name="P4"><text:soft-page-break/></text:p>
      <text:p text:style-name="P4">09:05 Bleu:</text:p>
      <text:p text:style-name="P4">I think it just changes where we put the blanket. So if you have a bigger blanket, there's more components. You would separate the group of people that are experiencing the concert from a group of people that are about to experience a tsunami. You know, there's like a huge partition and it's the same as separating two different people. Mathematically.</text:p>
      <text:p text:style-name="P4">It's just separating groups of people. Like as mathematically we are groups of cells, tissues, organism. So I think that the only difference is just what's under that Markov blanket.</text:p>
      <text:p text:style-name="P4"/>
      <text:p text:style-name="P4">09:40 Daniel:</text:p>
      <text:p text:style-name="P4">All right, a few cool points to make.</text:p>
      <text:p text:style-name="P4">So you asked about group sensations and if we were in a unidimensional signal processing paradigm, the question could be approached like what are the outside signals that come in and how do those diffuse through the group? What does that look like when we've taken the step towards thinking about perception as inference, as a generative inference? So what are groups expecting? So what is the same way that we talk about perception, cognition and affect and memory, anticipation, planning as inference of entities? What does it mean for the group to not just be passively receiving sensations but to be engaged in active inference?</text:p>
      <text:p text:style-name="P4">So that's going to be a big question and I'll leave it for another brief break to write out a few more options here.</text:p>
      <text:p text:style-name="P4">10:43 But I think what Bleu said about it depends on where the blanket is drawn or how the model is phrased relates to the composability active inference lab and the way that it's kind of like blocks that play nice together laterally as well as in a nested fashion, including a nice little tuck at the end. So let me explain by what I mean there the way that they interact laterally. Is it's a framework that allows you to simulate one ant or many ants because one can just have more and more entities in the same lateral level or scale that are interacting with the same environment and or with each other, whether that's like direct contact or with communication. Because all that one needs to specify is the entity model and then their perception, their unvealth basically, and their action selection like their affordances.</text:p>
      <text:p text:style-name="P4">So if we know where the blanket is, that was the system of interest that's the entity, the ant and then what goes both directions that allows composability of a thousand ants just like one.</text:p>
      <text:p text:style-name="P4">11:57 But then the key piece with the getting is even if we only write down a single layer active model so the mouse in the terms or just a single layer, it's not a deep nested hierarchical model. We can actually still interpret that graphical model as abstracting or receiving other models that we didn't directly formalize. So it was discussed in the textbook and in other sources of like we could make active inference lab model of one brain region with the inputs as sense states and the outputs as action states and then in that single brain region model those inputs states. It can just be like that's where the black box is.</text:p>
      <text:p text:style-name="P4">There's just an inability to actually do modeling on the details of what's coming in.</text:p>
      <text:p text:style-name="P4">12:59 We're just going to leave it at some sort of stochastic process coming in. So it kind of like tucks all the uncertainty away into this hidden little corner and then we're going to interface with that uncertainty as it becomes recognize by the system of interest. Or one could make another model of that second brain region and it could have its own perception action states but then that too would have <text:soft-page-break/>inputs coming from somewhere and actions going elsewhere. So I think there's probably more to unpack and explore here.</text:p>
      <text:p text:style-name="P4">But this hopefully speaks to the composability of active inference models to implicitly contain nested subsystems. Like we could do an active inference model of a person and recognize that they consist of organs and cells and organelles and go all the way down to however small and we can compose down and dig down or compose up as the extended perspective hopefully will have us look at.</text:p>
      <text:p text:style-name="P4">14:08 But we get to be making our single layer model implicitly within a more composable structure than many other families of modeling might allow for. So that might give ability to compare alternative ways of looking at multi scale extended systems but it will be more like a comparison of relative free energies or relative model fits rather than some sort of ad hoc comparison that we're applying based upon a desire for simplicity or desire to see this many levels.</text:p>
      <text:p text:style-name="P4"/>
      <text:p text:style-name="P4">14:56 Dean:</text:p>
      <text:p text:style-name="P4">I wonder in the sense that I understand that you can have the single ant and you can find the average in the eco evo divo as you pointed out in earlier versions of this set of live streams. And you can also look at the entire colony and look at it and find an average of its behavior over hiko evo and dievo as well. But that's why I'm not questioning whether or not if you use one type of math and you just decide which partition you're going to make that that's going to kick out a certain expected kind of average. What I'm kind of curious about is in the synchronicity question so we all go to the concert, for example, and we all anticipate, because this is the anticipatory part, we all anticipate having a good time.</text:p>
      <text:p text:style-name="P4">16:00 How do we build that into what the actual result is when we all start singing along to the chorus because I don't know if there's a math for that quite yet.</text:p>
      <text:p text:style-name="P4">And that's all I may basically ask. I'm not questioning the formalism per se, I'm just saying if we build up, how does that affect what the equations are telling us versus if we, as you said Daniel, maybe collapse down and what the math tells us there there's going to be an average that gets kicked out. So not arguing, I'm not ignoring that. I'm just saying I think there is an anticipatory piece to this when we're talking about extended active inference and what we should be able to anticipate what that surprising should be and what ends up happening when those external control in terms of rules play their part and what each individual's heuristics that they bring to the collective play their part and how that all sort of transpires into something which can be measure and other part of which may still be way too untractable.</text:p>
      <text:p text:style-name="P4">17:14 That's all.</text:p>
      <text:p text:style-name="P4"/>
      <text:p text:style-name="P4">17:19 Daniel:</text:p>
      <text:p text:style-name="P4">Bleu, any thoughts?</text:p>
      <text:p text:style-name="P4"/>
      <text:p text:style-name="P4">17:25 Bleu:</text:p>
      <text:p text:style-name="P4">No, I think I don't know. I said what I needed to say. I think it scales differently for me than how Dean perceives it, I think. </text:p>
      <text:p text:style-name="P4"/>
      <text:p text:style-name="P4">17:35 Daniel:</text:p>
      <text:p text:style-name="P4">I'm going to bring in another resource here. So this is from the 2021 paper, Felix Schoeller, Mark <text:soft-page-break/>Miller, Roy Saloman and Karl Friston and it's trust as extended control, human machine interactions as active inference.</text:p>
      <text:p text:style-name="P4">So staying on this trust and glue and extended anticipatory theme so here is one figure that they have.</text:p>
      <text:p text:style-name="P4">Okay, on the left side is a uni dimensional scalar perspective on trust. So this is like from zero to ten or one could think that zero is the threshold pass through zero rather than passing through five. Do not collect $200 on your way through five, but you might on the way through zero. And we have relative trust as well as like positive complete trust with various associations we can make like having aligned interest or shared affection.</text:p>
      <text:p text:style-name="P4">18:48 They then expand that unidimensional perspective into like a dimensional perspective on trust and they separate out the X axis and the Y axis as being trustworthiness and trust.</text:p>
      <text:p text:style-name="P4">And we've been talking about glue and trust. So let's keep the glue and trust rattling around as we think about this later work, which undoubtedly is building upon the current paper we're discussing. And so on the Y equals X line, where the trust and the trustworthiness evaluations are equivalent, that is where you have justified trust, meaning like high sense of trust, felt sense of trust in a trustworthy system. I believe the glue is strong and the glue is manifestly strong. I believe the glue is weak and it's breaking all the time.</text:p>
      <text:p text:style-name="P4">So that's on the Y equals X line and that's like a manifold, which is to say a lower dimensional line in a higher dimensional state space that actually is this uni dimensional one.</text:p>
      <text:p text:style-name="P4">19:51 So we can imagine that being like at an angle and being the y equals x line. What is opening it up into multiscale dimensions allow us to talk about? Well it's allowing other quadrants to be explored where the perceived sense of trust may differ from the objective or the relational trust. And so it's sort of like separating out cognitive versus the behavioral dimensions of trust.</text:p>
      <text:p text:style-name="P4">Like, would you rather be the person that people behavioral trust? Like they give their keys to you, but then they're always having the sentiment or having the Communications that that person is untrustworthy? Or would you rather have the lip service or the cognitive lip service of people thinking and feeling and maybe even speaking like they trust you? But then when it comes down to it, there's no actual behavioral trust there. So they explored that in the context of human robotic interactions and technology.</text:p>
      <text:p text:style-name="P4">20:55 So then let's just look at the second one and then I'll be awesome to hear what YouTube think or anyone in the chat here. They're looking at generating of technology along with their adoption curves and the ways in which they enable empowerment. And so the three rows here are like the sort of ability genre of the legs embodied moving into the extended and then cultured with the horses and the cars. There's like a weaponry genre or a sport hunting for those who want to and then there's a navigation and sensation which even same up in our discussion last time about Cloud based map services and how that leads to changes like in our spatial navigation. And especially as we'll be exploring in 42 upcoming what if the neurobiology of navigation is deeply intrinsic to ourselves.</text:p>
      <text:p text:style-name="P4">21:56 So what is actually happening to ourselves as the navigational technology becomes something that we trust, something that we glue to? And so here they're just showing that there's this spiral of increasing empowerment like an individual who's in the V three tech stack here has certain constraints and affordances and just simply differences not even better except on specifically defined axes than those in the V one tech stack. So where do some of these representations or points that are raised in the later should paper speak to either of you?</text:p>
      <text:p text:style-name="P4"><text:soft-page-break/></text:p>
      <text:p text:style-name="P4">22:52 Daniel:</text:p>
      <text:p text:style-name="P4">How something matter that Bleu?</text:p>
      <text:p text:style-name="P4"/>
      <text:p text:style-name="P4">22:55 Bleu:</text:p>
      <text:p text:style-name="P4">So I'm not like really getting this empowerment time adoption like without reading the paper. It's just like not clicking for me. I have to I guess catch up in this trust versus extended control.</text:p>
      <text:p text:style-name="P4"/>
      <text:p text:style-name="P4">23:10 Daniel:</text:p>
      <text:p text:style-name="P4">Yes, totally agree and definitely the real time interpretation is non trivial. So let's just look at what they defined there to measure the amount of control or influence an agent has and perceives. Plubin et all proposed the concept of empowerment. Empowerment is a property of selforganized adaptive systems and is a function of the agent perception action loop. More specifically the relation between sensors and actuators of the organism as induced by interactions between the environment and the agent's morphology.</text:p>
      <text:p text:style-name="P4"/>
      <text:p text:style-name="P4">23:52 Bleu:</text:p>
      <text:p text:style-name="P4">So this goes back to the definition of agency and we were talking about empowerment as like a definable measurable metric on a live stream recently. Do you remember that? Now it's starting to kind of click in, but we were talking about that.</text:p>
      <text:p text:style-name="P4"/>
      <text:p text:style-name="P4">24:09 Daniel:</text:p>
      <text:p text:style-name="P4">Like the capacity of an entity to realize their preferences. You can have all the preferences in the world on a given on the temperature of that day but on that dimension one's empowerment like their capacity for action selection to have impact, a causal impact on what is being preferred.</text:p>
      <text:p text:style-name="P4">That is minimal versus one can be empowered and not even care, and they can have the power to modify something and yet not approach that potentially seriously.</text:p>
      <text:p text:style-name="P4"/>
      <text:p text:style-name="P4">24:46 Bleu:</text:p>
      <text:p text:style-name="P4">Yeah, so it's clicking now, it's making a little bit more sense, but I'm still not really getting this graph.</text:p>
      <text:p text:style-name="P4">I understand, like empowerment over time, I guess. I mean, like if you think about a graph of a human, we become more empowered. We're like an inverted parabola, right? So like, we become more empowered as time goes on and then less empowered as we age and become less able to care for ourselves. We're unable at the beginning and then we max empowerment and then like least empowerment towards the end of our life or if we live to be 110 or whatever.</text:p>
      <text:p text:style-name="P4">Not always true. The end of life gets a little weird. It's a wiggly trail offline that reminds.</text:p>
      <text:p text:style-name="P4"/>
      <text:p text:style-name="P4">25:30 Daniel:</text:p>
      <text:p text:style-name="P4">Me of the classic riddle what has four legs in the morning, two legs in the midday, and then three legs at night? It's a person.</text:p>
      <text:p text:style-name="P4"/>
      <text:p text:style-name="P4">25:43 Bleu:</text:p>
      <text:p text:style-name="P4"><text:soft-page-break/>Yeah.</text:p>
      <text:p text:style-name="P4"/>
      <text:p text:style-name="P4">25:44 Daniel:</text:p>
      <text:p text:style-name="P4">And then also let's look at what they mean by these flex because there's a few other pieces, of course, that this paper is bringing in and then we'll kind of return to the trust and glue of the constant at all. So of course it's a simplification. The important idea here is that the inflection point flex indicating the start of technological decay reflects the abandon rate of a practice as the experience of better predicted slopes of extended technological engagement lead to disengagement of non extended approaches. Cars replace horses replacing legs, old slopes are less than expected and so unsatisfactory as compared to new ones.</text:p>
      <text:p text:style-name="P4">So it's a technology adoption model and often we just see the S curve part of the adoption and people will say like, well, here's how fast Telegraph was adopted.</text:p>
      <text:p text:style-name="P4">26:51 Then the radio, then the TV, and then the internet. And so one can look at these scurves of adoption and sometimes they like start low, they go up and then they flatten out. And then it's sort of like who the technology is at 100% adoption. This is also showing not just the rise of empire, but the decline where we're seeing the retraction of use from a given technology.</text:p>
      <text:p text:style-name="P4">And isn't it funny that we may have actually used our legs less as other technologies come into play? Like just the steps per way? So we have each of these technologies stacks that they're modeling here have like a curve of adoption and also a curve by which they're no longer in use with many simplifications as people can hopefully charitably interpret. And what they're pointing to is actually that the inflection point of the next generation when things are like when it's moving as fast adoption is increasing as fast as it's going to increase for this new tech occurs basically.</text:p>
      <text:p text:style-name="P4">27:59 It must be occurring during the decline, the peak or the decline phase of the previous generation of glue.</text:p>
      <text:p text:style-name="P4">Because unless the technologies can be coexisting in use but they are looking a little bit more like technologies that replace one another.</text:p>
      <text:p text:style-name="P4"/>
      <text:p text:style-name="P4">28:24 Bleu:</text:p>
      <text:p text:style-name="P4">So it's interesting here because legs are actually glued to you whereas horses can wander away or be stolen. So there's like an intermediate level of glue. But like cars are like horses are like the most likely to go away and then cars are not. They have no agency themselves so they can kind of be glue a little bit more tightly.</text:p>
      <text:p text:style-name="P4">So horses are like the least amount of glue and cars are like the most amount of glue. It's interesting.</text:p>
      <text:p text:style-name="P4"/>
      <text:p text:style-name="P4">28:54 Daniel:</text:p>
      <text:p text:style-name="P4">Yes. Dean.</text:p>
      <text:p text:style-name="P4"/>
      <text:p text:style-name="P4">28:59 Daniel:</text:p>
      <text:p text:style-name="P4">So I have relative who have a ranch in the wine growing part of British Columbia. And in a strange conversation, I asked my relative who has a number of horses, would he ever consider instead of people being cartered? Around in minibusses from winery to winery on a wine tour? Given the proximity to a number of vineyards, would he ever consider taking his horses and putting a business <text:soft-page-break/>play together around having people go from vineyard to vineyard on horseback? He laughed me off in a heartbeat because he said, no, I think that would be very dangerous, people with drinking too much wine and trying to stay on their horse.</text:p>
      <text:p text:style-name="P4">But then he came back to me later on and said maybe I was too dismissive of that because of the novelty aspect of it and if you could actually control the nature because he's got great horses, I've hidden on his horses a lot.</text:p>
      <text:p text:style-name="P4">30:14 But if you could actually control that situation, the novelty of that means that the people that would anticipate in that would actually be doing something very unique and very novel. And so that reversion back to something that's not necessarily seen as being something super efficient is actually something that can be something that's very attractive and extend that generative model. Now, we haven't followed through on that. That was mid pandemic.</text:p>
      <text:p text:style-name="P4">But just this conversation right here, I find it kind of disturbing because to have all of that now come rushing back a year and five months later kind of tells me what's going on here. But it's that sense that in the collective extended active inference in that probability of what portion of a population would actually find this interesting, instead of just dismissing it out of hand and saying that would be a logistical nightmare, you incorporate base, right.</text:p>
      <text:p text:style-name="P4">31:23 You actually see as well maybe there is a percentage of the population that would actually see this as something really unique as long as it's not something that's unmanageable. Right. So I had no idea that you were going to bring this up.</text:p>
      <text:p text:style-name="P4">I'm have no absolutely no idea what the comparison is of empowerment to the adoption uptake of that particular offering. But I do find it really curious right now that it here it comes again, it's popping up again. And it's not a constructivist thing so much as it's holding open the idea that there's not necessarily a whole bunch of people that just want to be housed in a minivan. What's the possibility of them? So it's actually pretty interesting in terms of this extended active inference.</text:p>
      <text:p text:style-name="P4">Right. It's not optimization in the conventional sense of well, we can now get nine wine or reason 4 hours maybe it's an all way thing and people actually tell all their friends what a great experience they had.</text:p>
      <text:p text:style-name="P4">32:30 So you look at the model, the Generative model is inverted.</text:p>
      <text:p text:style-name="P4"/>
      <text:p text:style-name="P4">32:36 Bleu:</text:p>
      <text:p text:style-name="P4">I have to break it to you, Dean, but the idea is not that novel. Well, there you go.</text:p>
      <text:p text:style-name="P4">Where I live, I live like really pretty far out in the middle of nowhere. And there's 1 bar like within maybe a 25 miles radius. And people ride their horse to the bar and there are hitches for the horse where you can tie the horses outside. I drove Daniel up that road so he knows he's driven right past it. So there's hitches where you can tie your horse and go to the bar and drink.</text:p>
      <text:p text:style-name="P4">And people actually have been cited for DWI on horseback after leaving the bar. But also the cinque we're is amazing. a little series of five towns in Italy and there's no cars. I mean, they say that no cars. There are these tiny little baby trash trucks and FedEx delivery trucks, but there's no roads that a car can actually drive on.</text:p>
      <text:p text:style-name="P4">Just these little tiny car things. But you have to arrive by boat or by train.</text:p>
      <text:p text:style-name="P4">33:38 And people take horseback from through these five little towns. They do horse tours and wine. It's five little towns that what they do is make wine.</text:p>
      <text:p text:style-name="P4"><text:soft-page-break/>So it's definitely like a winery tour and there's a beautiful beach and yeah, it's really kind of nice. So maybe novel in the area and there's some value always to that. But I had to bring up the closest part of my house where there's horse hitches, actually at the Family Dollar, which is also the only store near where I live. I've seen people tie their horse to like the handicaps parking signs in the front of the store. Classic two things.</text:p>
      <text:p text:style-name="P4"/>
      <text:p text:style-name="P4">34:11 Daniel:</text:p>
      <text:p text:style-name="P4">One should out for the gelato and Rio majiori. And two, I could just see because I've been to the well, I haven't been in the French Laundry, but that famous restaurant in Napa that's up from Napa Bit. But I never saw like a dozen people riding by on their horses. But I could just imagine for the people who are going there, that wouldn't seem out of place. So yeah, two shoutouts.</text:p>
      <text:p text:style-name="P4"/>
      <text:p text:style-name="P4">34:41 Daniel:</text:p>
      <text:p text:style-name="P4">Here'S an interesting pattern. So let's review figure one and two just briefly because that's one of the key contributions. It's also some of the formalism. So we are taking it fast but then we'll take it slow. In figure one we saw the standard action perception loop that we've seen in different guises where we have perception and cognition as being a process of optimization and that is what the variational approach enables.</text:p>
      <text:p text:style-name="P4">So that's what they write here. Variational inference converts an inference problem into an optimization problem articulated by equation three. So that's where we went from the Bayesian decomposition into this variational approach. Variational because there's this Q distribution that we control and we're minimizing a divergence between a distributed that we're in control of, that simplified from a family that's very tractable to study from this true posterior which is inferred.</text:p>
      <text:p text:style-name="P4">35:43 And then we go from that variational phrasing of this inversion to an optimization that helps us solve it.</text:p>
      <text:p text:style-name="P4">That's what we're seeing in figure one. There's optimization happening at the cognitive part of the partition and at the action part. The sensory inputs are not being chosen by the entity directly. They can engage in active inference to take action selection that then bring predictability and control to sensations perceptual control theory, however, those are not directly being controlled or optimizable. So that was figure one and we talked about how on the other side of the table there still is this stochastic dynamical equation reflecting how external states depend on their prior states and on action.</text:p>
      <text:p text:style-name="P4">So we still have this interactive external states with potentially complex and self reinforcing dynamics that's emitting sense states. And so it goes in figure two that gets brought into the extended active inference space because now on the other side of the table from our star system of interest, the brain here is also something looking more like an argument of previous external states and action selection rather than looking more like a stochastic differential equation.</text:p>
      <text:p text:style-name="P4">37:05 So now we have extended active inference because there's like an adaptive cognitive process happening on both sides of the blanket and that provides this new interpretation of what is crossing the boundary as being joint selfevidencing and part of a joint optimization process even if these two different arguments are quite different from each other. Okay, so that's also where figure four came into play. The same way that figure one developed in figure two from the mirror active inference on the other side of the table to the adaptive on the other side of the table.</text:p>
      <text:p text:style-name="P4"><text:soft-page-break/>In equation two we were looking at the variational optimizable approximation of figure one and in equation four we're looking at the variational optimizable equation describing basically figure two. Let's return to our discussion on trust and control and glue and tech and.</text:p>
      <text:p text:style-name="P4">38:08 All of this even before there was spears. If we were going to have V Zero, we could have legs, hands and some embodied navigational on board perspective. That's the pure BioWare stack.</text:p>
      <text:p text:style-name="P4">V zero. And then we can think about and it's not so clean across these different verticals of technology. But the horse for sure is like an adaptive active entity. Like there is an intelligence on the other side of the table when somebody is riding a horse. What's interesting is that cars may be complex and however simple, early cars were more like a more active inference entity.</text:p>
      <text:p text:style-name="P4">I'm sure they still brought surprise and they broke and did things that were like way and stuff, but it was kind of like operating a motor.</text:p>
      <text:p text:style-name="P4">39:15 Now cars and technologies are actually becoming increasingly adaptive on the other side. So let's replace horses in V two. What if it was a map, like a paper map, a bow and arrow and a skateboard? So those are all nonliving extended entities and those are one stack and then the next level is like the technology is developing but it still is like that offloading rather than the uploading.</text:p>
      <text:p text:style-name="P4">Like you can't punch the person from 500ft, but you can use the crossbow to do basically the same transfer of kinetic energy. And with digital technology and digital models of cognition, we're moving into a place where like, the car, the gun, the GPS system, like they might just say you can't do that.</text:p>
      <text:p text:style-name="P4">40:20 So that is changing the nature of interaction with technology. Whereas like a trusty bow was one that can be relied upon to behave predictably in a certain way. What is trust and glue when there are when we're in the figure two world with everything here's the bow and skateboard world in figure one, and now this is in like an adaptive active setting.</text:p>
      <text:p text:style-name="P4">But yeah, Bleu.</text:p>
      <text:p text:style-name="P4"/>
      <text:p text:style-name="P4">41:02 Bleu:</text:p>
      <text:p text:style-name="P4">So I'm really reminded of the phones and I know Dean is old enough to remember, but Daniel, what were you, like five when they had pay phones? I'm just finding so we had a telephone. We had a telephone at home. We could trust it that if we were at home, we could connect with whoever we would want to connect with.</text:p>
      <text:p text:style-name="P4">And then there was all these payphone technologies. Like if you were somewhere where there were people where there was a gas situation, you could always find a payphone. And it's interesting, like the you know, so we were okay being away from our home phone, but we had some trust that somewhere we could find a phone to connect with people if we needed to.</text:p>
      <text:p text:style-name="P4"/>
      <text:p text:style-name="P4">41:48 Daniel:</text:p>
      <text:p text:style-name="P4">Right.</text:p>
      <text:p text:style-name="P4"/>
      <text:p text:style-name="P4">41:49 Bleu:</text:p>
      <text:p text:style-name="P4">But we still couldn't connect with them unless they were at their house.</text:p>
      <text:p text:style-name="P4">There was this other weird like looped component and then you don't see a pay phone now at all. Like the last time I saw when I took a picture of it, because it's like such an anomalous thing. I mean, they just don't exist anymore because everyone trusts that they'll have a phone. And yeah, if your phone <text:soft-page-break/>battery dies, it's okay. You trust that you'll be able to charge it in your car, or you get a battery pack, or you have a solar battery pack.</text:p>
      <text:p text:style-name="P4">I have one of those. It's great. So you trust that you'll be able to connect even if you don't have your phone. Someone will have a phone, right? So like, if you're in a car accident, have no cell phone, someone will stop and you can use their phone.</text:p>
      <text:p text:style-name="P4">So there's always this but it's interesting, this level of trust and the ability to communicate with others. And then what does that do to us cognitively? Like, if we, you know, can you check the fridge, hunt? Do we need milk? Like, you know, can you call your house and find out?</text:p>
      <text:p text:style-name="P4">Like, it's interesting.</text:p>
      <text:p text:style-name="P4">42:50 So I wonder how much more preparation we used to do without this ability to communicate broadly, like at the push of a button or ten buttons or whatever.</text:p>
      <text:p text:style-name="P4"/>
      <text:p text:style-name="P4">43:05 Daniel:</text:p>
      <text:p text:style-name="P4">Can I just build on that for a second? So a couple of things.</text:p>
      <text:p text:style-name="P4">If we're going to do an around the world thing, there are places still in the world where though there's a whole bunch of people that have got their own device, there's still lots and lots of pay phones, right? So we don't see them necessarily in our cognitive niche. But I can think of Central American countries that I visited recently, and I'm going to be visiting later this year, where if there wasn't a pay phone on every second corner, that will have change only since 2017. Right? So some cognitive niches still require that in this diagram here, I think it's interesting that when we look at the verticals, we could probably see the offloading the idea that why would you need a payphone anymore?</text:p>
      <text:p text:style-name="P4">That being sort of resolved depending on which niche you're in. But the horizontals, which is really the digital part, that's what kind of free us up to go and look at a turntable.</text:p>
      <text:p text:style-name="P4">44:08 Again, even though most people have got that same capacity to access whatever the media is on their phone. Right. So I think it again, I'm going to beat the same drum.</text:p>
      <text:p text:style-name="P4">When we look at these kind of representations, it's a minimum of two. Do we look at the verticals and the horizontals? Do we see the stacks and the diacronics? Because when we incorporate the diacronics, then that looking looking back, I still probably won't go to a phone booth in Costa Rica because I just don't need to. But I can certainly understand why it still exists.</text:p>
      <text:p text:style-name="P4">And it isn't just a novelty. It exists like you were talking about Last Livestream, about why we've automated water access. It's still those people in those cognitive niches are still finding those tools useful.</text:p>
      <text:p text:style-name="P4">45:11 So, yeah, again, I keep bragging about this actual constant character who writes these papers, but, man, is he ever touching on important stuff in terms of us sort of being aware, not just in terms of what we're dealing with in the here and now, but how that environment necessarily partitions us as much as we actively partition it.</text:p>
      <text:p text:style-name="P4">Go to Costa Rica, pretty model place, but they still have lots and lots of pay phones and they still really matter.</text:p>
      <text:p text:style-name="P4"/>
      <text:p text:style-name="P4">45:54 Bleu:</text:p>
      <text:p text:style-name="P4">They're in that second hump right as we're transitioning from house phone to pay phone to cell phone. They're still in V two there or.</text:p>
      <text:p text:style-name="P4"><text:soft-page-break/></text:p>
      <text:p text:style-name="P4">46:04 Daniel:</text:p>
      <text:p text:style-name="P4">Yes, some point where there's overlapping waves of tech. So very interesting about trust and glue at different level or types.</text:p>
      <text:p text:style-name="P4">Do you trust that you'll be able to simply make the call or do you trust that they're going to be able to hear you on the call? Do you have trust that you'll be understood? Do you have trust that that will have action? Like if you call an emergency hotline number that's like probably a bunch of active jokes that one can imagine because one is providing a sense stimuli for that operator so that they undertake some action and you trust that a certain kind of action will be taken, though not directly knowing all the details. We may not understand how an ambulance gets called or where the location of the Ambuli are, but then we expect that upon a certain type of signal, a call, that one will be arriving shortly.</text:p>
      <text:p text:style-name="P4">47:14 So that is very interesting. And then also, Dean, like you said, we're partitioning technology. Like if you install Linux on a computer and it's the disk partition, and there's so many times where technology is about partitioning and about putting the technology in the box, and technology is often in a box. It's like wrapped in a box, and then it's in like another plastic box or metal box. But then that actually changes our cognitive partitioning.</text:p>
      <text:p text:style-name="P4">And then we've explored in this paper a sort of low bar and then a high bar where more is different and the low bar was the offloading was where the technology is going to merely remind you of something. And so the offloading can be freeing up cognitive thought Cycles and allowing for future epistemic action. Writing something down on the Post it and putting it on the doorway and it says get milk or it's yellow and you know that yellow means get milk but you're offloading it to this sort of relatively passive, more like a crossbow, more like a skateboard kind of technology.</text:p>
      <text:p text:style-name="P4">48:31 What starts to happen when technology becomes adaptive and anticipatory and so we are not just offloading that's the low bar, but we're uploading and there's an active entity on both sides of the table now and they're anticipating and expecting each other.</text:p>
      <text:p text:style-name="P4">What is happening when our technology use and modifications in the niche change our cognitive partitioning?</text:p>
      <text:p text:style-name="P4"/>
      <text:p text:style-name="P4">49:05 Daniel:</text:p>
      <text:p text:style-name="P4">I got a question, maybe for both of you. So under that sort of the spirit of what you're just saying, Daniel so you get some platforms, whereas you want to take all your photos and all your images from your holiday and you make an Imovie or you go to Final Cut Pro. Now, both of those platforms perform essentially the same function in terms of you being able to stitch together a bunch of images. But the Imovie, in its effort to be adaptive, says, how much of this would you like me to do? Would you like me to sync the music for you?</text:p>
      <text:p text:style-name="P4">Would you like me to apply the Ken Burns effect? Whereas the Final Cut Pro, the adoption, is that you have a much more control aspect of this in terms of what you want to be able to fine tune and continue to operate.</text:p>
      <text:p text:style-name="P4">50:11 So I think it's interesting, the technology question and the environment question because, yes, it can be framed as freeing up, but I think at some point we have to ask whether it's option moving because it's trying to help us, but it's not necessarily generating more possibilities, which is again, another form of optimization. Optimization isn't always removing uncertainty. Lots and lots of times <text:soft-page-break/>optimization is having more possibilities that are valid, that are viable, and that's the harder of those two things to determine what's a viable alternatives here as opposed to am I getting closer and closer to being able to regenerate the copy?</text:p>
      <text:p text:style-name="P4"/>
      <text:p text:style-name="P4">51:05 Daniel:</text:p>
      <text:p text:style-name="P4">It makes me think about optimization when we're in the world of figure one and when we're in the world of figure two. So human on the bike and optimizing has to do with like, speed on the bike. Okay, but now we're in figure two world and we're all going on a walk together like the three of us. What is the optimum speed? It may have some of the same considerations as the bicycle.</text:p>
      <text:p text:style-name="P4">Like, we want to get there, we want to be safe, we don't want to break anything. But then there is this relational layer where the optimum speed may be a pure group decision. And then what you said about optimization, how is optimization related to reducing uncertainty as well as or in what cases, reducing options, which can be a one way to reduce uncertainty.</text:p>
      <text:p text:style-name="P4">52:07 Like, you have equal uncertainty about 100 options, let's just reduce it to two. You're still uncertain, but there's only two options.</text:p>
      <text:p text:style-name="P4">But then you also mentioned adding more options and of what kind. So let's think about choosing a cereal. So there's 100 cereals there in the store and we're in the figure one world, it's just the Dean cereals and they are passive recipients of our action selection. Maybe they're wiggling around a little bit on the shelves trying to escape, but basically they're dead and we're taking adaptive decisions and so there can be uncertainty about which actions to take. So yes, we could increase our precision by having, for example, fewer alternatives.</text:p>
      <text:p text:style-name="P4">But then again, you said what about optimization via more acceptable alternatives? What if there was a friend or a parent or a adaptive computer system that said, would you like me to make some suggestions?</text:p>
      <text:p text:style-name="P4">53:09 That's actually another option of a totally different type than special one through 100. So you've added another option, another affordance for action. And in doing so, it's part of a trajectory that does minimize free energy and find some sort of satisficing solution or like, can I ask a question?</text:p>
      <text:p text:style-name="P4">It's actually an opportunity for an open endedness it puts a new affordance on the table when the adaptive entity ask like, okay, could I make a suggestion about your serial choice? Yes. Are you interested in this or that? It's actually adding more uncertainty about potentially even a novel instructions of now that this dialogue is like, wait, I thought we were choosing a special. Why are we now engaging in dialogue?</text:p>
      <text:p text:style-name="P4">But then it could be on the path to selecting a good serial.</text:p>
      <text:p text:style-name="P4"/>
      <text:p text:style-name="P4">54:18 Daniel:</text:p>
      <text:p text:style-name="P4">Can I just quote, you just reminded me of something in the paper. Wonder the diacronics cognition and the EAI and the three one four. I'll just read it because I think it spot on to what you were just describing. Cognitive assemblies are formed and maintained diacronically beyond the local organism centered boundaries of individuals. Kerchoff, Malforus and States.</text:p>
      <text:p text:style-name="P4">Cognitive assemblies are decentralized systems or networks of human and nonhuman agencies, which is what you were just describing, the tour whose cause of constitutive relationship depends upon selforganized processes distributed across the network that they constitute. So yeah, I mean, I think the <text:soft-page-break/>authors would agree with what you were just describing.</text:p>
      <text:p text:style-name="P4">55:19 I remember reading that the first time and thinking to myself again of Paul Khan's book The Origins of Order. So you have assemblies within and then you have assemblies in terms of a larger energy package, a constitution. And so how does that how does that ebb and flow relative to your own homeostatic and allostatic heuristics that you're following? Right, but that's again, back to the Wynn, this piece, right?</text:p>
      <text:p text:style-name="P4"/>
      <text:p text:style-name="P4">56:06 Daniel:</text:p>
      <text:p text:style-name="P4">I don't know if this is exactly how to say it, but I see this paper and line of research and thinking as being sort of the upswing of thinking about for e cognition, extended, enacted, embedded, etcetera, get cetera, et cetera. What does it look like to be on the upswing of taking four E cognition as a starting point? So no longer does non four E have to be straw person or discussed pejoratively. Like car companies today are not doing slam pieces on horses. There's a recognize place and time for people who are horses, and it's now in a different tech vertical than people who are now doing the different between different cars that they might like to buy.</text:p>
      <text:p text:style-name="P4">When a technology actually does threaten, it like, hey, maybe you don't need to own a car.</text:p>
      <text:p text:style-name="P4">57:09 Maybe there's going to be something you can trust on that will take you where you need to go. That is where you start to see the threatening and the responses and things like that when there actually is a possibility to have a technological replacement. But there isn't an attack on non extended, non embedded, non encultured cognition. The paper does not spend a massive amount of time describing that cultural priors, influence cognitive process of individuals indescriptive and concise positive language.</text:p>
      <text:p text:style-name="P4">It is recouping and restating an extended perspective and taking that as a starting point for moving forward and for modeling kinds of systems that previously had ineffective or incomplete models.</text:p>
      <text:p text:style-name="P4">58:11 Because hardly could it be said that this paper answers anything about extended cognitive process. In fact, we keep on coming back to the figure one, figure two, equation two, equation four step, because it's subtle. But it is the contribution of this paper because they took active inference, which was always framed this way, extended it and showed well, actually, this is a special case figure one of active inference was a special case of where there could be a more adaptive entity on the other side, and then that becomes reabsorbed into active inference and is a starting point for what I hope that we'll continue to discuss in some of the rest of this discussion. What is active inference and extended active inference, particularly as a starting point, look like, rather than, well, we've done all of these attack ads versus earlier models of cybernetics or of ecological psychology.</text:p>
      <text:p text:style-name="P4">59:20 We've decimated the opposition, and now the only model that you can go forward with is active or is extended cognition. People who don't believe in extended cognition, just what are they thinking about? Like that isn't where our regime of attention or linguistics is. Let the record how so? What does it look like when we actually do start to take steps forward in this figure two kind of world?</text:p>
      <text:p text:style-name="P4"/>
      <text:p text:style-name="P4">59:50 Daniel:</text:p>
      <text:p text:style-name="P4">Dean can I ask a question on that then? Would it not make sense to at least momentarily suspend many of the typical hierarchies that we apply? We can keep things nested, those things continue to exist. But isn't extended active inference asking us to start from a place of not knowing? I mentioned this in the <text:soft-page-break/>last Livestream.</text:p>
      <text:p text:style-name="P4">If most people are willing to take that risk and face down that consequence, or if the entire audience has taken on that risk and taken that question on collectively, is that not the beginning of extended active inference where now the environment, access the scrutinizer. As opposed to, Oh, there's somebody who now judges all people who don't believe in extended active inference as being not legitimate.</text:p>
      <text:p text:style-name="P4">1:00:53 The first thing that we have to do is allow the environment to be the scrutinizer as opposed to somebody else who's given that role, and I'm sincerely asking that question. I'm not questioning whether that's even possible. But if we're going to start down that road of applying extended active inference, then who's the judge here, and for how long?</text:p>
      <text:p text:style-name="P4">If it's extended active inference as opposed.</text:p>
      <text:p text:style-name="P4"/>
      <text:p text:style-name="P4">1:01:28 Daniel:</text:p>
      <text:p text:style-name="P4">To more active infants lilian or I'll go, okay, it makes me look in the bottom right corner of our video or act infer serve as we sometimes do and before the action potentially there's like this, stop, wait, listen, perceive. That is silence. And it's important to also recognize like a silence before and after a word. So where the action perception loop begins and ends, no one else but you said what happens when we start with not knowing?</text:p>
      <text:p text:style-name="P4">What if we start or intend for the environment to be the scrutinizer? How do we let the environment be the scrutinizer? Whether it's short, long, transient, we have to act. Because hashtag figure two, our actions are the observations of the environment.</text:p>
      <text:p text:style-name="P4">1:02:31 So if we withhold action or act in a way that the scrutinizer is going to get the wrong impressions from like we're the adversarial demon, it's like Oh, I prefer lower CO2, but then t heehee, I'm just putting a ton out.</text:p>
      <text:p text:style-name="P4">What could one ask the environment to make its inferences on? Only the Markov blanket, only the Holograph, only the quantum experiment. And so action is how we allow the environment to active inference. Like two people, I don't know, operating on a saw or a tree, one person is pushing while the other one is pulling.</text:p>
      <text:p text:style-name="P4">What are the consequences of our actions? We don't know. But we have expectations, preferences, and we reduce our uncertainty about all of that.</text:p>
      <text:p text:style-name="P4">1:03:32 But when we don't know, which is to say our cognitive process doesn't have precision. And precision could also be a false believe.</text:p>
      <text:p text:style-name="P4">So we have not knowing in our on extended active in our cognitive process, do we infer first and wait until we have higher precision, which again can be a false perception. And then that is actually implicitly putting one into the position of the central scrutinizer. It's like saying when I'm ready to act, then I'll act, but I'm going to wait until then. These are all, of course simplifications. And I know there's counter examples that people can think of and that's rich.</text:p>
      <text:p text:style-name="P4">And those counter samples are in a yes and spirit because these are only some of the actions that I or you could take. But when we empower the environment, that doesn't mean that we don't act.</text:p>
      <text:p text:style-name="P4"/>
      <text:p text:style-name="P4">1:04:42 Daniel:</text:p>
      <text:p text:style-name="P4">Does it not mean we interact more and we get out more often?</text:p>
      <text:p text:style-name="P4">Isn't that the first assumption? If we actually want the environment to become more involved in <text:soft-page-break/>whatever it is, whatever the joint self evidence is that we have to actually allow the environment in by getting out more and interacting more?</text:p>
      <text:p text:style-name="P4"/>
      <text:p text:style-name="P4">1:05:09 Bleu:</text:p>
      <text:p text:style-name="P4">Bleu so I kind of find it like if a tree falls in the forest and no one heard it, did the tree really fall? So if there's no action and I guess a tree falling down is also a tree doing action, maybe whether it's active inference lab or not, it doesn't really matter. But I do think that something has to happen for the environment to perceive it otherwise. What is the environment receiving?</text:p>
      <text:p text:style-name="P4"/>
      <text:p text:style-name="P4">1:05:52 Daniel:</text:p>
      <text:p text:style-name="P4">I think we're navigating on it, but I think it's hard for us to perceive in our minds how it might be navigating on us. I mean, we pick ourselves up, put ourselves on an airplane and fly somewhere. So that's pretty easy to track. But I don't know that we necessarily know until we bump into that pay phone in that foreign niche. How that's going to necessarily navigate on us?</text:p>
      <text:p text:style-name="P4">We don't know until we actually put ourselves in that position and then decide what that interaction will or will not be. Do I take a picture of it because I just found something I haven't seen in a long time or do I actually pick it up and have its affordances play on me? That's the harder part to get your mind run. It seems like it's imaginable and philosophical, but it's really navigational and wayfinding and reorienting updating, updating, updating.</text:p>
      <text:p text:style-name="P4"/>
      <text:p text:style-name="P4">1:06:49 Bleu:</text:p>
      <text:p text:style-name="P4">So can I just respond really quick?</text:p>
      <text:p text:style-name="P4">I think that you are dealing with or thinking about when you're thinking about cognitive uploading and this has been consistent through the stream and the last stream. You're talking about putting yourself in a foreign environment, right? So I would have to act by leaving my office, getting on a plane, arriving in Switzerland and getting off the plane and now I'm in a foreign environment, right? And so what do I perceive in this foreign or in this novel environment? But simply, the act of moving from a familiar environment to a novel environment is also an action, right?</text:p>
      <text:p text:style-name="P4"/>
      <text:p text:style-name="P4">1:07:32 Daniel:</text:p>
      <text:p text:style-name="P4">It's an epistemic foraging action to be in a new informational niche, to jump into a new paper, to listen to a live stream that somebody might not otherwise like take a little journey with us. And it is definitely one of the most important kinds of action to study. Just like they bring up epistemic actions at the end of this paper, like knowing where to look. What is on page 50 of this book? One has to have precision in an action policy to know where to look.</text:p>
      <text:p text:style-name="P4">That's an epistemic action. And Dean, you're brought together the spatial navigation elements with the epistemic aspect. And then even in that example of the payphone, we see epistemic and pragmatic value. Like if it's high novelty, high epistemic value, that might induce a certain kind of action, like taking a picture maybe to document it.</text:p>
      <text:p text:style-name="P4">1:08:35 But then also there's the pragmatics of the phone, like using it to make a call.</text:p>
      <text:p text:style-name="P4">So this type of action to have the initiative just to get up and to do something and to have bounded modeling and just knowing that one will know enough when they're in that situation or that it's low <text:soft-page-break/>stakes enough that it doesn't really matter, that's very interesting. So let me read something that is in the live chat. So Stephen wrote this paper extends towards the mind, body, spirit environments dynamic by starting in terms of what most active models focus on generative models, how can we start bigger, bolder and work back in?</text:p>
      <text:p text:style-name="P4">So I'll just give a first thought. Thanks for the question, Stephen. So I believe that when Stephen is saying where most active models focus on or start on which is like the generative model of the particular entity in the particular entity, the thing which is the thing as distinguished from the environment is this.</text:p>
      <text:p text:style-name="P4">1:09:56 That is, the blanket states and the cognitive states, blanket and external states constitute the thing. Like the car.</text:p>
      <text:p text:style-name="P4">Of course, here we would take the car as processes and the car includes the roads and the stop signs. But the car as a thing partitioned from its environment is the blanket and internal states of the car. And so extended the idea that this is the thing, but that it's extending its function in a more distributed way, in a way as I think we may have even talked about last week, reifies that as the thing. Like when the person puts the post it note and we call that extended organismal cognition, do we not reify and maybe even implicitly constrain what organismal cognition is? Because we're saying, well, an organism with a postit not is extended organismal cognition.</text:p>
      <text:p text:style-name="P4">So that means that regular organismal cognition isn't that.</text:p>
      <text:p text:style-name="P4">1:10:59 So when we go to the figure two world, we can then ask about, well, there's now a generative model on both sides. That's what we were looking at with our colorful boxes last time. Each one of these boxes is a thing. And then we talked about how, like, they make up a bigger thing together, they make up a different generative model together.</text:p>
      <text:p text:style-name="P4">So this thing, the green thing on the right, is still a generative model. So it's not like we're going to escape active's highlighting of generative model. But rather we recognize that generative models can have partitioning and that some of the cases that we might want to think about involve like a partitioning between what are classically understood to be autonomous entities and their niche.</text:p>
      <text:p text:style-name="P4">1:11:59 And so it's almost like from the atomic active, not the quantum, just like sort of the single entity where we're going to put less emphasis on the niche. Then with extended active, we start to recognize the niche as an active entity not of the same type but of the same structure in terms of performance optimization on both sides.</text:p>
      <text:p text:style-name="P4">And then that really moves us to a place of like synthesis, which is it's just like holistic active or it's just it is extended active inference. But we're not saying who it's extended from. It's just we're taking a total modeling perspective on all these activities as well as all of these activities now with the red line. But then what does that make the purple line and what is its niche?</text:p>
      <text:p text:style-name="P4">1:13:02 And that comes back to the point about composability, which is like we could stop with just the black box and say we're just modeling the entity.</text:p>
      <text:p text:style-name="P4">And we're not going to think about the environment as a thing. We're going to think of it as the heat sink, just like our quantum colleagues reminded us. Or maybe we want to model both sides of the table as things, but then in doing so, we make them into this joint generative model. So again, we didn't escape generative models, we actually only reified the need for them because now we've made this fusion generative model. But now we're back to where we were earlier, which is implicitly taking the environment to be the great sink glue.</text:p>
      <text:p text:style-name="P4"><text:soft-page-break/></text:p>
      <text:p text:style-name="P4">1:13:54 Bleu:</text:p>
      <text:p text:style-name="P4">So I have a thought. If you could go back to figure two, that would be great. Just about what happens. And this gets back to what Dean was talking about earlier when we talk about scaling and where do you put the Markov blanket. So here we have the niche and the environment doing this joint self evidently.</text:p>
      <text:p text:style-name="P4">And what happens when they're trying to fit to each other, right? But we all have seen circumstances where someone doesn't quite fit in with the crowd, right? And so this is how people become school shooters or radicalized or bullied or we've all seen someone doesn't matter. They see their niche environment, they just can't quite fit like a square peg trying to fit into a round hole. And this happens.</text:p>
      <text:p text:style-name="P4">I just was writing about this last night. If we were to take an organism and put it in a novel environment as being suggesting earlier, but like, I mean, take a bacterium that lives in a hot settings and put it in a cold water pump, it's not going to do very well because that's the wrong place for it to be.</text:p>
      <text:p text:style-name="P4">1:15:02 And I just was really talking with Chris Field yesterday about what makes you put a Markov blanket in a certain place or what makes things. And this is like one of the fundamental, it's the big question. It is the question.</text:p>
      <text:p text:style-name="P4">Where do you put the Markov blanket? Like where you can establish conditional independence. Okay, so I get that answer, but at the same time you can kind of put it wherever you want it. When there's maladaptive, like a maladaptive fit to the niche environment, does that make it pop out of the Markov blanket? And what is the threshold for that maladaptive fit?</text:p>
      <text:p text:style-name="P4">These are just the things that I want to know.</text:p>
      <text:p text:style-name="P4"/>
      <text:p text:style-name="P4">1:15:49 Daniel:</text:p>
      <text:p text:style-name="P4">In the act, in textbook and in other sources, there's a discussion of Bayesian brain and of computational approaches to neurophysiology, neurodiversity, psychopathology, all of these different areas. And by integrating them, we kind of see that just like able bacteria can be doing exact Bayes or variational bayes free energy minimization right off the cliff that hot water bacteria in the cold water is going to continue minimizing its free energy up. Still it dies. And so if systems are always doing free energy descent, where do we get to say which kinds that. We prefer maybe we need to bring that purple line back and what's on the other side of the purple line is like the modeler like we've still been thinking about this in a very like entity.</text:p>
      <text:p text:style-name="P4">1:16:54 It's physical environment partitioning. But this comes back to what happens before the graphical model gets drawn. That's the first Markov blanket where now you in that paper or you in that graphical representations. Now there's a blanket between the two of you but it's almost like there's this modeling impulse that is not extended it's within a cognitive entity. Whether that's a person bouncing around their head whether it's in a group that hasn't external the model but they're bouncing around in each other and then when they externalize it, when they externalize this as a model that is an action.</text:p>
      <text:p text:style-name="P4">It's not the only kind of action to take but then that is the zero to one step. Yes. Dean.</text:p>
      <text:p text:style-name="P4"/>
      <text:p text:style-name="P4">1:17:54 Daniel:</text:p>
      <text:p text:style-name="P4">To both of your comments. One of the things in our program that we talk about all the time is we don't want your sponsor the person who is essentially taking you and inviting you into their professional <text:soft-page-break/>setting, their professional cognitive niche.</text:p>
      <text:p text:style-name="P4">We don't want you to turn that person into teacher 2.0. We don't want you to have the same expectations of that person as you have of the person that's in the classroom. One of the things that you have to try to do is be adaptive and extend what you then can accommodate in terms of these various formalized cognitive niches that you're now gaining access to.</text:p>
      <text:p text:style-name="P4">I just think that joint self evidencing part is really critical because I think for most of us, it's hard for us to get our heads around the idea that, well, I have a certain agency and then I have other people who have leverage over me and they can tell me what I can and cannot do versus the person who goes into a situation and says, I'm a proportion of a larger energy situation.</text:p>
      <text:p text:style-name="P4">1:19:11 Set volume, whatever you want to call it. And somebody's been able to find another person who, despite the fact that they have a lot more experience than me, is also able to perceive themselves as a proportion and is prepared to bayes update. And now giving that relational composition all the support and resources that you possibly can so that you're actually generating this possibility of being able to invent together as opposed to one person downloading to another, which I found traditionally. Even in those trans disciplinary settings, which I really like, even those tend to revert back, regress back to an average of I want to stay in my same place.</text:p>
      <text:p text:style-name="P4">I want to stay with what I know. And only are those things that I know. Rarely will you find a situation like the one we have here where every single time I walk into one of these live streams I assume I'm going to learn way more than I can bring to the actual conversation.</text:p>
      <text:p text:style-name="P4">1:20:21 And if I come into it with that sort of humble sense that I can't come from a place of everything that I know, I have a few experiences that I can share and say, I think that this validates some of the ideas that we have. But I never come at it with the situation of going, I'm going to school everybody up today.</text:p>
      <text:p text:style-name="P4">I think it's the interaction part and I think it's the getting into those places of necessary discomfort because we do find ourselves lots of times in these papers not really knowing where it's going to end up. And you have to kind of have the strategies and the attitude to be able to handle that. And so when we develop that in people, what does that do in terms of giving them a better sense of what applied active inference really mean? We have to go a step back and say, so what strategies do you use right now?</text:p>
      <text:p text:style-name="P4">1:21:21 What are your default heuristics?</text:p>
      <text:p text:style-name="P4">When you find those heuristics as glue point out, being applied in certain social settings and getting rejected now what do you do?</text:p>
      <text:p text:style-name="P4"/>
      <text:p text:style-name="P4">1:21:36 Daniel:</text:p>
      <text:p text:style-name="P4">Okay, I'm going to plateau on this slide elaboration to see what this might reflect on other of you about applying active inference. So now we've added in another layer. So here's active inference lab modeler team making figure two model making a model where there is intelligence on both sides of the table, whereas here they're making something more like figure one. So in this case, the modeler in the more figure one like case, there's more of a tendency speculating for the modeler to just project their cognition into the model as it interfaces with a more passive or nonagentic surrounding. When we start thinking about making models where there's agency on both sides, then it's like we have that realization that we're also on the other side of something.</text:p>
      <text:p text:style-name="P4"><text:soft-page-break/>1:22:55 And so that is some of the implicit esoteric impactful interfaces of modeling as development and modeling as personal and multiscale development because there is a difference with making these two different types of model in what this individual thinks and their thought loops change how they act and their actions are the environment's sense states. So it's like there's a lot of ways to go with it and a lot of loops of cognition and perception and action. But again, it's taking those intertwined and nested and laterally interacting perception, cognition, action loops, taking that as a starting point, not as an ending point.</text:p>
      <text:p text:style-name="P4">1:23:57 So we don't need to talk about how it's not that way. We need to talk about applying active inference so that it can be a starting point and it is a starting point.</text:p>
      <text:p text:style-name="P4">And we're on the journey. Anyone who is paying attention is, but what happens as we continue in that journey?</text:p>
      <text:p text:style-name="P4"/>
      <text:p text:style-name="P4">1:24:23 Daniel:</text:p>
      <text:p text:style-name="P4">Are either of you gamers? Do you do gaming?</text:p>
      <text:p text:style-name="P4"/>
      <text:p text:style-name="P4">1:24:30 Bleu:</text:p>
      <text:p text:style-name="P4">I have a little bit, but like as a teenager or something, but not so much anymore.</text:p>
      <text:p text:style-name="P4"/>
      <text:p text:style-name="P4">1:24:40 Daniel:</text:p>
      <text:p text:style-name="P4">Like in that environment, I don't do it at all. But in that virtual environment I have a number of friends who have picked up the virtual reality here, and they absolutely love it in that kind of an environment. They are neophilic through and through, and they want to are that with me. They want to invite me in. They want me to kind of joint that world of playing virtual tennis with them because they just have so much fun in there.</text:p>
      <text:p text:style-name="P4">So a big part of this, although it's not my cup of tea anymore, the robots are I can see where you can take these basic principles of applying active inference and it doesn't always have to be pick yourself up physically and get on board an airplane or whatever. You can do it virtually as well. It's just that knowing when those conditions and circumstances are such that people want to move concentrically and circularly around a certain set of conditions, whether limited by the number of pixels or limited by wanting to control their carbon footprint.</text:p>
      <text:p text:style-name="P4">1:26:03 But again, the applied active inference part isn't necessarily something that's always, you know, I have to get on the big rocket and the way to go.</text:p>
      <text:p text:style-name="P4"/>
      <text:p text:style-name="P4">1:26:19 Daniel:</text:p>
      <text:p text:style-name="P4">I think this does take us towards this question of, like, wanting to apply active inference or wanting to be applying active inference, expecting and preferring oneself to be applying active inference. If you don't expect and prefer, that fine. Do what you expect and prefer, and you will. But then what bring one from setting a phenomena? From being curious about payphones and technology adoption in this or that region of the world?</text:p>
      <text:p text:style-name="P4">Or wanting to understand how moving a bacteria from one temperature and salt concentration to a different niche, how to model that or all of these other processes that come up as examples or as ancillary to some of the discussions that we have. How do we go from that phenomena that has taken <text:soft-page-break/>our interest, that we've distinguished that phenomena from the other phenomena?</text:p>
      <text:p text:style-name="P4">1:27:23 Like I'm talking about the rotating of the hurricane. I'm not talking about the fact that the clouds are gray or that it's 21 0ft off the around. There's a phenomena, not the only phenomena, but there's something, and thing ends with ing too.</text:p>
      <text:p text:style-name="P4">So something in that has come into our radar. And then how do we go from that th in or other thing towards active inference models and that space before the modeler has even written down a Bayes graph, before they in their journey may even know what a Bayes graph is or a way to interpret it, let alone the minimum of two ways to interpret it. What's happening in that space? And is that applying active inference, even if it's only recognized later that it was applying active inference?</text:p>
      <text:p text:style-name="P4"/>
      <text:p text:style-name="P4">1:28:43 Daniel:</text:p>
      <text:p text:style-name="P4">Well, I don't have much more to say on it, except the fact that I think that a lot of us are trained in formal education settings to never actually really apply active inference in terms of that formalism around. What we think, what we predict we have to do in order to come out the other side of that particular kind of formalized instructions learning, journey. That's what I know from my own experience. I mean, until there was an active inference group, something formally organized around the concept of active inference, I would not have guessed, I would not have predicted that there would be the kind of interest that we are now trying to evolve and support. This is still very nascent in terms of its acceptance and its uptake.</text:p>
      <text:p text:style-name="P4">1:29:45 If we're going to talk about uploading in terms of what kinds of alternatives we could at least give some consideration to.</text:p>
      <text:p text:style-name="P4"/>
      <text:p text:style-name="P4">1:30:06 Daniel:</text:p>
      <text:p text:style-name="P4">I can show an image from the textbook, from the active textbook and kind of reflect on that. And this is the appetizer of the appetizer because of course we're going to have the textbook group and multiple cohorts of that where we like go through it and the textbook is an appetizer to the appetizer. And so just it's a fractal, it's a crumb. We've been talking a lot about graph that look like the one on the top. And so this is the same kind of partially observable Markov decision process written in a slightly different way, slightly different labeling, like a three instead of a D and a two instead of an a and a B here and etcetera.</text:p>
      <text:p text:style-name="P4">So same, but a little different. And in this type of model we talk about like the state at a given time, S of T, and then we talk about the transitions of it being different at a different time point. Like here is the past and then the transition to the present, the present, the transition to the future.</text:p>
      <text:p text:style-name="P4">1:31:10 And then at each of those time steps there's like the emission of some observations. So there's the dynamics of the translation of the underlying hidden state and then there's the emission of observations.</text:p>
      <text:p text:style-name="P4">That's the part that makes it partially observable. And then there's action in the loop with pi. Okay, that's the top one. The bottom one is clearly drawn. If we can have a theory of mind of the authors to reflect some isomorphisms or similarities structurally between this top representation and the bottom one and they discuss, we are going to appeal to these throughout the remainder of the book.</text:p>
      <text:p text:style-name="P4">Okay, so the tops, the P-O-M DP sequence of states evolving through time indexed by the subscript bottom continue time model of the sort implied by Stochastic differential equations with prime notation <text:soft-page-break/>indicating temporal derivatives. So here x is like the hidden state. Now x prime is the rate of change of the hidden state.</text:p>
      <text:p text:style-name="P4">1:32:14 Now x double prime is the second derivative. So not just like the velocity but the acceleration of the hidden state.</text:p>
      <text:p text:style-name="P4">Now each of those are emitting observations in this y prime space but now three, the B up here does not reflect how things change through time, but rather how derivatives are taken now. And so this is like time series planning with time series inference. Where should we be in five time steps? Well, let's explore and roll out where we could be in five timesteps. The bottom is more like a Taylor series because we're only staying with 2ft now.</text:p>
      <text:p text:style-name="P4">And then we're just asking, okay, where are we now? That's our first fundamental frequency. Then where's the rate of change? And where's the second derivative of the rate of change? And so we're approximating a future uploading using only the generalized coordinates of motion in one time step.</text:p>
      <text:p text:style-name="P4">1:33:19 And so there isn't an explicit modeling of any future time points at all. It's not x prime of T plus one. This is all about the derivatives of motion at this time point. So we've been having some interesting conversations. What kind of thing allows these representations and then thinking about what kind of thing that is and actually how different these representations are.</text:p>
      <text:p text:style-name="P4">Despite being able to be laid out graphically in a similar way, there are more in this family of graphs that we haven't seen. Even if these two uniquely identified one thing and that one thing was the one thing, there still would be other representations we haven't seen.</text:p>
      <text:p text:style-name="P4"/>
      <text:p text:style-name="P4">1:34:16 Bleu:</text:p>
      <text:p text:style-name="P4">So you're way ahead of me in the textbook because you're a good student like that. I haven't come to that picture yet, but I think it's interesting that when things are changing rapidly, we notice them more and when things are changing slowly, we don't notice them at all. So what effect do the first and second order derivatives have on our perception? Like a frog being boiled in hot water, right? Or in tap water, if you take it room temperature water and slowly increase it, it doesn't really notice that it's being boiled alive.</text:p>
      <text:p text:style-name="P4">But if you take it from, you know, it's cold, nice cool pond into a pot of boiling water, it's going to big time notice. So I wonder, does perception increase with first and second order derivatives? Or the sensation increase the magnitude of the sensation or the perception?</text:p>
      <text:p text:style-name="P4"/>
      <text:p text:style-name="P4">1:35:14 Daniel:</text:p>
      <text:p text:style-name="P4">When some things change so fast they again become imperceptible like a helicopter blades and then it becomes again or like a frequency that just becomes inaudible.</text:p>
      <text:p text:style-name="P4"/>
      <text:p text:style-name="P4">1:35:31 Bleu:</text:p>
      <text:p text:style-name="P4">Is it like parabolic?</text:p>
      <text:p text:style-name="P4">We get max perception. Like when the rate of changes between this and this and then no perception and no perception over on the other.</text:p>
      <text:p text:style-name="P4"/>
      <text:p text:style-name="P4">1:35:42 Daniel:</text:p>
      <text:p text:style-name="P4">Side, it's like tuning in and thing out. There's some wavelength that's being optimally perceived and <text:soft-page-break/>then there's trailing off. So now let's go back to figure two and think about Bleu, like you brought up the beginning, like improvisation.</text:p>
      <text:p text:style-name="P4">Now, when we're doing improvisation, do we in what ways do we do time series modeling to explicitly predict how I will be and how they will be in the future at specific future time points and or if we are uploading, not just offloading? What if we just have to where is their arm? Is it accelerating? Is it changing how it's accelerating? Rather than where will their arm be in 30 minutes?</text:p>
      <text:p text:style-name="P4">One can just say in the very short term, in a playful space.</text:p>
      <text:p text:style-name="P4"/>
      <text:p text:style-name="P4">1:36:49 Daniel:</text:p>
      <text:p text:style-name="P4">How.</text:p>
      <text:p text:style-name="P4"/>
      <text:p text:style-name="P4">1:36:49 Daniel:</text:p>
      <text:p text:style-name="P4">Can we just listen to how things are, how they're changing and how that's changing and so on?</text:p>
      <text:p text:style-name="P4">How does that move from playful contact improv into digital stigma G that makes useful, productive technologies? It's another question. One of those questions isn't better. It's awesome that we have a framework that helps us address both of them as well as other questions.</text:p>
      <text:p text:style-name="P4">What happens when we think about offloading and uploading using the structures that we've seen? We won't go into it today, but we've added this extended perspective to what will be evoked when we hear about active in the future. It's like changing that term with more and more ways to relative.</text:p>
      <text:p text:style-name="P4">1:37:50 It will be interesting to find out. There will be epistemic and pragmatic value in finding out.</text:p>
      <text:p text:style-name="P4">Dean.</text:p>
      <text:p text:style-name="P4"/>
      <text:p text:style-name="P4">1:38:04 Daniel:</text:p>
      <text:p text:style-name="P4">Daniel, because I haven't seen this before. You put it up here today either. Got the book, but I've just read the introduction. Do you think going forward, if we're going to get to a place where we're going to feel comfortable in terms of developing the conditions around which active inference is more easily taken or adopted or given, there's a certain confidence around using that methodology to inform what's on the other side of the yet to be observed. Is there a Monte Carlo aspect of this in terms of just having to play out a few hands and getting comfortable with the fact that that takes a while?</text:p>
      <text:p text:style-name="P4">Is that perhaps why the diacronics piece was introduced and kept right near the end where the remarks are in the sense that we all seem to be time constrained and we want to make sure that we're getting value for our dollar from our ways of doing things.</text:p>
      <text:p text:style-name="P4">1:39:10 But if we're going to look at it from the perspective of distributed cognition in the globe, there is still going to be some ad hoc aspects of this that kind of play out Monte Carlo style. Like if you went to one performance and then you went to the next performance 5 hours later, would you go in with an expectation that you're going to see an exact copy of what you saw before? And does that change the value of being part of that collector or that constituted cognitive niche? Right?</text:p>
      <text:p text:style-name="P4">So maybe one of the things we have to do is ask ourselves if we want people to be able to take this on. The idea of active infants and extended, making it safe for them not to feel as though if they don't come up with the correct answer out of the series of four.</text:p>
      <text:p text:style-name="P4">1:40:16 That's not the only way to measure whether or not you're gaining inferences around how your generative model gives you a chance to maybe decide who the two finalists are in said competition. <text:soft-page-break/>Still six weeks away from now, right? I don't want everything now to become about online gambling. But, I mean, there are actual things that we can find in the niche that are currently there that would give people a better sense of what information they might, may or may not need in order to be able to make open that basal gang or those it because there's a lot of times we know that we should close it. We just should not go forward again.</text:p>
      <text:p text:style-name="P4">Maybe some of these things come back to how much time we're willing to spend on it, and whether we see the investment of time at the front end paying off exponentially at the back end, or whether we just stick with those methods that we are familiar with.</text:p>
      <text:p text:style-name="P4">1:41:24 Because we know at the end of the 13 week cycle, we can say we've now accounted for X amount of a download or an offload or a dump. I wonder if that's part of where we're at.</text:p>
      <text:p text:style-name="P4"/>
      <text:p text:style-name="P4">1:41:47 Daniel:</text:p>
      <text:p text:style-name="P4">Well, this is only a partial alignment, just a yes. And what you said, it's not a direct example or a interaction or anything, but if we think about the tech adoption curve of cars and advanced Modern technology extended back infinitely, it's like it ascendotes back infinitely. When I hear you talking about 13 week quarter educational paradigm, the instructionist paradigm, which may be able to get you from three out of ten on the week one assessment and then we have a strategy that gets this percentage of people to seven out of ten on the week one assessment. In this set of instructions, the teachers get the instructions and they give different instructions to the learners.</text:p>
      <text:p text:style-name="P4">Then you said in contrast, there's putting the time in up front and receiving super line reward and so it's like the long phase where the technology is developing and that's sort of happening in someone's life.</text:p>
      <text:p text:style-name="P4">1:43:04 And then I saw that as connected to the gaming question and so we have a lot of the tools for that. Microgaming getting people to engage in instructionalist activities has been gamified to a fine art and Science and it will become more intense in the coming years. We can expect even if we cognitively say we don't prefer that. So how do we interact?</text:p>
      <text:p text:style-name="P4">Not just instructions in a way where somebody who is spending 1 hour a week on active goes to ten and somebody who's at zero goes to one, but we don't need to take ten to 100 probably most of the time. And how much time should people be spending on active? What should they expect to get out of this? What do people expect from listening to live streams?</text:p>
      <text:p text:style-name="P4">1:44:07 They should comment if they're listening.</text:p>
      <text:p text:style-name="P4">It's a special request. They should component for what they do expect. That would be interesting to know because otherwise it's us acting without that much of a sense back from our environment. And so that puts us more into a figure one paradigm rather than a figure two paradigm. Even if the material is so massively nuanced and interactive itself, there's definitely a lot on the table.</text:p>
      <text:p text:style-name="P4">Hopefully the table is set such that those who are 5.8 hours in to paper number 41 that they're more distributed and motivated by, rather than reflexively looking for that two minute explainer video. Because some of these ideas may occur at a cognitive pace that is slower than that video in its whole and require regimes of attention that are not amenable to being driven in the same way as addictive, repetitive behaviors in other like micro mining educational situations.</text:p>
      <text:p text:style-name="P4"/>
      <text:p text:style-name="P4">1:45:25 Bleu:</text:p>
      <text:p text:style-name="P4">Bleu so there's a whole Science behind the gamification of everything. And I wonder if our ability to do <text:soft-page-break/>that in an educational setting but also in a work setting, I mean, they like, you know, have performance metrics and everything. I mean, we have metrics for posts on Twitter, how many likes do you get?</text:p>
      <text:p text:style-name="P4">How many people like the photo you put on Facebook? We have metrics for everything.</text:p>
      <text:p text:style-name="P4">We gamify things for ourselves but things are external gamified for us. And I wonder if it's successful and it's very successful. I don't know that it's optimizable because I think it leads to other problems. But does the gamification of everything, is that like a replacement of our preferences for just like, winning the game? Ultimately, I would prefer to be happy.</text:p>
      <text:p text:style-name="P4">I would prefer to engage meaningfully with my colleagues and fellow students in the class.</text:p>
      <text:p text:style-name="P4">1:46:31 But instead we are like in this weird, warped gamified way that we have to like, everything conforms to that. Even though it's not aligned with my preferences, I shift. So the preference for taking the game or for finding the game just like takes over your entire model with all of your other preferences, why does that work? Or how, I wonder, can active inference lab that like the active inference of gamification that would be super interesting to just look at.</text:p>
      <text:p text:style-name="P4">Like what happens is that that one preference for just like winning ticking up a notch or gaining more metrics, is that just overrides all of your other preferences or it just hits harder with the dopamine or what's going on there, right.</text:p>
      <text:p text:style-name="P4"/>
      <text:p text:style-name="P4">1:47:18 Daniel:</text:p>
      <text:p text:style-name="P4">Definitely an important area to model and it reminds me of Mark Miller et al's work on yes, podcasts and paper. So people should for sure listen to how it's framed by him and by colleagues. But there are the drives and the preferences on like thirst, like Bleu just enacted or for temperature. And so within each drive there is like a pretty clear preference like to be in a bounded range or like more is better, but then there's a second level process by which one is asking are those optimizations across domains happening better or not as well as I'm expecting?</text:p>
      <text:p text:style-name="P4">Like is this a balanced strategy where I just every time I get to 98% on my phone's battery I'm always charging it but like then all of a sudden I'm neglecting all this other stuff.</text:p>
      <text:p text:style-name="P4">1:48:20 So I'm too attention, for example, to the battery drive to a point of it not being any more adaptive of a policy selection than just waiting. Still, it's at 70% most of the time. But the uncertainty about those times where you do need that 98% battery is what compels people to make bayes optimal precision that may neglect other drives. So being able to model that what's called gamification and then the other piece that make me think about is we don't get to see figure one and figure two.</text:p>
      <text:p text:style-name="P4">We don't know what's on the other side of the blanket if it's mirror or adaptive or what it is. And so it's not like we'll know figure one when we see it and we'll know figure two when we see it and we'll have a super, super clear strategy for when to engage in the figure one way and when to engage in the figure two way.</text:p>
      <text:p text:style-name="P4">1:49:24 It's more like and potentially this is what learning and applying active inference in a personal capacity may look like for some. What does it look like to engage with figure two as your null hypothesis rather than figure one as your null hypothesis? And we'll have closing thoughts with none of you having the ultimate phrase.</text:p>
      <text:p text:style-name="P4">Dean, please.</text:p>
      <text:p text:style-name="P4"/>
      <text:p text:style-name="P4">1:49:47 Daniel:</text:p>
      <text:p text:style-name="P4"><text:soft-page-break/>I think what you're describing, both of you are describing is maybe that service piece as Gamified which isn't necessarily generative games but that's essentially what we're talking about and I'm glad I got it in because I hate the final one.</text:p>
      <text:p text:style-name="P4"/>
      <text:p text:style-name="P4">1:50:05 Daniel:</text:p>
      <text:p text:style-name="P4">Bleu?</text:p>
      <text:p text:style-name="P4"/>
      <text:p text:style-name="P4">1:50:08 Bleu:</text:p>
      <text:p text:style-name="P4">Yeah, thanks. It's interesting uploading, cognitive uploading.</text:p>
      <text:p text:style-name="P4">What amount of uploading has been done by Gamification I wonder? That's a curious thing for me to now think about. I should be thinking about other things but I'm going to think about that. So thanks.</text:p>
      <text:p text:style-name="P4"/>
      <text:p text:style-name="P4">1:50:27 Daniel:</text:p>
      <text:p text:style-name="P4">Stephen wrote in the Chat gamification pushes induction over abduction, favors inductive logic and playing within the rules of the game rather than abductive logic which I hope we'll be able to talk about later.</text:p>
      <text:p text:style-name="P4">So the participation is tied into a reinforcement learning paradigm that limits meaningfulness because it's like if game is about pragmatic value then line more. But if the game includes an epistemic and a pragmatic component, it's already opened up. Now what if it contains an improvisational and participatory element? Because it's not just like we expanded the pragmatic value into your epistem and your pragmatics but their service to another and to the environment. And so maybe that is a good place to end begin with 41 and we'll head into a whole another set of topics as we move forward.</text:p>
      <text:p text:style-name="P4">So Dean and Bleu, thanks a ton, great discussion and great and special times and thanks Steven and everyone else in the chat.</text:p>
      <text:p text:style-name="P4">1:51:35 So peace out fellows.</text:p>
      <text:p text:style-name="P4"/>
      <text:p text:style-name="P4">1:51:37 <text:span text:style-name="T18">Bleu, Dean:</text:span></text:p>
      <text:p text:style-name="P25">Bye! - Thanks, Team!</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06:50:40.437000000</dc:date>
    <meta:editing-duration>PT8H8M27S</meta:editing-duration>
    <meta:editing-cycles>11</meta:editing-cycles>
    <meta:generator>LibreOffice/7.4.1.2$Windows_X86_64 LibreOffice_project/3c58a8f3a960df8bc8fd77b461821e42c061c5f0</meta:generator>
    <meta:document-statistic meta:table-count="3" meta:image-count="0" meta:object-count="0" meta:page-count="88" meta:paragraph-count="1354" meta:word-count="46741" meta:character-count="263837" meta:non-whitespace-character-count="218448"/>
  </office:meta>
</office:document-meta>
</file>